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wardlist_10_06_2021fullplots" table:style-name="ta1">
        <table:shapes>
          <draw:frame draw:z-index="0" draw:style-name="gr1" draw:text-style-name="P1" svg:width="7.7925in" svg:height="3.5429in" svg:x="8.7988in" svg:y="1.0669in">
            <draw:object draw:notify-on-update-of-ranges="rewardlist_10_06_2021fullplots.A2:rewardlist_10_06_2021fullplots.A2 rewardlist_10_06_2021fullplots.A3:rewardlist_10_06_2021fullplots.A1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10-4-2021 End-of-Episode Rewards (50 ep rolling avg), &#10;Peg in Hole w/ Large Chamfer" draw:style-name="gr1" draw:text-style-name="P1" svg:width="6.5992in" svg:height="3.5453in" svg:x="6.8402in" svg:y="5.0819in">
            <draw:object draw:notify-on-update-of-ranges="rewardlist_10_06_2021fullplots.C3:rewardlist_10_06_2021fullplots.C12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wardlist</text:p>
          </table:table-cell>
          <table:table-cell table:number-columns-repeated="5"/>
        </table:table-row>
        <table:table-row table:style-name="ro1">
          <table:table-cell office:value-type="float" office:value="-1.63514897776842" calcext:value-type="float">
            <text:p>-1.63514897776842</text:p>
          </table:table-cell>
          <table:table-cell/>
          <table:table-cell table:formula="of:=AVERAGE([.$A$2:.A3])" office:value-type="float" office:value="-1.63514897776842" calcext:value-type="float">
            <text:p>-1.63514897776842</text:p>
          </table:table-cell>
          <table:table-cell table:number-columns-repeated="3"/>
        </table:table-row>
        <table:table-row table:style-name="ro1">
          <table:table-cell office:value-type="float" office:value="-1.84911920817792" calcext:value-type="float">
            <text:p>-1.84911920817792</text:p>
          </table:table-cell>
          <table:table-cell/>
          <table:table-cell table:formula="of:=AVERAGE([.$A$2:.A4])" office:value-type="float" office:value="-1.74213409297317" calcext:value-type="float">
            <text:p>-1.74213409297317</text:p>
          </table:table-cell>
          <table:table-cell table:number-columns-repeated="3"/>
        </table:table-row>
        <table:table-row table:style-name="ro1">
          <table:table-cell office:value-type="float" office:value="-1.77064284569919" calcext:value-type="float">
            <text:p>-1.77064284569919</text:p>
          </table:table-cell>
          <table:table-cell/>
          <table:table-cell table:formula="of:=AVERAGE([.$A$2:.A5])" office:value-type="float" office:value="-1.75163701054851" calcext:value-type="float">
            <text:p>-1.75163701054851</text:p>
          </table:table-cell>
          <table:table-cell table:number-columns-repeated="3"/>
        </table:table-row>
        <table:table-row table:style-name="ro1">
          <table:table-cell office:value-type="float" office:value="-1.68041919924915" calcext:value-type="float">
            <text:p>-1.68041919924915</text:p>
          </table:table-cell>
          <table:table-cell/>
          <table:table-cell table:formula="of:=AVERAGE([.$A$2:.A6])" office:value-type="float" office:value="-1.73383255772367" calcext:value-type="float">
            <text:p>-1.73383255772367</text:p>
          </table:table-cell>
          <table:table-cell table:number-columns-repeated="3"/>
        </table:table-row>
        <table:table-row table:style-name="ro1">
          <table:table-cell office:value-type="float" office:value="-1.68850924349427" calcext:value-type="float">
            <text:p>-1.68850924349427</text:p>
          </table:table-cell>
          <table:table-cell/>
          <table:table-cell table:formula="of:=AVERAGE([.$A$2:.A7])" office:value-type="float" office:value="-1.72476789487779" calcext:value-type="float">
            <text:p>-1.72476789487779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.81098864140809" calcext:value-type="float">
            <text:p>-1.81098864140809</text:p>
          </table:table-cell>
          <table:table-cell/>
          <table:table-cell table:formula="of:=AVERAGE([.$A$2:.A8])" office:value-type="float" office:value="-1.73913801929951" calcext:value-type="float">
            <text:p>-1.73913801929951</text:p>
          </table:table-cell>
          <table:table-cell table:number-columns-repeated="3"/>
        </table:table-row>
        <table:table-row table:style-name="ro1">
          <table:table-cell office:value-type="float" office:value="-1.76328612671196" calcext:value-type="float">
            <text:p>-1.76328612671196</text:p>
          </table:table-cell>
          <table:table-cell/>
          <table:table-cell table:formula="of:=AVERAGE([.$A$2:.A9])" office:value-type="float" office:value="-1.74258774892986" calcext:value-type="float">
            <text:p>-1.74258774892986</text:p>
          </table:table-cell>
          <table:table-cell table:number-columns-repeated="3"/>
        </table:table-row>
        <table:table-row table:style-name="ro1">
          <table:table-cell office:value-type="float" office:value="-1.65494406645" calcext:value-type="float">
            <text:p>-1.65494406645</text:p>
          </table:table-cell>
          <table:table-cell/>
          <table:table-cell table:formula="of:=AVERAGE([.$A$2:.A10])" office:value-type="float" office:value="-1.73163228861988" calcext:value-type="float">
            <text:p>-1.73163228861988</text:p>
          </table:table-cell>
          <table:table-cell table:number-columns-repeated="3"/>
        </table:table-row>
        <table:table-row table:style-name="ro1">
          <table:table-cell office:value-type="float" office:value="-1.63739588635862" calcext:value-type="float">
            <text:p>-1.63739588635862</text:p>
          </table:table-cell>
          <table:table-cell/>
          <table:table-cell table:formula="of:=AVERAGE([.$A$2:.A11])" office:value-type="float" office:value="-1.72116157725751" calcext:value-type="float">
            <text:p>-1.72116157725751</text:p>
          </table:table-cell>
          <table:table-cell table:number-columns-repeated="3"/>
        </table:table-row>
        <table:table-row table:style-name="ro1">
          <table:table-cell office:value-type="float" office:value="-1.72836224462986" calcext:value-type="float">
            <text:p>-1.72836224462986</text:p>
          </table:table-cell>
          <table:table-cell/>
          <table:table-cell table:formula="of:=AVERAGE([.$A$2:.A12])" office:value-type="float" office:value="-1.72188164399475" calcext:value-type="float">
            <text:p>-1.72188164399475</text:p>
          </table:table-cell>
          <table:table-cell table:number-columns-repeated="3"/>
        </table:table-row>
        <table:table-row table:style-name="ro1">
          <table:table-cell office:value-type="float" office:value="-1.73225414843857" calcext:value-type="float">
            <text:p>-1.73225414843857</text:p>
          </table:table-cell>
          <table:table-cell/>
          <table:table-cell table:formula="of:=AVERAGE([.$A$2:.A13])" office:value-type="float" office:value="-1.72282459894419" calcext:value-type="float">
            <text:p>-1.72282459894419</text:p>
          </table:table-cell>
          <table:table-cell table:number-columns-repeated="3"/>
        </table:table-row>
        <table:table-row table:style-name="ro1">
          <table:table-cell office:value-type="float" office:value="-1.86598568910956" calcext:value-type="float">
            <text:p>-1.86598568910956</text:p>
          </table:table-cell>
          <table:table-cell/>
          <table:table-cell table:formula="of:=AVERAGE([.$A$2:.A14])" office:value-type="float" office:value="-1.7347546897913" calcext:value-type="float">
            <text:p>-1.7347546897913</text:p>
          </table:table-cell>
          <table:table-cell table:number-columns-repeated="3"/>
        </table:table-row>
        <table:table-row table:style-name="ro1">
          <table:table-cell office:value-type="float" office:value="-1.81908455225527" calcext:value-type="float">
            <text:p>-1.81908455225527</text:p>
          </table:table-cell>
          <table:table-cell/>
          <table:table-cell table:formula="of:=AVERAGE([.$A$2:.A15])" office:value-type="float" office:value="-1.74124160228853" calcext:value-type="float">
            <text:p>-1.74124160228853</text:p>
          </table:table-cell>
          <table:table-cell table:number-columns-repeated="3"/>
        </table:table-row>
        <table:table-row table:style-name="ro1">
          <table:table-cell office:value-type="float" office:value="-1.79951474109292" calcext:value-type="float">
            <text:p>-1.79951474109292</text:p>
          </table:table-cell>
          <table:table-cell/>
          <table:table-cell table:formula="of:=AVERAGE([.$A$2:.A16])" office:value-type="float" office:value="-1.74540396934599" calcext:value-type="float">
            <text:p>-1.74540396934599</text:p>
          </table:table-cell>
          <table:table-cell table:number-columns-repeated="3"/>
        </table:table-row>
        <table:table-row table:style-name="ro1">
          <table:table-cell office:value-type="float" office:value="-1.88042926338911" calcext:value-type="float">
            <text:p>-1.88042926338911</text:p>
          </table:table-cell>
          <table:table-cell/>
          <table:table-cell table:formula="of:=AVERAGE([.$A$2:.A17])" office:value-type="float" office:value="-1.75440565561553" calcext:value-type="float">
            <text:p>-1.75440565561553</text:p>
          </table:table-cell>
          <table:table-cell table:number-columns-repeated="3"/>
        </table:table-row>
        <table:table-row table:style-name="ro1">
          <table:table-cell office:value-type="float" office:value="-1.70413317810893" calcext:value-type="float">
            <text:p>-1.70413317810893</text:p>
          </table:table-cell>
          <table:table-cell/>
          <table:table-cell table:formula="of:=AVERAGE([.$A$2:.A18])" office:value-type="float" office:value="-1.75126362577137" calcext:value-type="float">
            <text:p>-1.751263625771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19])" office:value-type="float" office:value="-1.53060105954952" calcext:value-type="float">
            <text:p>-1.53060105954952</text:p>
          </table:table-cell>
          <table:table-cell table:number-columns-repeated="3"/>
        </table:table-row>
        <table:table-row table:style-name="ro1">
          <table:table-cell office:value-type="float" office:value="-1.63759535082877" calcext:value-type="float">
            <text:p>-1.63759535082877</text:p>
          </table:table-cell>
          <table:table-cell/>
          <table:table-cell table:formula="of:=AVERAGE([.$A$2:.A20])" office:value-type="float" office:value="-1.53654518684281" calcext:value-type="float">
            <text:p>-1.53654518684281</text:p>
          </table:table-cell>
          <table:table-cell table:number-columns-repeated="3"/>
        </table:table-row>
        <table:table-row table:style-name="ro1">
          <table:table-cell office:value-type="float" office:value="-1.78045532431007" calcext:value-type="float">
            <text:p>-1.78045532431007</text:p>
          </table:table-cell>
          <table:table-cell/>
          <table:table-cell table:formula="of:=AVERAGE([.$A$2:.A21])" office:value-type="float" office:value="-1.54938256249898" calcext:value-type="float">
            <text:p>-1.54938256249898</text:p>
          </table:table-cell>
          <table:table-cell table:number-columns-repeated="3"/>
        </table:table-row>
        <table:table-row table:style-name="ro1">
          <table:table-cell office:value-type="float" office:value="-1.64717668531835" calcext:value-type="float">
            <text:p>-1.64717668531835</text:p>
          </table:table-cell>
          <table:table-cell/>
          <table:table-cell table:formula="of:=AVERAGE([.$A$2:.A22])" office:value-type="float" office:value="-1.55427226863995" calcext:value-type="float">
            <text:p>-1.55427226863995</text:p>
          </table:table-cell>
          <table:table-cell table:number-columns-repeated="3"/>
        </table:table-row>
        <table:table-row table:style-name="ro1">
          <table:table-cell office:value-type="float" office:value="-1.82424129546881" calcext:value-type="float">
            <text:p>-1.82424129546881</text:p>
          </table:table-cell>
          <table:table-cell/>
          <table:table-cell table:formula="of:=AVERAGE([.$A$2:.A23])" office:value-type="float" office:value="-1.56712793658418" calcext:value-type="float">
            <text:p>-1.56712793658418</text:p>
          </table:table-cell>
          <table:table-cell table:number-columns-repeated="3"/>
        </table:table-row>
        <table:table-row table:style-name="ro1">
          <table:table-cell office:value-type="float" office:value="-1.78789065576494" calcext:value-type="float">
            <text:p>-1.78789065576494</text:p>
          </table:table-cell>
          <table:table-cell/>
          <table:table-cell table:formula="of:=AVERAGE([.$A$2:.A24])" office:value-type="float" office:value="-1.57716260563785" calcext:value-type="float">
            <text:p>-1.57716260563785</text:p>
          </table:table-cell>
          <table:table-cell table:number-columns-repeated="3"/>
        </table:table-row>
        <table:table-row table:style-name="ro1">
          <table:table-cell office:value-type="float" office:value="-1.80963228301108" calcext:value-type="float">
            <text:p>-1.80963228301108</text:p>
          </table:table-cell>
          <table:table-cell/>
          <table:table-cell table:formula="of:=AVERAGE([.$A$2:.A25])" office:value-type="float" office:value="-1.58726998291495" calcext:value-type="float">
            <text:p>-1.58726998291495</text:p>
          </table:table-cell>
          <table:table-cell table:number-columns-repeated="3"/>
        </table:table-row>
        <table:table-row table:style-name="ro1">
          <table:table-cell office:value-type="float" office:value="-1.83660809261799" calcext:value-type="float">
            <text:p>-1.83660809261799</text:p>
          </table:table-cell>
          <table:table-cell/>
          <table:table-cell table:formula="of:=AVERAGE([.$A$2:.A26])" office:value-type="float" office:value="-1.59765907081924" calcext:value-type="float">
            <text:p>-1.59765907081924</text:p>
          </table:table-cell>
          <table:table-cell table:number-columns-repeated="3"/>
        </table:table-row>
        <table:table-row table:style-name="ro1">
          <table:table-cell office:value-type="float" office:value="-1.95024886786342" calcext:value-type="float">
            <text:p>-1.95024886786342</text:p>
          </table:table-cell>
          <table:table-cell/>
          <table:table-cell table:formula="of:=AVERAGE([.$A$2:.A27])" office:value-type="float" office:value="-1.61176266270101" calcext:value-type="float">
            <text:p>-1.61176266270101</text:p>
          </table:table-cell>
          <table:table-cell table:number-columns-repeated="3"/>
        </table:table-row>
        <table:table-row table:style-name="ro1">
          <table:table-cell office:value-type="float" office:value="-1.87053347902894" calcext:value-type="float">
            <text:p>-1.87053347902894</text:p>
          </table:table-cell>
          <table:table-cell/>
          <table:table-cell table:formula="of:=AVERAGE([.$A$2:.A28])" office:value-type="float" office:value="-1.62171538640593" calcext:value-type="float">
            <text:p>-1.62171538640593</text:p>
          </table:table-cell>
          <table:table-cell table:number-columns-repeated="3"/>
        </table:table-row>
        <table:table-row table:style-name="ro1">
          <table:table-cell office:value-type="float" office:value="-1.8769926079005" calcext:value-type="float">
            <text:p>-1.8769926079005</text:p>
          </table:table-cell>
          <table:table-cell/>
          <table:table-cell table:formula="of:=AVERAGE([.$A$2:.A29])" office:value-type="float" office:value="-1.63117009831314" calcext:value-type="float">
            <text:p>-1.63117009831314</text:p>
          </table:table-cell>
          <table:table-cell table:number-columns-repeated="3"/>
        </table:table-row>
        <table:table-row table:style-name="ro1">
          <table:table-cell office:value-type="float" office:value="-1.74539181709886" calcext:value-type="float">
            <text:p>-1.74539181709886</text:p>
          </table:table-cell>
          <table:table-cell/>
          <table:table-cell table:formula="of:=AVERAGE([.$A$2:.A30])" office:value-type="float" office:value="-1.63524944541263" calcext:value-type="float">
            <text:p>-1.63524944541263</text:p>
          </table:table-cell>
          <table:table-cell table:number-columns-repeated="3"/>
        </table:table-row>
        <table:table-row table:style-name="ro1">
          <table:table-cell office:value-type="float" office:value="-1.90023139199316" calcext:value-type="float">
            <text:p>-1.90023139199316</text:p>
          </table:table-cell>
          <table:table-cell/>
          <table:table-cell table:formula="of:=AVERAGE([.$A$2:.A31])" office:value-type="float" office:value="-1.64438675391541" calcext:value-type="float">
            <text:p>-1.644386753915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32])" office:value-type="float" office:value="-1.52290719545156" calcext:value-type="float">
            <text:p>-1.52290719545156</text:p>
          </table:table-cell>
          <table:table-cell table:number-columns-repeated="3"/>
        </table:table-row>
        <table:table-row table:style-name="ro1">
          <table:table-cell office:value-type="float" office:value="-1.83997200224102" calcext:value-type="float">
            <text:p>-1.83997200224102</text:p>
          </table:table-cell>
          <table:table-cell/>
          <table:table-cell table:formula="of:=AVERAGE([.$A$2:.A33])" office:value-type="float" office:value="-1.53313509244477" calcext:value-type="float">
            <text:p>-1.53313509244477</text:p>
          </table:table-cell>
          <table:table-cell table:number-columns-repeated="3"/>
        </table:table-row>
        <table:table-row table:style-name="ro1">
          <table:table-cell office:value-type="float" office:value="-1.73747307763398" calcext:value-type="float">
            <text:p>-1.73747307763398</text:p>
          </table:table-cell>
          <table:table-cell/>
          <table:table-cell table:formula="of:=AVERAGE([.$A$2:.A34])" office:value-type="float" office:value="-1.53952065448193" calcext:value-type="float">
            <text:p>-1.53952065448193</text:p>
          </table:table-cell>
          <table:table-cell table:number-columns-repeated="3"/>
        </table:table-row>
        <table:table-row table:style-name="ro1">
          <table:table-cell office:value-type="float" office:value="-1.86192834712267" calcext:value-type="float">
            <text:p>-1.86192834712267</text:p>
          </table:table-cell>
          <table:table-cell/>
          <table:table-cell table:formula="of:=AVERAGE([.$A$2:.A35])" office:value-type="float" office:value="-1.54929058456195" calcext:value-type="float">
            <text:p>-1.54929058456195</text:p>
          </table:table-cell>
          <table:table-cell table:number-columns-repeated="3"/>
        </table:table-row>
        <table:table-row table:style-name="ro1">
          <table:table-cell office:value-type="float" office:value="-1.9328274063766" calcext:value-type="float">
            <text:p>-1.9328274063766</text:p>
          </table:table-cell>
          <table:table-cell/>
          <table:table-cell table:formula="of:=AVERAGE([.$A$2:.A36])" office:value-type="float" office:value="-1.56057107932121" calcext:value-type="float">
            <text:p>-1.56057107932121</text:p>
          </table:table-cell>
          <table:table-cell table:number-columns-repeated="3"/>
        </table:table-row>
        <table:table-row table:style-name="ro1">
          <table:table-cell office:value-type="float" office:value="-1.65319229907393" calcext:value-type="float">
            <text:p>-1.65319229907393</text:p>
          </table:table-cell>
          <table:table-cell/>
          <table:table-cell table:formula="of:=AVERAGE([.$A$2:.A37])" office:value-type="float" office:value="-1.56321739988557" calcext:value-type="float">
            <text:p>-1.56321739988557</text:p>
          </table:table-cell>
          <table:table-cell table:number-columns-repeated="3"/>
        </table:table-row>
        <table:table-row table:style-name="ro1">
          <table:table-cell office:value-type="float" office:value="-1.69113278793693" calcext:value-type="float">
            <text:p>-1.69113278793693</text:p>
          </table:table-cell>
          <table:table-cell/>
          <table:table-cell table:formula="of:=AVERAGE([.$A$2:.A38])" office:value-type="float" office:value="-1.56677060510922" calcext:value-type="float">
            <text:p>-1.56677060510922</text:p>
          </table:table-cell>
          <table:table-cell table:number-columns-repeated="3"/>
        </table:table-row>
        <table:table-row table:style-name="ro1">
          <table:table-cell office:value-type="float" office:value="-1.91967565787137" calcext:value-type="float">
            <text:p>-1.91967565787137</text:p>
          </table:table-cell>
          <table:table-cell/>
          <table:table-cell table:formula="of:=AVERAGE([.$A$2:.A39])" office:value-type="float" office:value="-1.5763085795082" calcext:value-type="float">
            <text:p>-1.5763085795082</text:p>
          </table:table-cell>
          <table:table-cell table:number-columns-repeated="3"/>
        </table:table-row>
        <table:table-row table:style-name="ro1">
          <table:table-cell office:value-type="float" office:value="-1.67389553775489" calcext:value-type="float">
            <text:p>-1.67389553775489</text:p>
          </table:table-cell>
          <table:table-cell/>
          <table:table-cell table:formula="of:=AVERAGE([.$A$2:.A40])" office:value-type="float" office:value="-1.57887665735679" calcext:value-type="float">
            <text:p>-1.57887665735679</text:p>
          </table:table-cell>
          <table:table-cell table:number-columns-repeated="3"/>
        </table:table-row>
        <table:table-row table:style-name="ro1">
          <table:table-cell office:value-type="float" office:value="-1.54374027770162" calcext:value-type="float">
            <text:p>-1.54374027770162</text:p>
          </table:table-cell>
          <table:table-cell/>
          <table:table-cell table:formula="of:=AVERAGE([.$A$2:.A41])" office:value-type="float" office:value="-1.57797572454512" calcext:value-type="float">
            <text:p>-1.577975724545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42])" office:value-type="float" office:value="-1.48852633143149" calcext:value-type="float">
            <text:p>-1.48852633143149</text:p>
          </table:table-cell>
          <table:table-cell table:number-columns-repeated="3"/>
        </table:table-row>
        <table:table-row table:style-name="ro1">
          <table:table-cell office:value-type="float" office:value="-1.50496438470483" calcext:value-type="float">
            <text:p>-1.50496438470483</text:p>
          </table:table-cell>
          <table:table-cell/>
          <table:table-cell table:formula="of:=AVERAGE([.$A$2:.A43])" office:value-type="float" office:value="-1.48892725956011" calcext:value-type="float">
            <text:p>-1.488927259560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44])" office:value-type="float" office:value="-1.40585756290392" calcext:value-type="float">
            <text:p>-1.40585756290392</text:p>
          </table:table-cell>
          <table:table-cell table:number-columns-repeated="3"/>
        </table:table-row>
        <table:table-row table:style-name="ro1">
          <table:table-cell office:value-type="float" office:value="-1.54516468868256" calcext:value-type="float">
            <text:p>-1.54516468868256</text:p>
          </table:table-cell>
          <table:table-cell/>
          <table:table-cell table:formula="of:=AVERAGE([.$A$2:.A45])" office:value-type="float" office:value="-1.40909726350342" calcext:value-type="float">
            <text:p>-1.40909726350342</text:p>
          </table:table-cell>
          <table:table-cell table:number-columns-repeated="3"/>
        </table:table-row>
        <table:table-row table:style-name="ro1">
          <table:table-cell office:value-type="float" office:value="-1.76372377522588" calcext:value-type="float">
            <text:p>-1.76372377522588</text:p>
          </table:table-cell>
          <table:table-cell/>
          <table:table-cell table:formula="of:=AVERAGE([.$A$2:.A46])" office:value-type="float" office:value="-1.41715695695166" calcext:value-type="float">
            <text:p>-1.4171569569516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47])" office:value-type="float" office:value="-1.34122013568607" calcext:value-type="float">
            <text:p>-1.3412201356860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48])" office:value-type="float" office:value="-1.26858491534507" calcext:value-type="float">
            <text:p>-1.26858491534507</text:p>
          </table:table-cell>
          <table:table-cell table:number-columns-repeated="3"/>
        </table:table-row>
        <table:table-row table:style-name="ro1">
          <table:table-cell office:value-type="float" office:value="-1.57606994835138" calcext:value-type="float">
            <text:p>-1.57606994835138</text:p>
          </table:table-cell>
          <table:table-cell/>
          <table:table-cell table:formula="of:=AVERAGE([.$A$2:.A49])" office:value-type="float" office:value="-1.27512715008988" calcext:value-type="float">
            <text:p>-1.2751271500898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50])" office:value-type="float" office:value="-1.20689533446301" calcext:value-type="float">
            <text:p>-1.20689533446301</text:p>
          </table:table-cell>
          <table:table-cell table:number-columns-repeated="3"/>
        </table:table-row>
        <table:table-row table:style-name="ro1">
          <table:table-cell office:value-type="float" office:value="-1.58397578129172" calcext:value-type="float">
            <text:p>-1.58397578129172</text:p>
          </table:table-cell>
          <table:table-cell/>
          <table:table-cell table:formula="of:=AVERAGE([.A3:.A51])" office:value-type="float" office:value="-1.21459085378604" calcext:value-type="float">
            <text:p>-1.21459085378604</text:p>
          </table:table-cell>
          <table:table-cell table:number-columns-repeated="3"/>
        </table:table-row>
        <table:table-row table:style-name="ro1">
          <table:table-cell office:value-type="float" office:value="-1.62355539877117" calcext:value-type="float">
            <text:p>-1.62355539877117</text:p>
          </table:table-cell>
          <table:table-cell/>
          <table:table-cell table:formula="of:=AVERAGE([.A4:.A52])" office:value-type="float" office:value="-1.21435425013304" calcext:value-type="float">
            <text:p>-1.21435425013304</text:p>
          </table:table-cell>
          <table:table-cell table:number-columns-repeated="3"/>
        </table:table-row>
        <table:table-row table:style-name="ro1">
          <table:table-cell office:value-type="float" office:value="-1.54960218648315" calcext:value-type="float">
            <text:p>-1.54960218648315</text:p>
          </table:table-cell>
          <table:table-cell/>
          <table:table-cell table:formula="of:=AVERAGE([.A5:.A53])" office:value-type="float" office:value="-1.20824165785355" calcext:value-type="float">
            <text:p>-1.20824165785355</text:p>
          </table:table-cell>
          <table:table-cell table:number-columns-repeated="3"/>
        </table:table-row>
        <table:table-row table:style-name="ro1">
          <table:table-cell office:value-type="float" office:value="-1.70964895736873" calcext:value-type="float">
            <text:p>-1.70964895736873</text:p>
          </table:table-cell>
          <table:table-cell/>
          <table:table-cell table:formula="of:=AVERAGE([.A6:.A54])" office:value-type="float" office:value="-1.20699688462232" calcext:value-type="float">
            <text:p>-1.20699688462232</text:p>
          </table:table-cell>
          <table:table-cell table:number-columns-repeated="3"/>
        </table:table-row>
        <table:table-row table:style-name="ro1">
          <table:table-cell office:value-type="float" office:value="-1.54578772182167" calcext:value-type="float">
            <text:p>-1.54578772182167</text:p>
          </table:table-cell>
          <table:table-cell/>
          <table:table-cell table:formula="of:=AVERAGE([.A7:.A55])" office:value-type="float" office:value="-1.20424930345033" calcext:value-type="float">
            <text:p>-1.20424930345033</text:p>
          </table:table-cell>
          <table:table-cell table:number-columns-repeated="3"/>
        </table:table-row>
        <table:table-row table:style-name="ro1">
          <table:table-cell office:value-type="float" office:value="-1.79488364542425" calcext:value-type="float">
            <text:p>-1.79488364542425</text:p>
          </table:table-cell>
          <table:table-cell/>
          <table:table-cell table:formula="of:=AVERAGE([.A8:.A56])" office:value-type="float" office:value="-1.20642020961217" calcext:value-type="float">
            <text:p>-1.20642020961217</text:p>
          </table:table-cell>
          <table:table-cell table:number-columns-repeated="3"/>
        </table:table-row>
        <table:table-row table:style-name="ro1">
          <table:table-cell office:value-type="float" office:value="-1.51384055362642" calcext:value-type="float">
            <text:p>-1.51384055362642</text:p>
          </table:table-cell>
          <table:table-cell/>
          <table:table-cell table:formula="of:=AVERAGE([.A9:.A57])" office:value-type="float" office:value="-1.20035596292274" calcext:value-type="float">
            <text:p>-1.20035596292274</text:p>
          </table:table-cell>
          <table:table-cell table:number-columns-repeated="3"/>
        </table:table-row>
        <table:table-row table:style-name="ro1">
          <table:table-cell office:value-type="float" office:value="-1.58833466662466" calcext:value-type="float">
            <text:p>-1.58833466662466</text:p>
          </table:table-cell>
          <table:table-cell/>
          <table:table-cell table:formula="of:=AVERAGE([.A10:.A58])" office:value-type="float" office:value="-1.19678552496178" calcext:value-type="float">
            <text:p>-1.19678552496178</text:p>
          </table:table-cell>
          <table:table-cell table:number-columns-repeated="3"/>
        </table:table-row>
        <table:table-row table:style-name="ro1">
          <table:table-cell office:value-type="float" office:value="-1.82802056051791" calcext:value-type="float">
            <text:p>-1.82802056051791</text:p>
          </table:table-cell>
          <table:table-cell/>
          <table:table-cell table:formula="of:=AVERAGE([.A11:.A59])" office:value-type="float" office:value="-1.2003176983101" calcext:value-type="float">
            <text:p>-1.2003176983101</text:p>
          </table:table-cell>
          <table:table-cell table:number-columns-repeated="3"/>
        </table:table-row>
        <table:table-row table:style-name="ro1">
          <table:table-cell office:value-type="float" office:value="-1.65049835540652" calcext:value-type="float">
            <text:p>-1.65049835540652</text:p>
          </table:table-cell>
          <table:table-cell/>
          <table:table-cell table:formula="of:=AVERAGE([.A12:.A60])" office:value-type="float" office:value="-1.20058509563761" calcext:value-type="float">
            <text:p>-1.2005850956376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:.A61])" office:value-type="float" office:value="-1.124496070237" calcext:value-type="float">
            <text:p>-1.124496070237</text:p>
          </table:table-cell>
          <table:table-cell table:number-columns-repeated="3"/>
        </table:table-row>
        <table:table-row table:style-name="ro1">
          <table:table-cell office:value-type="float" office:value="-1.55680637381673" calcext:value-type="float">
            <text:p>-1.55680637381673</text:p>
          </table:table-cell>
          <table:table-cell/>
          <table:table-cell table:formula="of:=AVERAGE([.A14:.A62])" office:value-type="float" office:value="-1.12091550340798" calcext:value-type="float">
            <text:p>-1.12091550340798</text:p>
          </table:table-cell>
          <table:table-cell table:number-columns-repeated="3"/>
        </table:table-row>
        <table:table-row table:style-name="ro1">
          <table:table-cell office:value-type="float" office:value="-1.70144392772317" calcext:value-type="float">
            <text:p>-1.70144392772317</text:p>
          </table:table-cell>
          <table:table-cell/>
          <table:table-cell table:formula="of:=AVERAGE([.A15:.A63])" office:value-type="float" office:value="-1.11755750827765" calcext:value-type="float">
            <text:p>-1.11755750827765</text:p>
          </table:table-cell>
          <table:table-cell table:number-columns-repeated="3"/>
        </table:table-row>
        <table:table-row table:style-name="ro1">
          <table:table-cell office:value-type="float" office:value="-1.90171681563556" calcext:value-type="float">
            <text:p>-1.90171681563556</text:p>
          </table:table-cell>
          <table:table-cell/>
          <table:table-cell table:formula="of:=AVERAGE([.A16:.A64])" office:value-type="float" office:value="-1.1192438809997" calcext:value-type="float">
            <text:p>-1.1192438809997</text:p>
          </table:table-cell>
          <table:table-cell table:number-columns-repeated="3"/>
        </table:table-row>
        <table:table-row table:style-name="ro1">
          <table:table-cell office:value-type="float" office:value="-1.72612589592338" calcext:value-type="float">
            <text:p>-1.72612589592338</text:p>
          </table:table-cell>
          <table:table-cell/>
          <table:table-cell table:formula="of:=AVERAGE([.A17:.A65])" office:value-type="float" office:value="-1.11774614946563" calcext:value-type="float">
            <text:p>-1.11774614946563</text:p>
          </table:table-cell>
          <table:table-cell table:number-columns-repeated="3"/>
        </table:table-row>
        <table:table-row table:style-name="ro1">
          <table:table-cell office:value-type="float" office:value="-1.63079243907631" calcext:value-type="float">
            <text:p>-1.63079243907631</text:p>
          </table:table-cell>
          <table:table-cell/>
          <table:table-cell table:formula="of:=AVERAGE([.A18:.A66])" office:value-type="float" office:value="-1.11265152039802" calcext:value-type="float">
            <text:p>-1.11265152039802</text:p>
          </table:table-cell>
          <table:table-cell table:number-columns-repeated="3"/>
        </table:table-row>
        <table:table-row table:style-name="ro1">
          <table:table-cell office:value-type="float" office:value="-1.58589298684597" calcext:value-type="float">
            <text:p>-1.58589298684597</text:p>
          </table:table-cell>
          <table:table-cell/>
          <table:table-cell table:formula="of:=AVERAGE([.A19:.A67])" office:value-type="float" office:value="-1.1102384552702" calcext:value-type="float">
            <text:p>-1.1102384552702</text:p>
          </table:table-cell>
          <table:table-cell table:number-columns-repeated="3"/>
        </table:table-row>
        <table:table-row table:style-name="ro1">
          <table:table-cell office:value-type="float" office:value="-1.84860294719637" calcext:value-type="float">
            <text:p>-1.84860294719637</text:p>
          </table:table-cell>
          <table:table-cell/>
          <table:table-cell table:formula="of:=AVERAGE([.A20:.A68])" office:value-type="float" office:value="-1.18878137255992" calcext:value-type="float">
            <text:p>-1.18878137255992</text:p>
          </table:table-cell>
          <table:table-cell table:number-columns-repeated="3"/>
        </table:table-row>
        <table:table-row table:style-name="ro1">
          <table:table-cell office:value-type="float" office:value="-1.70620643527806" calcext:value-type="float">
            <text:p>-1.70620643527806</text:p>
          </table:table-cell>
          <table:table-cell/>
          <table:table-cell table:formula="of:=AVERAGE([.A21:.A69])" office:value-type="float" office:value="-1.19018159877317" calcext:value-type="float">
            <text:p>-1.19018159877317</text:p>
          </table:table-cell>
          <table:table-cell table:number-columns-repeated="3"/>
        </table:table-row>
        <table:table-row table:style-name="ro1">
          <table:table-cell office:value-type="float" office:value="-1.87201420938969" calcext:value-type="float">
            <text:p>-1.87201420938969</text:p>
          </table:table-cell>
          <table:table-cell/>
          <table:table-cell table:formula="of:=AVERAGE([.A22:.A70])" office:value-type="float" office:value="-1.19205014744827" calcext:value-type="float">
            <text:p>-1.1920501474482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:.A71])" office:value-type="float" office:value="-1.11761797019687" calcext:value-type="float">
            <text:p>-1.11761797019687</text:p>
          </table:table-cell>
          <table:table-cell table:number-columns-repeated="3"/>
        </table:table-row>
        <table:table-row table:style-name="ro1">
          <table:table-cell office:value-type="float" office:value="-1.68493413619697" calcext:value-type="float">
            <text:p>-1.68493413619697</text:p>
          </table:table-cell>
          <table:table-cell/>
          <table:table-cell table:formula="of:=AVERAGE([.A24:.A72])" office:value-type="float" office:value="-1.11477496694643" calcext:value-type="float">
            <text:p>-1.11477496694643</text:p>
          </table:table-cell>
          <table:table-cell table:number-columns-repeated="3"/>
        </table:table-row>
        <table:table-row table:style-name="ro1">
          <table:table-cell office:value-type="float" office:value="-1.64767769313455" calcext:value-type="float">
            <text:p>-1.64767769313455</text:p>
          </table:table-cell>
          <table:table-cell/>
          <table:table-cell table:formula="of:=AVERAGE([.A25:.A73])" office:value-type="float" office:value="-1.11191347791315" calcext:value-type="float">
            <text:p>-1.111913477913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:.A74])" office:value-type="float" office:value="-1.03416588030068" calcext:value-type="float">
            <text:p>-1.03416588030068</text:p>
          </table:table-cell>
          <table:table-cell table:number-columns-repeated="3"/>
        </table:table-row>
        <table:table-row table:style-name="ro1">
          <table:table-cell office:value-type="float" office:value="-1.57582707102597" calcext:value-type="float">
            <text:p>-1.57582707102597</text:p>
          </table:table-cell>
          <table:table-cell/>
          <table:table-cell table:formula="of:=AVERAGE([.A27:.A75])" office:value-type="float" office:value="-1.02884381863554" calcext:value-type="float">
            <text:p>-1.02884381863554</text:p>
          </table:table-cell>
          <table:table-cell table:number-columns-repeated="3"/>
        </table:table-row>
        <table:table-row table:style-name="ro1">
          <table:table-cell office:value-type="float" office:value="-1.64403101329208" calcext:value-type="float">
            <text:p>-1.64403101329208</text:p>
          </table:table-cell>
          <table:table-cell/>
          <table:table-cell table:formula="of:=AVERAGE([.A28:.A76])" office:value-type="float" office:value="-1.0225944746647" calcext:value-type="float">
            <text:p>-1.022594474664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:.A77])" office:value-type="float" office:value="-0.943603995500841" calcext:value-type="float">
            <text:p>-0.943603995500841</text:p>
          </table:table-cell>
          <table:table-cell table:number-columns-repeated="3"/>
        </table:table-row>
        <table:table-row table:style-name="ro1">
          <table:table-cell office:value-type="float" office:value="-1.83634996212721" calcext:value-type="float">
            <text:p>-1.83634996212721</text:p>
          </table:table-cell>
          <table:table-cell/>
          <table:table-cell table:formula="of:=AVERAGE([.A30:.A78])" office:value-type="float" office:value="-0.942774553750365" calcext:value-type="float">
            <text:p>-0.942774553750365</text:p>
          </table:table-cell>
          <table:table-cell table:number-columns-repeated="3"/>
        </table:table-row>
        <table:table-row table:style-name="ro1">
          <table:table-cell office:value-type="float" office:value="-1.80618624095917" calcext:value-type="float">
            <text:p>-1.80618624095917</text:p>
          </table:table-cell>
          <table:table-cell/>
          <table:table-cell table:formula="of:=AVERAGE([.A31:.A79])" office:value-type="float" office:value="-0.944015256278127" calcext:value-type="float">
            <text:p>-0.944015256278127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2:.A80])" office:value-type="float" office:value="-0.946051350319083" calcext:value-type="float">
            <text:p>-0.946051350319083</text:p>
          </table:table-cell>
          <table:table-cell table:number-columns-repeated="3"/>
        </table:table-row>
        <table:table-row table:style-name="ro1">
          <table:table-cell office:value-type="float" office:value="-1.67596762160361" calcext:value-type="float">
            <text:p>-1.67596762160361</text:p>
          </table:table-cell>
          <table:table-cell/>
          <table:table-cell table:formula="of:=AVERAGE([.A33:.A81])" office:value-type="float" office:value="-1.02107109769875" calcext:value-type="float">
            <text:p>-1.02107109769875</text:p>
          </table:table-cell>
          <table:table-cell table:number-columns-repeated="3"/>
        </table:table-row>
        <table:table-row table:style-name="ro1">
          <table:table-cell office:value-type="float" office:value="-1.53721544288695" calcext:value-type="float">
            <text:p>-1.53721544288695</text:p>
          </table:table-cell>
          <table:table-cell/>
          <table:table-cell table:formula="of:=AVERAGE([.A34:.A82])" office:value-type="float" office:value="-1.01489239240581" calcext:value-type="float">
            <text:p>-1.01489239240581</text:p>
          </table:table-cell>
          <table:table-cell table:number-columns-repeated="3"/>
        </table:table-row>
        <table:table-row table:style-name="ro1">
          <table:table-cell office:value-type="float" office:value="-1.58285408697724" calcext:value-type="float">
            <text:p>-1.58285408697724</text:p>
          </table:table-cell>
          <table:table-cell/>
          <table:table-cell table:formula="of:=AVERAGE([.A35:.A83])" office:value-type="float" office:value="-1.01173690280057" calcext:value-type="float">
            <text:p>-1.01173690280057</text:p>
          </table:table-cell>
          <table:table-cell table:number-columns-repeated="3"/>
        </table:table-row>
        <table:table-row table:style-name="ro1">
          <table:table-cell office:value-type="float" office:value="-1.71969727338255" calcext:value-type="float">
            <text:p>-1.71969727338255</text:p>
          </table:table-cell>
          <table:table-cell/>
          <table:table-cell table:formula="of:=AVERAGE([.A36:.A84])" office:value-type="float" office:value="-1.00883422782628" calcext:value-type="float">
            <text:p>-1.008834227826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:.A85])" office:value-type="float" office:value="-0.928572444022676" calcext:value-type="float">
            <text:p>-0.928572444022676</text:p>
          </table:table-cell>
          <table:table-cell table:number-columns-repeated="3"/>
        </table:table-row>
        <table:table-row table:style-name="ro1">
          <table:table-cell office:value-type="float" office:value="-1.56829200733602" calcext:value-type="float">
            <text:p>-1.56829200733602</text:p>
          </table:table-cell>
          <table:table-cell/>
          <table:table-cell table:formula="of:=AVERAGE([.A38:.A86])" office:value-type="float" office:value="-0.926839785007616" calcext:value-type="float">
            <text:p>-0.9268397850076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:.A87])" office:value-type="float" office:value="-0.851510544437475" calcext:value-type="float">
            <text:p>-0.851510544437475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40:.A88])" office:value-type="float" office:value="-0.853149816725815" calcext:value-type="float">
            <text:p>-0.853149816725815</text:p>
          </table:table-cell>
          <table:table-cell table:number-columns-repeated="3"/>
        </table:table-row>
        <table:table-row table:style-name="ro1">
          <table:table-cell office:value-type="float" office:value="-1.68105983219445" calcext:value-type="float">
            <text:p>-1.68105983219445</text:p>
          </table:table-cell>
          <table:table-cell/>
          <table:table-cell table:formula="of:=AVERAGE([.A41:.A89])" office:value-type="float" office:value="-0.853296026816418" calcext:value-type="float">
            <text:p>-0.853296026816418</text:p>
          </table:table-cell>
          <table:table-cell table:number-columns-repeated="3"/>
        </table:table-row>
        <table:table-row table:style-name="ro1">
          <table:table-cell office:value-type="float" office:value="-1.53099097809791" calcext:value-type="float">
            <text:p>-1.53099097809791</text:p>
          </table:table-cell>
          <table:table-cell/>
          <table:table-cell table:formula="of:=AVERAGE([.A42:.A90])" office:value-type="float" office:value="-0.853035837028587" calcext:value-type="float">
            <text:p>-0.853035837028587</text:p>
          </table:table-cell>
          <table:table-cell table:number-columns-repeated="3"/>
        </table:table-row>
        <table:table-row table:style-name="ro1">
          <table:table-cell office:value-type="float" office:value="-1.525000004071" calcext:value-type="float">
            <text:p>-1.525000004071</text:p>
          </table:table-cell>
          <table:table-cell/>
          <table:table-cell table:formula="of:=AVERAGE([.A43:.A91])" office:value-type="float" office:value="-0.924974612621873" calcext:value-type="float">
            <text:p>-0.92497461262187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:.A92])" office:value-type="float" office:value="-0.853444727219733" calcext:value-type="float">
            <text:p>-0.8534447272197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:.A93])" office:value-type="float" office:value="-0.853444727219733" calcext:value-type="float">
            <text:p>-0.8534447272197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:.A94])" office:value-type="float" office:value="-0.781094427450701" calcext:value-type="float">
            <text:p>-0.7810944274507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:.A95])" office:value-type="float" office:value="-0.704283738160378" calcext:value-type="float">
            <text:p>-0.7042837381603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:.A96])" office:value-type="float" office:value="-0.704283738160377" calcext:value-type="float">
            <text:p>-0.7042837381603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:.A97])" office:value-type="float" office:value="-0.704283738160378" calcext:value-type="float">
            <text:p>-0.7042837381603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:.A98])" office:value-type="float" office:value="-0.631302718806268" calcext:value-type="float">
            <text:p>-0.6313027188062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:.A99])" office:value-type="float" office:value="-0.631302718806268" calcext:value-type="float">
            <text:p>-0.6313027188062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:.A100])" office:value-type="float" office:value="-0.558160355922763" calcext:value-type="float">
            <text:p>-0.55816035592276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:.A101])" office:value-type="float" office:value="-0.48421024574376" calcext:value-type="float">
            <text:p>-0.48421024574376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54:.A102])" office:value-type="float" office:value="-0.493402037856348" calcext:value-type="float">
            <text:p>-0.4934020378563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:.A103])" office:value-type="float" office:value="-0.417694916277395" calcext:value-type="float">
            <text:p>-0.4176949162773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:.A104])" office:value-type="float" office:value="-0.34533190154634" calcext:value-type="float">
            <text:p>-0.34533190154634</text:p>
          </table:table-cell>
          <table:table-cell table:number-columns-repeated="3"/>
        </table:table-row>
        <table:table-row table:style-name="ro1">
          <table:table-cell office:value-type="float" office:value="-1.77008434518278" calcext:value-type="float">
            <text:p>-1.77008434518278</text:p>
          </table:table-cell>
          <table:table-cell/>
          <table:table-cell table:formula="of:=AVERAGE([.A57:.A105])" office:value-type="float" office:value="-0.344825793378147" calcext:value-type="float">
            <text:p>-0.34482579337814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8:.A106])" office:value-type="float" office:value="-0.273114761671485" calcext:value-type="float">
            <text:p>-0.27311476167148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9:.A107])" office:value-type="float" office:value="-0.199883441944452" calcext:value-type="float">
            <text:p>-0.199883441944452</text:p>
          </table:table-cell>
          <table:table-cell table:number-columns-repeated="3"/>
        </table:table-row>
        <table:table-row table:style-name="ro1">
          <table:table-cell office:value-type="float" office:value="-1.82614324785769" calcext:value-type="float">
            <text:p>-1.82614324785769</text:p>
          </table:table-cell>
          <table:table-cell/>
          <table:table-cell table:formula="of:=AVERAGE([.A60:.A108])" office:value-type="float" office:value="-0.199845129441182" calcext:value-type="float">
            <text:p>-0.199845129441182</text:p>
          </table:table-cell>
          <table:table-cell table:number-columns-repeated="3"/>
        </table:table-row>
        <table:table-row table:style-name="ro1">
          <table:table-cell office:value-type="float" office:value="-1.5180269608587" calcext:value-type="float">
            <text:p>-1.5180269608587</text:p>
          </table:table-cell>
          <table:table-cell/>
          <table:table-cell table:formula="of:=AVERAGE([.A61:.A109])" office:value-type="float" office:value="-0.197141631593267" calcext:value-type="float">
            <text:p>-0.197141631593267</text:p>
          </table:table-cell>
          <table:table-cell table:number-columns-repeated="3"/>
        </table:table-row>
        <table:table-row table:style-name="ro1">
          <table:table-cell office:value-type="float" office:value="-1.56420063905716" calcext:value-type="float">
            <text:p>-1.56420063905716</text:p>
          </table:table-cell>
          <table:table-cell/>
          <table:table-cell table:formula="of:=AVERAGE([.A62:.A110])" office:value-type="float" office:value="-0.269880420145454" calcext:value-type="float">
            <text:p>-0.26988042014545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3:.A111])" office:value-type="float" office:value="-0.197292534965521" calcext:value-type="float">
            <text:p>-0.197292534965521</text:p>
          </table:table-cell>
          <table:table-cell table:number-columns-repeated="3"/>
        </table:table-row>
        <table:table-row table:style-name="ro1">
          <table:table-cell office:value-type="float" office:value="-1.64160224003792" calcext:value-type="float">
            <text:p>-1.64160224003792</text:p>
          </table:table-cell>
          <table:table-cell/>
          <table:table-cell table:formula="of:=AVERAGE([.A64:.A112])" office:value-type="float" office:value="-0.196071276033169" calcext:value-type="float">
            <text:p>-0.196071276033169</text:p>
          </table:table-cell>
          <table:table-cell table:number-columns-repeated="3"/>
        </table:table-row>
        <table:table-row table:style-name="ro1">
          <table:table-cell office:value-type="float" office:value="-1.52974373849928" calcext:value-type="float">
            <text:p>-1.52974373849928</text:p>
          </table:table-cell>
          <table:table-cell/>
          <table:table-cell table:formula="of:=AVERAGE([.A65:.A113])" office:value-type="float" office:value="-0.188479988744673" calcext:value-type="float">
            <text:p>-0.18847998874467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6:.A114])" office:value-type="float" office:value="-0.112436603113584" calcext:value-type="float">
            <text:p>-0.11243660311358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7:.A115])" office:value-type="float" office:value="-0.0383387982344755" calcext:value-type="float">
            <text:p>-0.03833879823447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8:.A116])" office:value-type="float" office:value="0.0348426912929932" calcext:value-type="float">
            <text:p>0.034842691292993</text:p>
          </table:table-cell>
          <table:table-cell table:number-columns-repeated="3"/>
        </table:table-row>
        <table:table-row table:style-name="ro1">
          <table:table-cell office:value-type="float" office:value="-1.70922186873853" calcext:value-type="float">
            <text:p>-1.70922186873853</text:p>
          </table:table-cell>
          <table:table-cell/>
          <table:table-cell table:formula="of:=AVERAGE([.A69:.A117])" office:value-type="float" office:value="0.0376872030982553" calcext:value-type="float">
            <text:p>0.03768720309825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0:.A118])" office:value-type="float" office:value="0.113324069124338" calcext:value-type="float">
            <text:p>0.113324069124338</text:p>
          </table:table-cell>
          <table:table-cell table:number-columns-repeated="3"/>
        </table:table-row>
        <table:table-row table:style-name="ro1">
          <table:table-cell office:value-type="float" office:value="-1.51062682901621" calcext:value-type="float">
            <text:p>-1.51062682901621</text:p>
          </table:table-cell>
          <table:table-cell/>
          <table:table-cell table:formula="of:=AVERAGE([.A71:.A119])" office:value-type="float" office:value="0.120699321785021" calcext:value-type="float">
            <text:p>0.120699321785021</text:p>
          </table:table-cell>
          <table:table-cell table:number-columns-repeated="3"/>
        </table:table-row>
        <table:table-row table:style-name="ro1">
          <table:table-cell office:value-type="float" office:value="-1.55550281483829" calcext:value-type="float">
            <text:p>-1.55550281483829</text:p>
          </table:table-cell>
          <table:table-cell/>
          <table:table-cell table:formula="of:=AVERAGE([.A72:.A120])" office:value-type="float" office:value="0.0481380398495462" calcext:value-type="float">
            <text:p>0.048138039849546</text:p>
          </table:table-cell>
          <table:table-cell table:number-columns-repeated="3"/>
        </table:table-row>
        <table:table-row table:style-name="ro1">
          <table:table-cell office:value-type="float" office:value="-1.58529694007635" calcext:value-type="float">
            <text:p>-1.58529694007635</text:p>
          </table:table-cell>
          <table:table-cell/>
          <table:table-cell table:formula="of:=AVERAGE([.A73:.A121])" office:value-type="float" office:value="0.0501714520152731" calcext:value-type="float">
            <text:p>0.050171452015273</text:p>
          </table:table-cell>
          <table:table-cell table:number-columns-repeated="3"/>
        </table:table-row>
        <table:table-row table:style-name="ro1">
          <table:table-cell office:value-type="float" office:value="-1.51300045621097" calcext:value-type="float">
            <text:p>-1.51300045621097</text:p>
          </table:table-cell>
          <table:table-cell/>
          <table:table-cell table:formula="of:=AVERAGE([.A74:.A122])" office:value-type="float" office:value="0.0529199670545298" calcext:value-type="float">
            <text:p>0.05291996705453</text:p>
          </table:table-cell>
          <table:table-cell table:number-columns-repeated="3"/>
        </table:table-row>
        <table:table-row table:style-name="ro1">
          <table:table-cell office:value-type="float" office:value="-1.50368546545506" calcext:value-type="float">
            <text:p>-1.50368546545506</text:p>
          </table:table-cell>
          <table:table-cell/>
          <table:table-cell table:formula="of:=AVERAGE([.A75:.A123])" office:value-type="float" office:value="-0.0185838179547571" calcext:value-type="float">
            <text:p>-0.018583817954757</text:p>
          </table:table-cell>
          <table:table-cell table:number-columns-repeated="3"/>
        </table:table-row>
        <table:table-row table:style-name="ro1">
          <table:table-cell office:value-type="float" office:value="-1.59100749052465" calcext:value-type="float">
            <text:p>-1.59100749052465</text:p>
          </table:table-cell>
          <table:table-cell/>
          <table:table-cell table:formula="of:=AVERAGE([.A76:.A124])" office:value-type="float" office:value="-0.018893622434322" calcext:value-type="float">
            <text:p>-0.018893622434322</text:p>
          </table:table-cell>
          <table:table-cell table:number-columns-repeated="3"/>
        </table:table-row>
        <table:table-row table:style-name="ro1">
          <table:table-cell office:value-type="float" office:value="-1.63093323752582" calcext:value-type="float">
            <text:p>-1.63093323752582</text:p>
          </table:table-cell>
          <table:table-cell/>
          <table:table-cell table:formula="of:=AVERAGE([.A77:.A125])" office:value-type="float" office:value="-0.0186263208880718" calcext:value-type="float">
            <text:p>-0.018626320888072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78:.A126])" office:value-type="float" office:value="-0.100258973949296" calcext:value-type="float">
            <text:p>-0.100258973949296</text:p>
          </table:table-cell>
          <table:table-cell table:number-columns-repeated="3"/>
        </table:table-row>
        <table:table-row table:style-name="ro1">
          <table:table-cell office:value-type="float" office:value="-1.53491221491695" calcext:value-type="float">
            <text:p>-1.53491221491695</text:p>
          </table:table-cell>
          <table:table-cell/>
          <table:table-cell table:formula="of:=AVERAGE([.A79:.A127])" office:value-type="float" office:value="-0.0941071831899033" calcext:value-type="float">
            <text:p>-0.094107183189903</text:p>
          </table:table-cell>
          <table:table-cell table:number-columns-repeated="3"/>
        </table:table-row>
        <table:table-row table:style-name="ro1">
          <table:table-cell office:value-type="float" office:value="-1.64319678247869" calcext:value-type="float">
            <text:p>-1.64319678247869</text:p>
          </table:table-cell>
          <table:table-cell/>
          <table:table-cell table:formula="of:=AVERAGE([.A80:.A128])" office:value-type="float" office:value="-0.0907808677107099" calcext:value-type="float">
            <text:p>-0.09078086771071</text:p>
          </table:table-cell>
          <table:table-cell table:number-columns-repeated="3"/>
        </table:table-row>
        <table:table-row table:style-name="ro1">
          <table:table-cell office:value-type="float" office:value="-1.60097132746875" calcext:value-type="float">
            <text:p>-1.60097132746875</text:p>
          </table:table-cell>
          <table:table-cell/>
          <table:table-cell table:formula="of:=AVERAGE([.A81:.A129])" office:value-type="float" office:value="-0.0826374254141537" calcext:value-type="float">
            <text:p>-0.08263742541415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2:.A130])" office:value-type="float" office:value="-0.00761767803448821" calcext:value-type="float">
            <text:p>-0.007617678034488</text:p>
          </table:table-cell>
          <table:table-cell table:number-columns-repeated="3"/>
        </table:table-row>
        <table:table-row table:style-name="ro1">
          <table:table-cell office:value-type="float" office:value="-1.59199073303044" calcext:value-type="float">
            <text:p>-1.59199073303044</text:p>
          </table:table-cell>
          <table:table-cell/>
          <table:table-cell table:formula="of:=AVERAGE([.A83:.A131])" office:value-type="float" office:value="-0.00873554109864102" calcext:value-type="float">
            <text:p>-0.0087355410986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4:.A132])" office:value-type="float" office:value="0.0643839300641598" calcext:value-type="float">
            <text:p>0.06438393006416</text:p>
          </table:table-cell>
          <table:table-cell table:number-columns-repeated="3"/>
        </table:table-row>
        <table:table-row table:style-name="ro1">
          <table:table-cell office:value-type="float" office:value="-1.59383988600075" calcext:value-type="float">
            <text:p>-1.59383988600075</text:p>
          </table:table-cell>
          <table:table-cell/>
          <table:table-cell table:formula="of:=AVERAGE([.A85:.A133])" office:value-type="float" office:value="0.0669524481739925" calcext:value-type="float">
            <text:p>0.0669524481739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6:.A134])" office:value-type="float" office:value="0.0669524481739924" calcext:value-type="float">
            <text:p>0.06695244817399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7:.A135])" office:value-type="float" office:value="0.139774734037993" calcext:value-type="float">
            <text:p>0.139774734037993</text:p>
          </table:table-cell>
          <table:table-cell table:number-columns-repeated="3"/>
        </table:table-row>
        <table:table-row table:style-name="ro1">
          <table:table-cell office:value-type="float" office:value="-1.55671133486331" calcext:value-type="float">
            <text:p>-1.55671133486331</text:p>
          </table:table-cell>
          <table:table-cell/>
          <table:table-cell table:formula="of:=AVERAGE([.A88:.A136])" office:value-type="float" office:value="0.0671887884285375" calcext:value-type="float">
            <text:p>0.0671887884285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9:.A137])" office:value-type="float" office:value="0.148821441489762" calcext:value-type="float">
            <text:p>0.14882144148976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0:.A138])" office:value-type="float" office:value="0.223945111534547" calcext:value-type="float">
            <text:p>0.223945111534547</text:p>
          </table:table-cell>
          <table:table-cell table:number-columns-repeated="3"/>
        </table:table-row>
        <table:table-row table:style-name="ro1">
          <table:table-cell office:value-type="float" office:value="-1.53519029185474" calcext:value-type="float">
            <text:p>-1.53519029185474</text:p>
          </table:table-cell>
          <table:table-cell/>
          <table:table-cell table:formula="of:=AVERAGE([.A91:.A139])" office:value-type="float" office:value="0.223859411253795" calcext:value-type="float">
            <text:p>0.2238594112537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2:.A140])" office:value-type="float" office:value="0.295798186847081" calcext:value-type="float">
            <text:p>0.2957981868470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3:.A141])" office:value-type="float" office:value="0.295798186847081" calcext:value-type="float">
            <text:p>0.295798186847081</text:p>
          </table:table-cell>
          <table:table-cell table:number-columns-repeated="3"/>
        </table:table-row>
        <table:table-row table:style-name="ro1">
          <table:table-cell office:value-type="float" office:value="-1.62834137273431" calcext:value-type="float">
            <text:p>-1.62834137273431</text:p>
          </table:table-cell>
          <table:table-cell/>
          <table:table-cell table:formula="of:=AVERAGE([.A94:.A142])" office:value-type="float" office:value="0.221750403730054" calcext:value-type="float">
            <text:p>0.22175040373005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5:.A143])" office:value-type="float" office:value="0.221750403730054" calcext:value-type="float">
            <text:p>0.22175040373005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6:.A144])" office:value-type="float" office:value="0.221750403730054" calcext:value-type="float">
            <text:p>0.22175040373005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7:.A145])" office:value-type="float" office:value="0.221750403730054" calcext:value-type="float">
            <text:p>0.22175040373005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8:.A146])" office:value-type="float" office:value="0.221750403730054" calcext:value-type="float">
            <text:p>0.221750403730054</text:p>
          </table:table-cell>
          <table:table-cell table:number-columns-repeated="3"/>
        </table:table-row>
        <table:table-row table:style-name="ro1">
          <table:table-cell office:value-type="float" office:value="-1.49115323012769" calcext:value-type="float">
            <text:p>-1.49115323012769</text:p>
          </table:table-cell>
          <table:table-cell/>
          <table:table-cell table:formula="of:=AVERAGE([.A99:.A147])" office:value-type="float" office:value="0.150502378625407" calcext:value-type="float">
            <text:p>0.15050237862540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0:.A148])" office:value-type="float" office:value="0.150502378625407" calcext:value-type="float">
            <text:p>0.15050237862540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1:.A149])" office:value-type="float" office:value="0.150502378625407" calcext:value-type="float">
            <text:p>0.15050237862540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2:.A150])" office:value-type="float" office:value="0.150502378625407" calcext:value-type="float">
            <text:p>0.15050237862540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3:.A151])" office:value-type="float" office:value="0.232135031686632" calcext:value-type="float">
            <text:p>0.2321350316866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4:.A152])" office:value-type="float" office:value="0.232135031686632" calcext:value-type="float">
            <text:p>0.2321350316866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5:.A153])" office:value-type="float" office:value="0.232135031686632" calcext:value-type="float">
            <text:p>0.2321350316866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6:.A154])" office:value-type="float" office:value="0.309075528527097" calcext:value-type="float">
            <text:p>0.309075528527097</text:p>
          </table:table-cell>
          <table:table-cell table:number-columns-repeated="3"/>
        </table:table-row>
        <table:table-row table:style-name="ro1">
          <table:table-cell office:value-type="float" office:value="-1.61429203411341" calcext:value-type="float">
            <text:p>-1.61429203411341</text:p>
          </table:table-cell>
          <table:table-cell/>
          <table:table-cell table:formula="of:=AVERAGE([.A107:.A155])" office:value-type="float" office:value="0.235314466606415" calcext:value-type="float">
            <text:p>0.235314466606415</text:p>
          </table:table-cell>
          <table:table-cell table:number-columns-repeated="3"/>
        </table:table-row>
        <table:table-row table:style-name="ro1">
          <table:table-cell office:value-type="float" office:value="-1.51415383017659" calcext:value-type="float">
            <text:p>-1.51415383017659</text:p>
          </table:table-cell>
          <table:table-cell/>
          <table:table-cell table:formula="of:=AVERAGE([.A108:.A156])" office:value-type="float" office:value="0.16359704150077" calcext:value-type="float">
            <text:p>0.16359704150077</text:p>
          </table:table-cell>
          <table:table-cell table:number-columns-repeated="3"/>
        </table:table-row>
        <table:table-row table:style-name="ro1">
          <table:table-cell office:value-type="float" office:value="-1.51857842145264" calcext:value-type="float">
            <text:p>-1.51857842145264</text:p>
          </table:table-cell>
          <table:table-cell/>
          <table:table-cell table:formula="of:=AVERAGE([.A109:.A157])" office:value-type="float" office:value="0.16987387469271" calcext:value-type="float">
            <text:p>0.169873874692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0:.A158])" office:value-type="float" office:value="0.241670343281663" calcext:value-type="float">
            <text:p>0.24167034328166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1:.A159])" office:value-type="float" office:value="0.31440913183385" calcext:value-type="float">
            <text:p>0.3144091318338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2:.A160])" office:value-type="float" office:value="0.31440913183385" calcext:value-type="float">
            <text:p>0.3144091318338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3:.A161])" office:value-type="float" office:value="0.388727544895848" calcext:value-type="float">
            <text:p>0.3887275448958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4:.A162])" office:value-type="float" office:value="0.460763131395834" calcext:value-type="float">
            <text:p>0.46076313139583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5:.A163])" office:value-type="float" office:value="0.460763131395834" calcext:value-type="float">
            <text:p>0.46076313139583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6:.A164])" office:value-type="float" office:value="0.460763131395834" calcext:value-type="float">
            <text:p>0.46076313139583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7:.A165])" office:value-type="float" office:value="0.460763131395834" calcext:value-type="float">
            <text:p>0.460763131395834</text:p>
          </table:table-cell>
          <table:table-cell table:number-columns-repeated="3"/>
        </table:table-row>
        <table:table-row table:style-name="ro1">
          <table:table-cell office:value-type="float" office:value="-1.67947819627821" calcext:value-type="float">
            <text:p>-1.67947819627821</text:p>
          </table:table-cell>
          <table:table-cell/>
          <table:table-cell table:formula="of:=AVERAGE([.A118:.A166])" office:value-type="float" office:value="0.461370145119514" calcext:value-type="float">
            <text:p>0.4613701451195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9:.A167])" office:value-type="float" office:value="0.461370145119514" calcext:value-type="float">
            <text:p>0.4613701451195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0:.A168])" office:value-type="float" office:value="0.53301559060964" calcext:value-type="float">
            <text:p>0.5330155906096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1:.A169])" office:value-type="float" office:value="0.605576872545116" calcext:value-type="float">
            <text:p>0.605576872545116</text:p>
          </table:table-cell>
          <table:table-cell table:number-columns-repeated="3"/>
        </table:table-row>
        <table:table-row table:style-name="ro1">
          <table:table-cell office:value-type="float" office:value="-1.66653764544725" calcext:value-type="float">
            <text:p>-1.66653764544725</text:p>
          </table:table-cell>
          <table:table-cell/>
          <table:table-cell table:formula="of:=AVERAGE([.A122:.A170])" office:value-type="float" office:value="0.603918898966118" calcext:value-type="float">
            <text:p>0.603918898966118</text:p>
          </table:table-cell>
          <table:table-cell table:number-columns-repeated="3"/>
        </table:table-row>
        <table:table-row table:style-name="ro1">
          <table:table-cell office:value-type="float" office:value="-1.66275838039815" calcext:value-type="float">
            <text:p>-1.66275838039815</text:p>
          </table:table-cell>
          <table:table-cell/>
          <table:table-cell table:formula="of:=AVERAGE([.A123:.A171])" office:value-type="float" office:value="0.600862614799032" calcext:value-type="float">
            <text:p>0.600862614799032</text:p>
          </table:table-cell>
          <table:table-cell table:number-columns-repeated="3"/>
        </table:table-row>
        <table:table-row table:style-name="ro1">
          <table:table-cell office:value-type="float" office:value="-1.62884590051174" calcext:value-type="float">
            <text:p>-1.62884590051174</text:p>
          </table:table-cell>
          <table:table-cell/>
          <table:table-cell table:formula="of:=AVERAGE([.A124:.A172])" office:value-type="float" office:value="0.598308320206039" calcext:value-type="float">
            <text:p>0.598308320206039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125:.A173])" office:value-type="float" office:value="0.589961534298379" calcext:value-type="float">
            <text:p>0.58996153429837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6:.A174])" office:value-type="float" office:value="0.664062212615232" calcext:value-type="float">
            <text:p>0.6640622126152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7:.A175])" office:value-type="float" office:value="0.745694865676457" calcext:value-type="float">
            <text:p>0.7456948656764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8:.A176])" office:value-type="float" office:value="0.817835931287007" calcext:value-type="float">
            <text:p>0.81783593128700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9:.A177])" office:value-type="float" office:value="0.89218688603147" calcext:value-type="float">
            <text:p>0.8921868860314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0:.A178])" office:value-type="float" office:value="0.965676096796138" calcext:value-type="float">
            <text:p>0.9656760967961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1:.A179])" office:value-type="float" office:value="0.965676096796138" calcext:value-type="float">
            <text:p>0.9656760967961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2:.A180])" office:value-type="float" office:value="1.03898203012329" calcext:value-type="float">
            <text:p>1.038982030123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3:.A181])" office:value-type="float" office:value="1.03898203012329" calcext:value-type="float">
            <text:p>1.038982030123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4:.A182])" office:value-type="float" office:value="1.11232570126616" calcext:value-type="float">
            <text:p>1.11232570126616</text:p>
          </table:table-cell>
          <table:table-cell table:number-columns-repeated="3"/>
        </table:table-row>
        <table:table-row table:style-name="ro1">
          <table:table-cell office:value-type="float" office:value="-1.65952353602052" calcext:value-type="float">
            <text:p>-1.65952353602052</text:p>
          </table:table-cell>
          <table:table-cell/>
          <table:table-cell table:formula="of:=AVERAGE([.A135:.A183])" office:value-type="float" office:value="1.03764154746983" calcext:value-type="float">
            <text:p>1.0376415474698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6:.A184])" office:value-type="float" office:value="1.03764154746983" calcext:value-type="float">
            <text:p>1.0376415474698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7:.A185])" office:value-type="float" office:value="1.11022749307928" calcext:value-type="float">
            <text:p>1.110227493079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8:.A186])" office:value-type="float" office:value="1.11022749307928" calcext:value-type="float">
            <text:p>1.11022749307928</text:p>
          </table:table-cell>
          <table:table-cell table:number-columns-repeated="3"/>
        </table:table-row>
        <table:table-row table:style-name="ro1">
          <table:table-cell office:value-type="float" office:value="-1.55422154894769" calcext:value-type="float">
            <text:p>-1.55422154894769</text:p>
          </table:table-cell>
          <table:table-cell/>
          <table:table-cell table:formula="of:=AVERAGE([.A139:.A187])" office:value-type="float" office:value="1.03769235942729" calcext:value-type="float">
            <text:p>1.037692359427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0:.A188])" office:value-type="float" office:value="1.10983910007738" calcext:value-type="float">
            <text:p>1.109839100077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1:.A189])" office:value-type="float" office:value="1.10983910007738" calcext:value-type="float">
            <text:p>1.109839100077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2:.A190])" office:value-type="float" office:value="1.10983910007738" calcext:value-type="float">
            <text:p>1.109839100077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3:.A191])" office:value-type="float" office:value="1.18388688319441" calcext:value-type="float">
            <text:p>1.183886883194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4:.A192])" office:value-type="float" office:value="1.18388688319441" calcext:value-type="float">
            <text:p>1.183886883194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5:.A193])" office:value-type="float" office:value="1.18388688319441" calcext:value-type="float">
            <text:p>1.183886883194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6:.A194])" office:value-type="float" office:value="1.18388688319441" calcext:value-type="float">
            <text:p>1.18388688319441</text:p>
          </table:table-cell>
          <table:table-cell table:number-columns-repeated="3"/>
        </table:table-row>
        <table:table-row table:style-name="ro1">
          <table:table-cell office:value-type="float" office:value="-1.55877285882831" calcext:value-type="float">
            <text:p>-1.55877285882831</text:p>
          </table:table-cell>
          <table:table-cell/>
          <table:table-cell table:formula="of:=AVERAGE([.A147:.A195])" office:value-type="float" office:value="1.1112588656673" calcext:value-type="float">
            <text:p>1.1112588656673</text:p>
          </table:table-cell>
          <table:table-cell table:number-columns-repeated="3"/>
        </table:table-row>
        <table:table-row table:style-name="ro1">
          <table:table-cell office:value-type="float" office:value="-1.72568355412781" calcext:value-type="float">
            <text:p>-1.72568355412781</text:p>
          </table:table-cell>
          <table:table-cell/>
          <table:table-cell table:formula="of:=AVERAGE([.A148:.A196])" office:value-type="float" office:value="1.10647253252444" calcext:value-type="float">
            <text:p>1.106472532524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9:.A197])" office:value-type="float" office:value="1.10647253252444" calcext:value-type="float">
            <text:p>1.106472532524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0:.A198])" office:value-type="float" office:value="1.10647253252444" calcext:value-type="float">
            <text:p>1.10647253252444</text:p>
          </table:table-cell>
          <table:table-cell table:number-columns-repeated="3"/>
        </table:table-row>
        <table:table-row table:style-name="ro1">
          <table:table-cell office:value-type="float" office:value="-1.51889756460488" calcext:value-type="float">
            <text:p>-1.51889756460488</text:p>
          </table:table-cell>
          <table:table-cell/>
          <table:table-cell table:formula="of:=AVERAGE([.A151:.A199])" office:value-type="float" office:value="1.0346582965121" calcext:value-type="float">
            <text:p>1.0346582965121</text:p>
          </table:table-cell>
          <table:table-cell table:number-columns-repeated="3"/>
        </table:table-row>
        <table:table-row table:style-name="ro1">
          <table:table-cell office:value-type="float" office:value="-1.82573962563574" calcext:value-type="float">
            <text:p>-1.82573962563574</text:p>
          </table:table-cell>
          <table:table-cell/>
          <table:table-cell table:formula="of:=AVERAGE([.A152:.A200])" office:value-type="float" office:value="0.956581977621573" calcext:value-type="float">
            <text:p>0.95658197762157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3:.A201])" office:value-type="float" office:value="0.956581977621573" calcext:value-type="float">
            <text:p>0.956581977621573</text:p>
          </table:table-cell>
          <table:table-cell table:number-columns-repeated="3"/>
        </table:table-row>
        <table:table-row table:style-name="ro1">
          <table:table-cell office:value-type="float" office:value="-1.55916592116654" calcext:value-type="float">
            <text:p>-1.55916592116654</text:p>
          </table:table-cell>
          <table:table-cell/>
          <table:table-cell table:formula="of:=AVERAGE([.A154:.A202])" office:value-type="float" office:value="0.883945938414092" calcext:value-type="float">
            <text:p>0.883945938414092</text:p>
          </table:table-cell>
          <table:table-cell table:number-columns-repeated="3"/>
        </table:table-row>
        <table:table-row table:style-name="ro1">
          <table:table-cell office:value-type="float" office:value="-1.53400993151963" calcext:value-type="float">
            <text:p>-1.53400993151963</text:p>
          </table:table-cell>
          <table:table-cell/>
          <table:table-cell table:formula="of:=AVERAGE([.A155:.A203])" office:value-type="float" office:value="0.811823286750426" calcext:value-type="float">
            <text:p>0.811823286750426</text:p>
          </table:table-cell>
          <table:table-cell table:number-columns-repeated="3"/>
        </table:table-row>
        <table:table-row table:style-name="ro1">
          <table:table-cell office:value-type="float" office:value="-1.58954201332927" calcext:value-type="float">
            <text:p>-1.58954201332927</text:p>
          </table:table-cell>
          <table:table-cell/>
          <table:table-cell table:formula="of:=AVERAGE([.A156:.A204])" office:value-type="float" office:value="0.812328389215409" calcext:value-type="float">
            <text:p>0.812328389215409</text:p>
          </table:table-cell>
          <table:table-cell table:number-columns-repeated="3"/>
        </table:table-row>
        <table:table-row table:style-name="ro1">
          <table:table-cell office:value-type="float" office:value="-1.52361900594532" calcext:value-type="float">
            <text:p>-1.52361900594532</text:p>
          </table:table-cell>
          <table:table-cell/>
          <table:table-cell table:formula="of:=AVERAGE([.A157:.A205])" office:value-type="float" office:value="0.812135222362986" calcext:value-type="float">
            <text:p>0.812135222362986</text:p>
          </table:table-cell>
          <table:table-cell table:number-columns-repeated="3"/>
        </table:table-row>
        <table:table-row table:style-name="ro1">
          <table:table-cell office:value-type="float" office:value="-1.50076272430718" calcext:value-type="float">
            <text:p>-1.50076272430718</text:p>
          </table:table-cell>
          <table:table-cell/>
          <table:table-cell table:formula="of:=AVERAGE([.A158:.A206])" office:value-type="float" office:value="0.812498808019016" calcext:value-type="float">
            <text:p>0.8124988080190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9:.A207])" office:value-type="float" office:value="0.812498808019015" calcext:value-type="float">
            <text:p>0.8124988080190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0:.A208])" office:value-type="float" office:value="0.812498808019015" calcext:value-type="float">
            <text:p>0.8124988080190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1:.A209])" office:value-type="float" office:value="0.812498808019015" calcext:value-type="float">
            <text:p>0.812498808019015</text:p>
          </table:table-cell>
          <table:table-cell table:number-columns-repeated="3"/>
        </table:table-row>
        <table:table-row table:style-name="ro1">
          <table:table-cell office:value-type="float" office:value="-1.75362969971597" calcext:value-type="float">
            <text:p>-1.75362969971597</text:p>
          </table:table-cell>
          <table:table-cell/>
          <table:table-cell table:formula="of:=AVERAGE([.A162:.A210])" office:value-type="float" office:value="0.73589412026971" calcext:value-type="float">
            <text:p>0.73589412026971</text:p>
          </table:table-cell>
          <table:table-cell table:number-columns-repeated="3"/>
        </table:table-row>
        <table:table-row table:style-name="ro1">
          <table:table-cell office:value-type="float" office:value="-1.5281198630482" calcext:value-type="float">
            <text:p>-1.5281198630482</text:p>
          </table:table-cell>
          <table:table-cell/>
          <table:table-cell table:formula="of:=AVERAGE([.A163:.A211])" office:value-type="float" office:value="0.663891674085053" calcext:value-type="float">
            <text:p>0.6638916740850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4:.A212])" office:value-type="float" office:value="0.663891674085053" calcext:value-type="float">
            <text:p>0.663891674085053</text:p>
          </table:table-cell>
          <table:table-cell table:number-columns-repeated="3"/>
        </table:table-row>
        <table:table-row table:style-name="ro1">
          <table:table-cell office:value-type="float" office:value="-1.52434411796033" calcext:value-type="float">
            <text:p>-1.52434411796033</text:p>
          </table:table-cell>
          <table:table-cell/>
          <table:table-cell table:formula="of:=AVERAGE([.A165:.A213])" office:value-type="float" office:value="0.591966283922597" calcext:value-type="float">
            <text:p>0.591966283922597</text:p>
          </table:table-cell>
          <table:table-cell table:number-columns-repeated="3"/>
        </table:table-row>
        <table:table-row table:style-name="ro1">
          <table:table-cell office:value-type="float" office:value="-1.54593438687325" calcext:value-type="float">
            <text:p>-1.54593438687325</text:p>
          </table:table-cell>
          <table:table-cell/>
          <table:table-cell table:formula="of:=AVERAGE([.A166:.A214])" office:value-type="float" office:value="0.519600276027225" calcext:value-type="float">
            <text:p>0.519600276027225</text:p>
          </table:table-cell>
          <table:table-cell table:number-columns-repeated="3"/>
        </table:table-row>
        <table:table-row table:style-name="ro1">
          <table:table-cell office:value-type="float" office:value="-1.54114958623052" calcext:value-type="float">
            <text:p>-1.54114958623052</text:p>
          </table:table-cell>
          <table:table-cell/>
          <table:table-cell table:formula="of:=AVERAGE([.A167:.A215])" office:value-type="float" office:value="0.522423308885341" calcext:value-type="float">
            <text:p>0.522423308885341</text:p>
          </table:table-cell>
          <table:table-cell table:number-columns-repeated="3"/>
        </table:table-row>
        <table:table-row table:style-name="ro1">
          <table:table-cell office:value-type="float" office:value="-1.57315190048516" calcext:value-type="float">
            <text:p>-1.57315190048516</text:p>
          </table:table-cell>
          <table:table-cell/>
          <table:table-cell table:formula="of:=AVERAGE([.A168:.A216])" office:value-type="float" office:value="0.449501841528501" calcext:value-type="float">
            <text:p>0.449501841528501</text:p>
          </table:table-cell>
          <table:table-cell table:number-columns-repeated="3"/>
        </table:table-row>
        <table:table-row table:style-name="ro1">
          <table:table-cell office:value-type="float" office:value="-1.53674024811983" calcext:value-type="float">
            <text:p>-1.53674024811983</text:p>
          </table:table-cell>
          <table:table-cell/>
          <table:table-cell table:formula="of:=AVERAGE([.A169:.A217])" office:value-type="float" office:value="0.377323469117892" calcext:value-type="float">
            <text:p>0.37732346911789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0:.A218])" office:value-type="float" office:value="0.377323469117892" calcext:value-type="float">
            <text:p>0.37732346911789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1:.A219])" office:value-type="float" office:value="0.452150768004571" calcext:value-type="float">
            <text:p>0.4521507680045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2:.A220])" office:value-type="float" office:value="0.526900939033104" calcext:value-type="float">
            <text:p>0.52690093903310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3:.A221])" office:value-type="float" office:value="0.600959018635385" calcext:value-type="float">
            <text:p>0.600959018635385</text:p>
          </table:table-cell>
          <table:table-cell table:number-columns-repeated="3"/>
        </table:table-row>
        <table:table-row table:style-name="ro1">
          <table:table-cell office:value-type="float" office:value="-1.67266237800121" calcext:value-type="float">
            <text:p>-1.67266237800121</text:p>
          </table:table-cell>
          <table:table-cell/>
          <table:table-cell table:formula="of:=AVERAGE([.A174:.A222])" office:value-type="float" office:value="0.607639378268013" calcext:value-type="float">
            <text:p>0.6076393782680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5:.A223])" office:value-type="float" office:value="0.607639378268013" calcext:value-type="float">
            <text:p>0.607639378268013</text:p>
          </table:table-cell>
          <table:table-cell table:number-columns-repeated="3"/>
        </table:table-row>
        <table:table-row table:style-name="ro1">
          <table:table-cell office:value-type="float" office:value="-1.55970682187676" calcext:value-type="float">
            <text:p>-1.55970682187676</text:p>
          </table:table-cell>
          <table:table-cell/>
          <table:table-cell table:formula="of:=AVERAGE([.A176:.A224])" office:value-type="float" office:value="0.534992300270528" calcext:value-type="float">
            <text:p>0.534992300270528</text:p>
          </table:table-cell>
          <table:table-cell table:number-columns-repeated="3"/>
        </table:table-row>
        <table:table-row table:style-name="ro1">
          <table:table-cell office:value-type="float" office:value="-1.53305250206292" calcext:value-type="float">
            <text:p>-1.53305250206292</text:p>
          </table:table-cell>
          <table:table-cell/>
          <table:table-cell table:formula="of:=AVERAGE([.A177:.A225])" office:value-type="float" office:value="0.46288918798353" calcext:value-type="float">
            <text:p>0.46288918798353</text:p>
          </table:table-cell>
          <table:table-cell table:number-columns-repeated="3"/>
        </table:table-row>
        <table:table-row table:style-name="ro1">
          <table:table-cell office:value-type="float" office:value="-1.57871930584311" calcext:value-type="float">
            <text:p>-1.57871930584311</text:p>
          </table:table-cell>
          <table:table-cell/>
          <table:table-cell table:formula="of:=AVERAGE([.A178:.A226])" office:value-type="float" office:value="0.389854100109181" calcext:value-type="float">
            <text:p>0.3898541001091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9:.A227])" office:value-type="float" office:value="0.389854100109181" calcext:value-type="float">
            <text:p>0.3898541001091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0:.A228])" office:value-type="float" office:value="0.389854100109181" calcext:value-type="float">
            <text:p>0.389854100109181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181:.A229])" office:value-type="float" office:value="0.308221447047956" calcext:value-type="float">
            <text:p>0.308221447047956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182:.A230])" office:value-type="float" office:value="0.226588793986732" calcext:value-type="float">
            <text:p>0.2265887939867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3:.A231])" office:value-type="float" office:value="0.226588793986732" calcext:value-type="float">
            <text:p>0.2265887939867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4:.A232])" office:value-type="float" office:value="0.301272947783069" calcext:value-type="float">
            <text:p>0.30127294778306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5:.A233])" office:value-type="float" office:value="0.301272947783069" calcext:value-type="float">
            <text:p>0.301272947783069</text:p>
          </table:table-cell>
          <table:table-cell table:number-columns-repeated="3"/>
        </table:table-row>
        <table:table-row table:style-name="ro1">
          <table:table-cell office:value-type="float" office:value="-1.75723414002359" calcext:value-type="float">
            <text:p>-1.75723414002359</text:p>
          </table:table-cell>
          <table:table-cell/>
          <table:table-cell table:formula="of:=AVERAGE([.A186:.A234])" office:value-type="float" office:value="0.224594700027485" calcext:value-type="float">
            <text:p>0.22459470002748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7:.A235])" office:value-type="float" office:value="0.224594700027485" calcext:value-type="float">
            <text:p>0.22459470002748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8:.A236])" office:value-type="float" office:value="0.297129833679479" calcext:value-type="float">
            <text:p>0.297129833679479</text:p>
          </table:table-cell>
          <table:table-cell table:number-columns-repeated="3"/>
        </table:table-row>
        <table:table-row table:style-name="ro1">
          <table:table-cell office:value-type="float" office:value="-1.50834120085239" calcext:value-type="float">
            <text:p>-1.50834120085239</text:p>
          </table:table-cell>
          <table:table-cell/>
          <table:table-cell table:formula="of:=AVERAGE([.A189:.A237])" office:value-type="float" office:value="0.225531033662083" calcext:value-type="float">
            <text:p>0.22553103366208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0:.A238])" office:value-type="float" office:value="0.225531033662083" calcext:value-type="float">
            <text:p>0.22553103366208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1:.A239])" office:value-type="float" office:value="0.225531033662083" calcext:value-type="float">
            <text:p>0.22553103366208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2:.A240])" office:value-type="float" office:value="0.225531033662083" calcext:value-type="float">
            <text:p>0.22553103366208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3:.A241])" office:value-type="float" office:value="0.225531033662083" calcext:value-type="float">
            <text:p>0.22553103366208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4:.A242])" office:value-type="float" office:value="0.225531033662083" calcext:value-type="float">
            <text:p>0.22553103366208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5:.A243])" office:value-type="float" office:value="0.225531033662083" calcext:value-type="float">
            <text:p>0.22553103366208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6:.A244])" office:value-type="float" office:value="0.298159051189192" calcext:value-type="float">
            <text:p>0.29815905118919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7:.A245])" office:value-type="float" office:value="0.374193409436698" calcext:value-type="float">
            <text:p>0.374193409436698</text:p>
          </table:table-cell>
          <table:table-cell table:number-columns-repeated="3"/>
        </table:table-row>
        <table:table-row table:style-name="ro1">
          <table:table-cell office:value-type="float" office:value="-1.713815418154" calcext:value-type="float">
            <text:p>-1.713815418154</text:p>
          </table:table-cell>
          <table:table-cell/>
          <table:table-cell table:formula="of:=AVERAGE([.A198:.A246])" office:value-type="float" office:value="0.2984012580458" calcext:value-type="float">
            <text:p>0.2984012580458</text:p>
          </table:table-cell>
          <table:table-cell table:number-columns-repeated="3"/>
        </table:table-row>
        <table:table-row table:style-name="ro1">
          <table:table-cell office:value-type="float" office:value="-1.64513041451871" calcext:value-type="float">
            <text:p>-1.64513041451871</text:p>
          </table:table-cell>
          <table:table-cell/>
          <table:table-cell table:formula="of:=AVERAGE([.A199:.A247])" office:value-type="float" office:value="0.224010841422969" calcext:value-type="float">
            <text:p>0.224010841422969</text:p>
          </table:table-cell>
          <table:table-cell table:number-columns-repeated="3"/>
        </table:table-row>
        <table:table-row table:style-name="ro1">
          <table:table-cell office:value-type="float" office:value="-1.49133274815082" calcext:value-type="float">
            <text:p>-1.49133274815082</text:p>
          </table:table-cell>
          <table:table-cell/>
          <table:table-cell table:formula="of:=AVERAGE([.A200:.A248])" office:value-type="float" office:value="0.224573388697542" calcext:value-type="float">
            <text:p>0.22457338869754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1:.A249])" office:value-type="float" office:value="0.302649707588067" calcext:value-type="float">
            <text:p>0.3026497075880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2:.A250])" office:value-type="float" office:value="0.302649707588067" calcext:value-type="float">
            <text:p>0.302649707588067</text:p>
          </table:table-cell>
          <table:table-cell table:number-columns-repeated="3"/>
        </table:table-row>
        <table:table-row table:style-name="ro1">
          <table:table-cell office:value-type="float" office:value="-1.57288438343108" calcext:value-type="float">
            <text:p>-1.57288438343108</text:p>
          </table:table-cell>
          <table:table-cell/>
          <table:table-cell table:formula="of:=AVERAGE([.A203:.A251])" office:value-type="float" office:value="0.302369738970423" calcext:value-type="float">
            <text:p>0.3023697389704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4:.A252])" office:value-type="float" office:value="0.374492390634089" calcext:value-type="float">
            <text:p>0.37449239063408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5:.A253])" office:value-type="float" office:value="0.447748350089789" calcext:value-type="float">
            <text:p>0.447748350089789</text:p>
          </table:table-cell>
          <table:table-cell table:number-columns-repeated="3"/>
        </table:table-row>
        <table:table-row table:style-name="ro1">
          <table:table-cell office:value-type="float" office:value="-1.49650709117055" calcext:value-type="float">
            <text:p>-1.49650709117055</text:p>
          </table:table-cell>
          <table:table-cell/>
          <table:table-cell table:formula="of:=AVERAGE([.A206:.A254])" office:value-type="float" office:value="0.448301654472947" calcext:value-type="float">
            <text:p>0.44830165447294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7:.A255])" office:value-type="float" office:value="0.519745791703706" calcext:value-type="float">
            <text:p>0.519745791703706</text:p>
          </table:table-cell>
          <table:table-cell table:number-columns-repeated="3"/>
        </table:table-row>
        <table:table-row table:style-name="ro1">
          <table:table-cell office:value-type="float" office:value="-1.52017765717506" calcext:value-type="float">
            <text:p>-1.52017765717506</text:p>
          </table:table-cell>
          <table:table-cell/>
          <table:table-cell table:formula="of:=AVERAGE([.A208:.A256])" office:value-type="float" office:value="0.447905431353195" calcext:value-type="float">
            <text:p>0.4479054313531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9:.A257])" office:value-type="float" office:value="0.447905431353195" calcext:value-type="float">
            <text:p>0.4479054313531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0:.A258])" office:value-type="float" office:value="0.447905431353195" calcext:value-type="float">
            <text:p>0.4479054313531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1:.A259])" office:value-type="float" office:value="0.5245101191025" calcext:value-type="float">
            <text:p>0.5245101191025</text:p>
          </table:table-cell>
          <table:table-cell table:number-columns-repeated="3"/>
        </table:table-row>
        <table:table-row table:style-name="ro1">
          <table:table-cell office:value-type="float" office:value="-1.71477871421278" calcext:value-type="float">
            <text:p>-1.71477871421278</text:p>
          </table:table-cell>
          <table:table-cell/>
          <table:table-cell table:formula="of:=AVERAGE([.A212:.A260])" office:value-type="float" office:value="0.520700754793019" calcext:value-type="float">
            <text:p>0.52070075479301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3:.A261])" office:value-type="float" office:value="0.520700754793019" calcext:value-type="float">
            <text:p>0.52070075479301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4:.A262])" office:value-type="float" office:value="0.592626144955475" calcext:value-type="float">
            <text:p>0.5926261449554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5:.A263])" office:value-type="float" office:value="0.664992152850847" calcext:value-type="float">
            <text:p>0.66499215285084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6:.A264])" office:value-type="float" office:value="0.737260511753511" calcext:value-type="float">
            <text:p>0.7372605117535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7:.A265])" office:value-type="float" office:value="0.810181979110351" calcext:value-type="float">
            <text:p>0.81018197911035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8:.A266])" office:value-type="float" office:value="0.882360351520959" calcext:value-type="float">
            <text:p>0.88236035152095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9:.A267])" office:value-type="float" office:value="0.882360351520959" calcext:value-type="float">
            <text:p>0.88236035152095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0:.A268])" office:value-type="float" office:value="0.882360351520959" calcext:value-type="float">
            <text:p>0.88236035152095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1:.A269])" office:value-type="float" office:value="0.882360351520959" calcext:value-type="float">
            <text:p>0.88236035152095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2:.A270])" office:value-type="float" office:value="0.882360351520959" calcext:value-type="float">
            <text:p>0.882360351520959</text:p>
          </table:table-cell>
          <table:table-cell table:number-columns-repeated="3"/>
        </table:table-row>
        <table:table-row table:style-name="ro1">
          <table:table-cell office:value-type="float" office:value="-1.59236032896042" calcext:value-type="float">
            <text:p>-1.59236032896042</text:p>
          </table:table-cell>
          <table:table-cell/>
          <table:table-cell table:formula="of:=AVERAGE([.A223:.A271])" office:value-type="float" office:value="0.883999168848323" calcext:value-type="float">
            <text:p>0.883999168848323</text:p>
          </table:table-cell>
          <table:table-cell table:number-columns-repeated="3"/>
        </table:table-row>
        <table:table-row table:style-name="ro1">
          <table:table-cell office:value-type="float" office:value="-1.57803760668337" calcext:value-type="float">
            <text:p>-1.57803760668337</text:p>
          </table:table-cell>
          <table:table-cell/>
          <table:table-cell table:formula="of:=AVERAGE([.A224:.A272])" office:value-type="float" office:value="0.810977993201723" calcext:value-type="float">
            <text:p>0.8109779932017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5:.A273])" office:value-type="float" office:value="0.883625071199208" calcext:value-type="float">
            <text:p>0.883625071199208</text:p>
          </table:table-cell>
          <table:table-cell table:number-columns-repeated="3"/>
        </table:table-row>
        <table:table-row table:style-name="ro1">
          <table:table-cell office:value-type="float" office:value="-1.61242997461855" calcext:value-type="float">
            <text:p>-1.61242997461855</text:p>
          </table:table-cell>
          <table:table-cell/>
          <table:table-cell table:formula="of:=AVERAGE([.A226:.A274])" office:value-type="float" office:value="0.882005122779706" calcext:value-type="float">
            <text:p>0.88200512277970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7:.A275])" office:value-type="float" office:value="0.955040210654055" calcext:value-type="float">
            <text:p>0.955040210654055</text:p>
          </table:table-cell>
          <table:table-cell table:number-columns-repeated="3"/>
        </table:table-row>
        <table:table-row table:style-name="ro1">
          <table:table-cell office:value-type="float" office:value="-1.57867471966743" calcext:value-type="float">
            <text:p>-1.57867471966743</text:p>
          </table:table-cell>
          <table:table-cell/>
          <table:table-cell table:formula="of:=AVERAGE([.A228:.A276])" office:value-type="float" office:value="0.882006032701658" calcext:value-type="float">
            <text:p>0.88200603270165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9:.A277])" office:value-type="float" office:value="0.882006032701658" calcext:value-type="float">
            <text:p>0.88200603270165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0:.A278])" office:value-type="float" office:value="0.963638685762883" calcext:value-type="float">
            <text:p>0.96363868576288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1:.A279])" office:value-type="float" office:value="1.04527133882411" calcext:value-type="float">
            <text:p>1.045271338824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2:.A280])" office:value-type="float" office:value="1.04527133882411" calcext:value-type="float">
            <text:p>1.045271338824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3:.A281])" office:value-type="float" office:value="1.04527133882411" calcext:value-type="float">
            <text:p>1.045271338824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4:.A282])" office:value-type="float" office:value="1.04527133882411" calcext:value-type="float">
            <text:p>1.045271338824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5:.A283])" office:value-type="float" office:value="1.12194958657969" calcext:value-type="float">
            <text:p>1.12194958657969</text:p>
          </table:table-cell>
          <table:table-cell table:number-columns-repeated="3"/>
        </table:table-row>
        <table:table-row table:style-name="ro1">
          <table:table-cell office:value-type="float" office:value="-1.66547813711465" calcext:value-type="float">
            <text:p>-1.66547813711465</text:p>
          </table:table-cell>
          <table:table-cell/>
          <table:table-cell table:formula="of:=AVERAGE([.A236:.A284])" office:value-type="float" office:value="1.04714391031204" calcext:value-type="float">
            <text:p>1.04714391031204</text:p>
          </table:table-cell>
          <table:table-cell table:number-columns-repeated="3"/>
        </table:table-row>
        <table:table-row table:style-name="ro1">
          <table:table-cell office:value-type="float" office:value="-1.49997659963071" calcext:value-type="float">
            <text:p>-1.49997659963071</text:p>
          </table:table-cell>
          <table:table-cell/>
          <table:table-cell table:formula="of:=AVERAGE([.A237:.A285])" office:value-type="float" office:value="0.97571581644203" calcext:value-type="float">
            <text:p>0.9757158164420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8:.A286])" office:value-type="float" office:value="1.04731461645943" calcext:value-type="float">
            <text:p>1.047314616459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9:.A287])" office:value-type="float" office:value="1.04731461645943" calcext:value-type="float">
            <text:p>1.04731461645943</text:p>
          </table:table-cell>
          <table:table-cell table:number-columns-repeated="3"/>
        </table:table-row>
        <table:table-row table:style-name="ro1">
          <table:table-cell office:value-type="float" office:value="-1.55501236690581" calcext:value-type="float">
            <text:p>-1.55501236690581</text:p>
          </table:table-cell>
          <table:table-cell/>
          <table:table-cell table:formula="of:=AVERAGE([.A240:.A288])" office:value-type="float" office:value="0.97476334366543" calcext:value-type="float">
            <text:p>0.97476334366543</text:p>
          </table:table-cell>
          <table:table-cell table:number-columns-repeated="3"/>
        </table:table-row>
        <table:table-row table:style-name="ro1">
          <table:table-cell office:value-type="float" office:value="-1.63523228351772" calcext:value-type="float">
            <text:p>-1.63523228351772</text:p>
          </table:table-cell>
          <table:table-cell/>
          <table:table-cell table:formula="of:=AVERAGE([.A241:.A289])" office:value-type="float" office:value="0.900574929716088" calcext:value-type="float">
            <text:p>0.900574929716088</text:p>
          </table:table-cell>
          <table:table-cell table:number-columns-repeated="3"/>
        </table:table-row>
        <table:table-row table:style-name="ro1">
          <table:table-cell office:value-type="float" office:value="-1.5565247769177" calcext:value-type="float">
            <text:p>-1.5565247769177</text:p>
          </table:table-cell>
          <table:table-cell/>
          <table:table-cell table:formula="of:=AVERAGE([.A242:.A290])" office:value-type="float" office:value="0.827992791411646" calcext:value-type="float">
            <text:p>0.827992791411646</text:p>
          </table:table-cell>
          <table:table-cell table:number-columns-repeated="3"/>
        </table:table-row>
        <table:table-row table:style-name="ro1">
          <table:table-cell office:value-type="float" office:value="-1.51731006208658" calcext:value-type="float">
            <text:p>-1.51731006208658</text:p>
          </table:table-cell>
          <table:table-cell/>
          <table:table-cell table:formula="of:=AVERAGE([.A243:.A291])" office:value-type="float" office:value="0.756210953409879" calcext:value-type="float">
            <text:p>0.756210953409879</text:p>
          </table:table-cell>
          <table:table-cell table:number-columns-repeated="3"/>
        </table:table-row>
        <table:table-row table:style-name="ro1">
          <table:table-cell office:value-type="float" office:value="-1.50155706222653" calcext:value-type="float">
            <text:p>-1.50155706222653</text:p>
          </table:table-cell>
          <table:table-cell/>
          <table:table-cell table:formula="of:=AVERAGE([.A244:.A292])" office:value-type="float" office:value="0.684750605201174" calcext:value-type="float">
            <text:p>0.68475060520117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5:.A293])" office:value-type="float" office:value="0.684750605201174" calcext:value-type="float">
            <text:p>0.68475060520117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6:.A294])" office:value-type="float" office:value="0.684750605201174" calcext:value-type="float">
            <text:p>0.68475060520117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7:.A295])" office:value-type="float" office:value="0.760542756592072" calcext:value-type="float">
            <text:p>0.76054275659207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8:.A296])" office:value-type="float" office:value="0.834933173214903" calcext:value-type="float">
            <text:p>0.83493317321490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9:.A297])" office:value-type="float" office:value="0.906184861952675" calcext:value-type="float">
            <text:p>0.9061848619526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0:.A298])" office:value-type="float" office:value="0.906184861952675" calcext:value-type="float">
            <text:p>0.9061848619526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1:.A299])" office:value-type="float" office:value="0.906184861952675" calcext:value-type="float">
            <text:p>0.9061848619526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2:.A300])" office:value-type="float" office:value="0.979100869777799" calcext:value-type="float">
            <text:p>0.9791008697777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3:.A301])" office:value-type="float" office:value="0.979100869777799" calcext:value-type="float">
            <text:p>0.979100869777799</text:p>
          </table:table-cell>
          <table:table-cell table:number-columns-repeated="3"/>
        </table:table-row>
        <table:table-row table:style-name="ro1">
          <table:table-cell office:value-type="float" office:value="-1.54187117828429" calcext:value-type="float">
            <text:p>-1.54187117828429</text:p>
          </table:table-cell>
          <table:table-cell/>
          <table:table-cell table:formula="of:=AVERAGE([.A254:.A302])" office:value-type="float" office:value="0.906817784506691" calcext:value-type="float">
            <text:p>0.906817784506691</text:p>
          </table:table-cell>
          <table:table-cell table:number-columns-repeated="3"/>
        </table:table-row>
        <table:table-row table:style-name="ro1">
          <table:table-cell office:value-type="float" office:value="-1.59273579149246" calcext:value-type="float">
            <text:p>-1.59273579149246</text:p>
          </table:table-cell>
          <table:table-cell/>
          <table:table-cell table:formula="of:=AVERAGE([.A255:.A303])" office:value-type="float" office:value="0.904853933479713" calcext:value-type="float">
            <text:p>0.9048539334797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6:.A304])" office:value-type="float" office:value="0.904853933479713" calcext:value-type="float">
            <text:p>0.904853933479713</text:p>
          </table:table-cell>
          <table:table-cell table:number-columns-repeated="3"/>
        </table:table-row>
        <table:table-row table:style-name="ro1">
          <table:table-cell office:value-type="float" office:value="-1.54484202556908" calcext:value-type="float">
            <text:p>-1.54484202556908</text:p>
          </table:table-cell>
          <table:table-cell/>
          <table:table-cell table:formula="of:=AVERAGE([.A257:.A305])" office:value-type="float" office:value="0.904350579022692" calcext:value-type="float">
            <text:p>0.90435057902269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8:.A306])" office:value-type="float" office:value="0.904350579022692" calcext:value-type="float">
            <text:p>0.90435057902269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9:.A307])" office:value-type="float" office:value="0.904350579022692" calcext:value-type="float">
            <text:p>0.90435057902269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0:.A308])" office:value-type="float" office:value="0.904350579022692" calcext:value-type="float">
            <text:p>0.90435057902269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1:.A309])" office:value-type="float" office:value="0.980162389516831" calcext:value-type="float">
            <text:p>0.9801623895168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2:.A310])" office:value-type="float" office:value="0.980162389516831" calcext:value-type="float">
            <text:p>0.9801623895168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3:.A311])" office:value-type="float" office:value="0.980162389516831" calcext:value-type="float">
            <text:p>0.980162389516831</text:p>
          </table:table-cell>
          <table:table-cell table:number-columns-repeated="3"/>
        </table:table-row>
        <table:table-row table:style-name="ro1">
          <table:table-cell office:value-type="float" office:value="-1.49433292844594" calcext:value-type="float">
            <text:p>-1.49433292844594</text:p>
          </table:table-cell>
          <table:table-cell/>
          <table:table-cell table:formula="of:=AVERAGE([.A264:.A312])" office:value-type="float" office:value="0.908849472609771" calcext:value-type="float">
            <text:p>0.9088494726097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5:.A313])" office:value-type="float" office:value="0.908849472609771" calcext:value-type="float">
            <text:p>0.9088494726097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6:.A314])" office:value-type="float" office:value="0.908849472609771" calcext:value-type="float">
            <text:p>0.908849472609771</text:p>
          </table:table-cell>
          <table:table-cell table:number-columns-repeated="3"/>
        </table:table-row>
        <table:table-row table:style-name="ro1">
          <table:table-cell office:value-type="float" office:value="-1.51438966757953" calcext:value-type="float">
            <text:p>-1.51438966757953</text:p>
          </table:table-cell>
          <table:table-cell/>
          <table:table-cell table:formula="of:=AVERAGE([.A267:.A315])" office:value-type="float" office:value="0.837127234495903" calcext:value-type="float">
            <text:p>0.83712723449590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8:.A316])" office:value-type="float" office:value="0.837127234495903" calcext:value-type="float">
            <text:p>0.83712723449590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9:.A317])" office:value-type="float" office:value="0.837127234495903" calcext:value-type="float">
            <text:p>0.83712723449590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0:.A318])" office:value-type="float" office:value="0.837127234495903" calcext:value-type="float">
            <text:p>0.83712723449590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1:.A319])" office:value-type="float" office:value="0.837127234495903" calcext:value-type="float">
            <text:p>0.837127234495903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272:.A320])" office:value-type="float" office:value="0.828808057535911" calcext:value-type="float">
            <text:p>0.828808057535911</text:p>
          </table:table-cell>
          <table:table-cell table:number-columns-repeated="3"/>
        </table:table-row>
        <table:table-row table:style-name="ro1">
          <table:table-cell office:value-type="float" office:value="-1.54384470321834" calcext:value-type="float">
            <text:p>-1.54384470321834</text:p>
          </table:table-cell>
          <table:table-cell/>
          <table:table-cell table:formula="of:=AVERAGE([.A273:.A321])" office:value-type="float" office:value="0.82950587189234" calcext:value-type="float">
            <text:p>0.82950587189234</text:p>
          </table:table-cell>
          <table:table-cell table:number-columns-repeated="3"/>
        </table:table-row>
        <table:table-row table:style-name="ro1">
          <table:table-cell office:value-type="float" office:value="-1.61553106046915" calcext:value-type="float">
            <text:p>-1.61553106046915</text:p>
          </table:table-cell>
          <table:table-cell/>
          <table:table-cell table:formula="of:=AVERAGE([.A274:.A322])" office:value-type="float" office:value="0.755719523719501" calcext:value-type="float">
            <text:p>0.7557195237195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5:.A323])" office:value-type="float" office:value="0.829442584426002" calcext:value-type="float">
            <text:p>0.829442584426002</text:p>
          </table:table-cell>
          <table:table-cell table:number-columns-repeated="3"/>
        </table:table-row>
        <table:table-row table:style-name="ro1">
          <table:table-cell office:value-type="float" office:value="-1.57155031812191" calcext:value-type="float">
            <text:p>-1.57155031812191</text:p>
          </table:table-cell>
          <table:table-cell/>
          <table:table-cell table:formula="of:=AVERAGE([.A276:.A324])" office:value-type="float" office:value="0.756553802423514" calcext:value-type="float">
            <text:p>0.7565538024235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7:.A325])" office:value-type="float" office:value="0.82958798037591" calcext:value-type="float">
            <text:p>0.82958798037591</text:p>
          </table:table-cell>
          <table:table-cell table:number-columns-repeated="3"/>
        </table:table-row>
        <table:table-row table:style-name="ro1">
          <table:table-cell office:value-type="float" office:value="-1.49969852269292" calcext:value-type="float">
            <text:p>-1.49969852269292</text:p>
          </table:table-cell>
          <table:table-cell/>
          <table:table-cell table:formula="of:=AVERAGE([.A278:.A326])" office:value-type="float" office:value="0.758165561545443" calcext:value-type="float">
            <text:p>0.7581655615454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9:.A327])" office:value-type="float" office:value="0.758165561545443" calcext:value-type="float">
            <text:p>0.7581655615454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0:.A328])" office:value-type="float" office:value="0.758165561545442" calcext:value-type="float">
            <text:p>0.758165561545442</text:p>
          </table:table-cell>
          <table:table-cell table:number-columns-repeated="3"/>
        </table:table-row>
        <table:table-row table:style-name="ro1">
          <table:table-cell office:value-type="float" office:value="-1.51724435614347" calcext:value-type="float">
            <text:p>-1.51724435614347</text:p>
          </table:table-cell>
          <table:table-cell/>
          <table:table-cell table:formula="of:=AVERAGE([.A281:.A329])" office:value-type="float" office:value="0.68638506448129" calcext:value-type="float">
            <text:p>0.686385064481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2:.A330])" office:value-type="float" office:value="0.68638506448129" calcext:value-type="float">
            <text:p>0.686385064481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3:.A331])" office:value-type="float" office:value="0.68638506448129" calcext:value-type="float">
            <text:p>0.68638506448129</text:p>
          </table:table-cell>
          <table:table-cell table:number-columns-repeated="3"/>
        </table:table-row>
        <table:table-row table:style-name="ro1">
          <table:table-cell office:value-type="float" office:value="-1.60861433663666" calcext:value-type="float">
            <text:p>-1.60861433663666</text:p>
          </table:table-cell>
          <table:table-cell/>
          <table:table-cell table:formula="of:=AVERAGE([.A284:.A332])" office:value-type="float" office:value="0.612739873937685" calcext:value-type="float">
            <text:p>0.61273987393768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5:.A333])" office:value-type="float" office:value="0.68754555020533" calcext:value-type="float">
            <text:p>0.687545550205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6:.A334])" office:value-type="float" office:value="0.758973644075345" calcext:value-type="float">
            <text:p>0.75897364407534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7:.A335])" office:value-type="float" office:value="0.758973644075345" calcext:value-type="float">
            <text:p>0.758973644075345</text:p>
          </table:table-cell>
          <table:table-cell table:number-columns-repeated="3"/>
        </table:table-row>
        <table:table-row table:style-name="ro1">
          <table:table-cell office:value-type="float" office:value="-1.49413111733496" calcext:value-type="float">
            <text:p>-1.49413111733496</text:p>
          </table:table-cell>
          <table:table-cell/>
          <table:table-cell table:formula="of:=AVERAGE([.A288:.A336])" office:value-type="float" office:value="0.687664845762387" calcext:value-type="float">
            <text:p>0.68766484576238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9:.A337])" office:value-type="float" office:value="0.760216118556383" calcext:value-type="float">
            <text:p>0.76021611855638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0:.A338])" office:value-type="float" office:value="0.834404532505724" calcext:value-type="float">
            <text:p>0.834404532505724</text:p>
          </table:table-cell>
          <table:table-cell table:number-columns-repeated="3"/>
        </table:table-row>
        <table:table-row table:style-name="ro1">
          <table:table-cell office:value-type="float" office:value="-1.67066421333849" calcext:value-type="float">
            <text:p>-1.67066421333849</text:p>
          </table:table-cell>
          <table:table-cell/>
          <table:table-cell table:formula="of:=AVERAGE([.A291:.A339])" office:value-type="float" office:value="0.832075156252238" calcext:value-type="float">
            <text:p>0.8320751562522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2:.A340])" office:value-type="float" office:value="0.903856994254005" calcext:value-type="float">
            <text:p>0.9038569942540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3:.A341])" office:value-type="float" office:value="0.97531734246271" calcext:value-type="float">
            <text:p>0.97531734246271</text:p>
          </table:table-cell>
          <table:table-cell table:number-columns-repeated="3"/>
        </table:table-row>
        <table:table-row table:style-name="ro1">
          <table:table-cell office:value-type="float" office:value="-1.57774662322104" calcext:value-type="float">
            <text:p>-1.57774662322104</text:p>
          </table:table-cell>
          <table:table-cell/>
          <table:table-cell table:formula="of:=AVERAGE([.A294:.A342])" office:value-type="float" office:value="0.902302105254117" calcext:value-type="float">
            <text:p>0.9023021052541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5:.A343])" office:value-type="float" office:value="0.902302105254118" calcext:value-type="float">
            <text:p>0.902302105254118</text:p>
          </table:table-cell>
          <table:table-cell table:number-columns-repeated="3"/>
        </table:table-row>
        <table:table-row table:style-name="ro1">
          <table:table-cell office:value-type="float" office:value="-1.5814848220557" calcext:value-type="float">
            <text:p>-1.5814848220557</text:p>
          </table:table-cell>
          <table:table-cell/>
          <table:table-cell table:formula="of:=AVERAGE([.A296:.A344])" office:value-type="float" office:value="0.829210578273389" calcext:value-type="float">
            <text:p>0.82921057827338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7:.A345])" office:value-type="float" office:value="0.829210578273389" calcext:value-type="float">
            <text:p>0.829210578273389</text:p>
          </table:table-cell>
          <table:table-cell table:number-columns-repeated="3"/>
        </table:table-row>
        <table:table-row table:style-name="ro1">
          <table:table-cell office:value-type="float" office:value="-1.57155618472397" calcext:value-type="float">
            <text:p>-1.57155618472397</text:p>
          </table:table-cell>
          <table:table-cell/>
          <table:table-cell table:formula="of:=AVERAGE([.A298:.A346])" office:value-type="float" office:value="0.756321676544328" calcext:value-type="float">
            <text:p>0.7563216765443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9:.A347])" office:value-type="float" office:value="0.756321676544329" calcext:value-type="float">
            <text:p>0.7563216765443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0:.A348])" office:value-type="float" office:value="0.756321676544328" calcext:value-type="float">
            <text:p>0.756321676544328</text:p>
          </table:table-cell>
          <table:table-cell table:number-columns-repeated="3"/>
        </table:table-row>
        <table:table-row table:style-name="ro1">
          <table:table-cell office:value-type="float" office:value="-1.77528450125158" calcext:value-type="float">
            <text:p>-1.77528450125158</text:p>
          </table:table-cell>
          <table:table-cell/>
          <table:table-cell table:formula="of:=AVERAGE([.A301:.A349])" office:value-type="float" office:value="0.679275054069806" calcext:value-type="float">
            <text:p>0.67927505406980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2:.A350])" office:value-type="float" office:value="0.679275054069807" calcext:value-type="float">
            <text:p>0.67927505406980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3:.A351])" office:value-type="float" office:value="0.751558139340914" calcext:value-type="float">
            <text:p>0.7515581393409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4:.A352])" office:value-type="float" office:value="0.824879277942801" calcext:value-type="float">
            <text:p>0.8248792779428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5:.A353])" office:value-type="float" office:value="0.824879277942801" calcext:value-type="float">
            <text:p>0.8248792779428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6:.A354])" office:value-type="float" office:value="0.897222992750334" calcext:value-type="float">
            <text:p>0.89722299275033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7:.A355])" office:value-type="float" office:value="0.897222992750334" calcext:value-type="float">
            <text:p>0.89722299275033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8:.A356])" office:value-type="float" office:value="0.897222992750334" calcext:value-type="float">
            <text:p>0.89722299275033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9:.A357])" office:value-type="float" office:value="0.897222992750333" calcext:value-type="float">
            <text:p>0.8972229927503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0:.A358])" office:value-type="float" office:value="0.897222992750333" calcext:value-type="float">
            <text:p>0.8972229927503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1:.A359])" office:value-type="float" office:value="0.897222992750333" calcext:value-type="float">
            <text:p>0.8972229927503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2:.A360])" office:value-type="float" office:value="0.897222992750333" calcext:value-type="float">
            <text:p>0.8972229927503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3:.A361])" office:value-type="float" office:value="0.968535909657394" calcext:value-type="float">
            <text:p>0.96853590965739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4:.A362])" office:value-type="float" office:value="0.968535909657394" calcext:value-type="float">
            <text:p>0.96853590965739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5:.A363])" office:value-type="float" office:value="0.968535909657394" calcext:value-type="float">
            <text:p>0.96853590965739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6:.A364])" office:value-type="float" office:value="1.04025814777126" calcext:value-type="float">
            <text:p>1.040258147771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7:.A365])" office:value-type="float" office:value="1.04025814777126" calcext:value-type="float">
            <text:p>1.04025814777126</text:p>
          </table:table-cell>
          <table:table-cell table:number-columns-repeated="3"/>
        </table:table-row>
        <table:table-row table:style-name="ro1">
          <table:table-cell office:value-type="float" office:value="-1.54275116859377" calcext:value-type="float">
            <text:p>-1.54275116859377</text:p>
          </table:table-cell>
          <table:table-cell/>
          <table:table-cell table:formula="of:=AVERAGE([.A318:.A366])" office:value-type="float" office:value="0.967957103514246" calcext:value-type="float">
            <text:p>0.96795710351424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9:.A367])" office:value-type="float" office:value="0.967957103514246" calcext:value-type="float">
            <text:p>0.96795710351424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0:.A368])" office:value-type="float" office:value="0.967957103514246" calcext:value-type="float">
            <text:p>0.96795710351424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1:.A369])" office:value-type="float" office:value="1.04958975657547" calcext:value-type="float">
            <text:p>1.0495897565754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2:.A370])" office:value-type="float" office:value="1.12191311786564" calcext:value-type="float">
            <text:p>1.1219131178656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3:.A371])" office:value-type="float" office:value="1.19569946603848" calcext:value-type="float">
            <text:p>1.19569946603848</text:p>
          </table:table-cell>
          <table:table-cell table:number-columns-repeated="3"/>
        </table:table-row>
        <table:table-row table:style-name="ro1">
          <table:table-cell office:value-type="float" office:value="-1.57800592703223" calcext:value-type="float">
            <text:p>-1.57800592703223</text:p>
          </table:table-cell>
          <table:table-cell/>
          <table:table-cell table:formula="of:=AVERAGE([.A324:.A372])" office:value-type="float" office:value="1.12267893691537" calcext:value-type="float">
            <text:p>1.12267893691537</text:p>
          </table:table-cell>
          <table:table-cell table:number-columns-repeated="3"/>
        </table:table-row>
        <table:table-row table:style-name="ro1">
          <table:table-cell office:value-type="float" office:value="-1.54427296516895" calcext:value-type="float">
            <text:p>-1.54427296516895</text:p>
          </table:table-cell>
          <table:table-cell/>
          <table:table-cell table:formula="of:=AVERAGE([.A325:.A373])" office:value-type="float" office:value="1.12323561758788" calcext:value-type="float">
            <text:p>1.1232356175878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6:.A374])" office:value-type="float" office:value="1.12323561758788" calcext:value-type="float">
            <text:p>1.1232356175878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7:.A375])" office:value-type="float" office:value="1.19465803641835" calcext:value-type="float">
            <text:p>1.194658036418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8:.A376])" office:value-type="float" office:value="1.19465803641835" calcext:value-type="float">
            <text:p>1.19465803641835</text:p>
          </table:table-cell>
          <table:table-cell table:number-columns-repeated="3"/>
        </table:table-row>
        <table:table-row table:style-name="ro1">
          <table:table-cell office:value-type="float" office:value="-1.71267964399457" calcext:value-type="float">
            <text:p>-1.71267964399457</text:p>
          </table:table-cell>
          <table:table-cell/>
          <table:table-cell table:formula="of:=AVERAGE([.A329:.A377])" office:value-type="float" office:value="1.11888906409193" calcext:value-type="float">
            <text:p>1.118889064091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0:.A378])" office:value-type="float" office:value="1.19066956115608" calcext:value-type="float">
            <text:p>1.19066956115608</text:p>
          </table:table-cell>
          <table:table-cell table:number-columns-repeated="3"/>
        </table:table-row>
        <table:table-row table:style-name="ro1">
          <table:table-cell office:value-type="float" office:value="-1.51311192165017" calcext:value-type="float">
            <text:p>-1.51311192165017</text:p>
          </table:table-cell>
          <table:table-cell/>
          <table:table-cell table:formula="of:=AVERAGE([.A331:.A379])" office:value-type="float" office:value="1.11897339948975" calcext:value-type="float">
            <text:p>1.118973399489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2:.A380])" office:value-type="float" office:value="1.11897339948975" calcext:value-type="float">
            <text:p>1.118973399489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3:.A381])" office:value-type="float" office:value="1.19261859003336" calcext:value-type="float">
            <text:p>1.192618590033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4:.A382])" office:value-type="float" office:value="1.19261859003336" calcext:value-type="float">
            <text:p>1.192618590033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5:.A383])" office:value-type="float" office:value="1.19261859003336" calcext:value-type="float">
            <text:p>1.192618590033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6:.A384])" office:value-type="float" office:value="1.19261859003336" calcext:value-type="float">
            <text:p>1.192618590033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7:.A385])" office:value-type="float" office:value="1.26392738834632" calcext:value-type="float">
            <text:p>1.263927388346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8:.A386])" office:value-type="float" office:value="1.26392738834632" calcext:value-type="float">
            <text:p>1.263927388346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9:.A387])" office:value-type="float" office:value="1.26392738834632" calcext:value-type="float">
            <text:p>1.263927388346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0:.A388])" office:value-type="float" office:value="1.33883890290425" calcext:value-type="float">
            <text:p>1.338838902904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1:.A389])" office:value-type="float" office:value="1.33883890290425" calcext:value-type="float">
            <text:p>1.338838902904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2:.A390])" office:value-type="float" office:value="1.33883890290425" calcext:value-type="float">
            <text:p>1.338838902904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3:.A391])" office:value-type="float" office:value="1.41185414011284" calcext:value-type="float">
            <text:p>1.4118541401128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4:.A392])" office:value-type="float" office:value="1.41185414011284" calcext:value-type="float">
            <text:p>1.41185414011284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45:.A393])" office:value-type="float" office:value="1.40331301403234" calcext:value-type="float">
            <text:p>1.4033130140323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6:.A394])" office:value-type="float" office:value="1.40331301403234" calcext:value-type="float">
            <text:p>1.4033130140323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7:.A395])" office:value-type="float" office:value="1.4762019157614" calcext:value-type="float">
            <text:p>1.47620191576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8:.A396])" office:value-type="float" office:value="1.4762019157614" calcext:value-type="float">
            <text:p>1.47620191576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9:.A397])" office:value-type="float" office:value="1.4762019157614" calcext:value-type="float">
            <text:p>1.4762019157614</text:p>
          </table:table-cell>
          <table:table-cell table:number-columns-repeated="3"/>
        </table:table-row>
        <table:table-row table:style-name="ro1">
          <table:table-cell office:value-type="float" office:value="-1.63807523887754" calcext:value-type="float">
            <text:p>-1.63807523887754</text:p>
          </table:table-cell>
          <table:table-cell/>
          <table:table-cell table:formula="of:=AVERAGE([.A350:.A398])" office:value-type="float" office:value="1.47900210478944" calcext:value-type="float">
            <text:p>1.479002104789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1:.A399])" office:value-type="float" office:value="1.47900210478944" calcext:value-type="float">
            <text:p>1.47900210478944</text:p>
          </table:table-cell>
          <table:table-cell table:number-columns-repeated="3"/>
        </table:table-row>
        <table:table-row table:style-name="ro1">
          <table:table-cell office:value-type="float" office:value="-1.6185535338521" calcext:value-type="float">
            <text:p>-1.6185535338521</text:p>
          </table:table-cell>
          <table:table-cell/>
          <table:table-cell table:formula="of:=AVERAGE([.A352:.A400])" office:value-type="float" office:value="1.40515407348634" calcext:value-type="float">
            <text:p>1.4051540734863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3:.A401])" office:value-type="float" office:value="1.40515407348634" calcext:value-type="float">
            <text:p>1.4051540734863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4:.A402])" office:value-type="float" office:value="1.40515407348634" calcext:value-type="float">
            <text:p>1.40515407348634</text:p>
          </table:table-cell>
          <table:table-cell table:number-columns-repeated="3"/>
        </table:table-row>
        <table:table-row table:style-name="ro1">
          <table:table-cell office:value-type="float" office:value="-1.52993146976531" calcext:value-type="float">
            <text:p>-1.52993146976531</text:p>
          </table:table-cell>
          <table:table-cell/>
          <table:table-cell table:formula="of:=AVERAGE([.A355:.A403])" office:value-type="float" office:value="1.33311465573603" calcext:value-type="float">
            <text:p>1.33311465573603</text:p>
          </table:table-cell>
          <table:table-cell table:number-columns-repeated="3"/>
        </table:table-row>
        <table:table-row table:style-name="ro1">
          <table:table-cell office:value-type="float" office:value="-1.71115550077856" calcext:value-type="float">
            <text:p>-1.71115550077856</text:p>
          </table:table-cell>
          <table:table-cell/>
          <table:table-cell table:formula="of:=AVERAGE([.A356:.A404])" office:value-type="float" office:value="1.2573767883732" calcext:value-type="float">
            <text:p>1.25737678837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7:.A405])" office:value-type="float" office:value="1.2573767883732" calcext:value-type="float">
            <text:p>1.25737678837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8:.A406])" office:value-type="float" office:value="1.2573767883732" calcext:value-type="float">
            <text:p>1.2573767883732</text:p>
          </table:table-cell>
          <table:table-cell table:number-columns-repeated="3"/>
        </table:table-row>
        <table:table-row table:style-name="ro1">
          <table:table-cell office:value-type="float" office:value="-1.56400704118908" calcext:value-type="float">
            <text:p>-1.56400704118908</text:p>
          </table:table-cell>
          <table:table-cell/>
          <table:table-cell table:formula="of:=AVERAGE([.A359:.A407])" office:value-type="float" office:value="1.18464195079791" calcext:value-type="float">
            <text:p>1.1846419507979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0:.A408])" office:value-type="float" office:value="1.18464195079791" calcext:value-type="float">
            <text:p>1.1846419507979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1:.A409])" office:value-type="float" office:value="1.18464195079791" calcext:value-type="float">
            <text:p>1.1846419507979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2:.A410])" office:value-type="float" office:value="1.18464195079791" calcext:value-type="float">
            <text:p>1.1846419507979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3:.A411])" office:value-type="float" office:value="1.18464195079791" calcext:value-type="float">
            <text:p>1.18464195079791</text:p>
          </table:table-cell>
          <table:table-cell table:number-columns-repeated="3"/>
        </table:table-row>
        <table:table-row table:style-name="ro1">
          <table:table-cell office:value-type="float" office:value="-1.52544234586656" calcext:value-type="float">
            <text:p>-1.52544234586656</text:p>
          </table:table-cell>
          <table:table-cell/>
          <table:table-cell table:formula="of:=AVERAGE([.A364:.A412])" office:value-type="float" office:value="1.11269414782104" calcext:value-type="float">
            <text:p>1.11269414782104</text:p>
          </table:table-cell>
          <table:table-cell table:number-columns-repeated="3"/>
        </table:table-row>
        <table:table-row table:style-name="ro1">
          <table:table-cell office:value-type="float" office:value="-1.68455398038328" calcext:value-type="float">
            <text:p>-1.68455398038328</text:p>
          </table:table-cell>
          <table:table-cell/>
          <table:table-cell table:formula="of:=AVERAGE([.A365:.A413])" office:value-type="float" office:value="1.03749916862955" calcext:value-type="float">
            <text:p>1.03749916862955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66:.A414])" office:value-type="float" office:value="0.955866515568324" calcext:value-type="float">
            <text:p>0.955866515568324</text:p>
          </table:table-cell>
          <table:table-cell table:number-columns-repeated="3"/>
        </table:table-row>
        <table:table-row table:style-name="ro1">
          <table:table-cell office:value-type="float" office:value="-1.49966566972136" calcext:value-type="float">
            <text:p>-1.49966566972136</text:p>
          </table:table-cell>
          <table:table-cell/>
          <table:table-cell table:formula="of:=AVERAGE([.A367:.A415])" office:value-type="float" office:value="0.956745811463679" calcext:value-type="float">
            <text:p>0.956745811463679</text:p>
          </table:table-cell>
          <table:table-cell table:number-columns-repeated="3"/>
        </table:table-row>
        <table:table-row table:style-name="ro1">
          <table:table-cell office:value-type="float" office:value="-1.61444808572829" calcext:value-type="float">
            <text:p>-1.61444808572829</text:p>
          </table:table-cell>
          <table:table-cell/>
          <table:table-cell table:formula="of:=AVERAGE([.A368:.A416])" office:value-type="float" office:value="0.882981564816163" calcext:value-type="float">
            <text:p>0.88298156481616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9:.A417])" office:value-type="float" office:value="0.882981564816163" calcext:value-type="float">
            <text:p>0.882981564816163</text:p>
          </table:table-cell>
          <table:table-cell table:number-columns-repeated="3"/>
        </table:table-row>
        <table:table-row table:style-name="ro1">
          <table:table-cell office:value-type="float" office:value="-1.58518664795756" calcext:value-type="float">
            <text:p>-1.58518664795756</text:p>
          </table:table-cell>
          <table:table-cell/>
          <table:table-cell table:formula="of:=AVERAGE([.A370:.A418])" office:value-type="float" office:value="0.80981449036805" calcext:value-type="float">
            <text:p>0.809814490368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1:.A419])" office:value-type="float" office:value="0.80981449036805" calcext:value-type="float">
            <text:p>0.80981449036805</text:p>
          </table:table-cell>
          <table:table-cell table:number-columns-repeated="3"/>
        </table:table-row>
        <table:table-row table:style-name="ro1">
          <table:table-cell office:value-type="float" office:value="-1.94243220727444" calcext:value-type="float">
            <text:p>-1.94243220727444</text:p>
          </table:table-cell>
          <table:table-cell/>
          <table:table-cell table:formula="of:=AVERAGE([.A372:.A420])" office:value-type="float" office:value="0.729356690219592" calcext:value-type="float">
            <text:p>0.72935669021959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3:.A421])" office:value-type="float" office:value="0.802377219342698" calcext:value-type="float">
            <text:p>0.80237721934269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4:.A422])" office:value-type="float" office:value="0.874709320672677" calcext:value-type="float">
            <text:p>0.8747093206726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5:.A423])" office:value-type="float" office:value="0.874709320672677" calcext:value-type="float">
            <text:p>0.8747093206726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6:.A424])" office:value-type="float" office:value="0.874709320672677" calcext:value-type="float">
            <text:p>0.8747093206726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7:.A425])" office:value-type="float" office:value="0.874709320672677" calcext:value-type="float">
            <text:p>0.8747093206726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8:.A426])" office:value-type="float" office:value="0.950478292999097" calcext:value-type="float">
            <text:p>0.9504782929990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9:.A427])" office:value-type="float" office:value="0.950478292999097" calcext:value-type="float">
            <text:p>0.9504782929990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0:.A428])" office:value-type="float" office:value="1.02217445466543" calcext:value-type="float">
            <text:p>1.022174454665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1:.A429])" office:value-type="float" office:value="1.02217445466543" calcext:value-type="float">
            <text:p>1.022174454665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2:.A430])" office:value-type="float" office:value="1.02217445466543" calcext:value-type="float">
            <text:p>1.022174454665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3:.A431])" office:value-type="float" office:value="1.02217445466543" calcext:value-type="float">
            <text:p>1.022174454665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4:.A432])" office:value-type="float" office:value="1.02217445466543" calcext:value-type="float">
            <text:p>1.022174454665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5:.A433])" office:value-type="float" office:value="1.02217445466543" calcext:value-type="float">
            <text:p>1.022174454665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6:.A434])" office:value-type="float" office:value="1.02217445466543" calcext:value-type="float">
            <text:p>1.022174454665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7:.A435])" office:value-type="float" office:value="1.02217445466543" calcext:value-type="float">
            <text:p>1.022174454665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8:.A436])" office:value-type="float" office:value="1.02217445466543" calcext:value-type="float">
            <text:p>1.022174454665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9:.A437])" office:value-type="float" office:value="1.02217445466543" calcext:value-type="float">
            <text:p>1.022174454665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0:.A438])" office:value-type="float" office:value="1.02217445466543" calcext:value-type="float">
            <text:p>1.022174454665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1:.A439])" office:value-type="float" office:value="1.02217445466543" calcext:value-type="float">
            <text:p>1.022174454665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2:.A440])" office:value-type="float" office:value="1.02217445466543" calcext:value-type="float">
            <text:p>1.022174454665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3:.A441])" office:value-type="float" office:value="1.02217445466543" calcext:value-type="float">
            <text:p>1.022174454665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4:.A442])" office:value-type="float" office:value="1.10380710772665" calcext:value-type="float">
            <text:p>1.1038071077266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5:.A443])" office:value-type="float" office:value="1.10380710772665" calcext:value-type="float">
            <text:p>1.1038071077266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6:.A444])" office:value-type="float" office:value="1.10380710772665" calcext:value-type="float">
            <text:p>1.1038071077266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7:.A445])" office:value-type="float" office:value="1.10380710772665" calcext:value-type="float">
            <text:p>1.1038071077266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8:.A446])" office:value-type="float" office:value="1.10380710772665" calcext:value-type="float">
            <text:p>1.10380710772665</text:p>
          </table:table-cell>
          <table:table-cell table:number-columns-repeated="3"/>
        </table:table-row>
        <table:table-row table:style-name="ro1">
          <table:table-cell office:value-type="float" office:value="-1.85919333724082" calcext:value-type="float">
            <text:p>-1.85919333724082</text:p>
          </table:table-cell>
          <table:table-cell/>
          <table:table-cell table:formula="of:=AVERAGE([.A399:.A447])" office:value-type="float" office:value="1.09929449347434" calcext:value-type="float">
            <text:p>1.09929449347434</text:p>
          </table:table-cell>
          <table:table-cell table:number-columns-repeated="3"/>
        </table:table-row>
        <table:table-row table:style-name="ro1">
          <table:table-cell office:value-type="float" office:value="-1.82466838409901" calcext:value-type="float">
            <text:p>-1.82466838409901</text:p>
          </table:table-cell>
          <table:table-cell/>
          <table:table-cell table:formula="of:=AVERAGE([.A400:.A448])" office:value-type="float" office:value="1.02124003665599" calcext:value-type="float">
            <text:p>1.021240036655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1:.A449])" office:value-type="float" office:value="1.0950880679591" calcext:value-type="float">
            <text:p>1.095088067959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2:.A450])" office:value-type="float" office:value="1.0950880679591" calcext:value-type="float">
            <text:p>1.095088067959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3:.A451])" office:value-type="float" office:value="1.0950880679591" calcext:value-type="float">
            <text:p>1.095088067959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4:.A452])" office:value-type="float" office:value="1.16712748570941" calcext:value-type="float">
            <text:p>1.167127485709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5:.A453])" office:value-type="float" office:value="1.24286535307224" calcext:value-type="float">
            <text:p>1.242865353072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6:.A454])" office:value-type="float" office:value="1.24286535307224" calcext:value-type="float">
            <text:p>1.242865353072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7:.A455])" office:value-type="float" office:value="1.24286535307224" calcext:value-type="float">
            <text:p>1.242865353072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8:.A456])" office:value-type="float" office:value="1.31560019064752" calcext:value-type="float">
            <text:p>1.315600190647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9:.A457])" office:value-type="float" office:value="1.31560019064752" calcext:value-type="float">
            <text:p>1.315600190647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0:.A458])" office:value-type="float" office:value="1.31560019064752" calcext:value-type="float">
            <text:p>1.315600190647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1:.A459])" office:value-type="float" office:value="1.31560019064752" calcext:value-type="float">
            <text:p>1.315600190647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2:.A460])" office:value-type="float" office:value="1.31560019064752" calcext:value-type="float">
            <text:p>1.315600190647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3:.A461])" office:value-type="float" office:value="1.38754799362439" calcext:value-type="float">
            <text:p>1.3875479936243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4:.A462])" office:value-type="float" office:value="1.46274297281589" calcext:value-type="float">
            <text:p>1.4627429728158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5:.A463])" office:value-type="float" office:value="1.54437562587711" calcext:value-type="float">
            <text:p>1.544375625877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6:.A464])" office:value-type="float" office:value="1.61579737423877" calcext:value-type="float">
            <text:p>1.615797374238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7:.A465])" office:value-type="float" office:value="1.68956162088629" calcext:value-type="float">
            <text:p>1.689561620886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8:.A466])" office:value-type="float" office:value="1.68956162088629" calcext:value-type="float">
            <text:p>1.689561620886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9:.A467])" office:value-type="float" office:value="1.7627286953344" calcext:value-type="float">
            <text:p>1.76272869533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0:.A468])" office:value-type="float" office:value="1.7627286953344" calcext:value-type="float">
            <text:p>1.7627286953344</text:p>
          </table:table-cell>
          <table:table-cell table:number-columns-repeated="3"/>
        </table:table-row>
        <table:table-row table:style-name="ro1">
          <table:table-cell office:value-type="float" office:value="-1.53118926924765" calcext:value-type="float">
            <text:p>-1.53118926924765</text:p>
          </table:table-cell>
          <table:table-cell/>
          <table:table-cell table:formula="of:=AVERAGE([.A421:.A469])" office:value-type="float" office:value="1.77112140835536" calcext:value-type="float">
            <text:p>1.771121408355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2:.A470])" office:value-type="float" office:value="1.77112140835536" calcext:value-type="float">
            <text:p>1.771121408355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3:.A471])" office:value-type="float" office:value="1.77112140835536" calcext:value-type="float">
            <text:p>1.77112140835536</text:p>
          </table:table-cell>
          <table:table-cell table:number-columns-repeated="3"/>
        </table:table-row>
        <table:table-row table:style-name="ro1">
          <table:table-cell office:value-type="float" office:value="-1.631488218081" calcext:value-type="float">
            <text:p>-1.631488218081</text:p>
          </table:table-cell>
          <table:table-cell/>
          <table:table-cell table:formula="of:=AVERAGE([.A424:.A472])" office:value-type="float" office:value="1.69700940390472" calcext:value-type="float">
            <text:p>1.69700940390472</text:p>
          </table:table-cell>
          <table:table-cell table:number-columns-repeated="3"/>
        </table:table-row>
        <table:table-row table:style-name="ro1">
          <table:table-cell office:value-type="float" office:value="-1.59968771493733" calcext:value-type="float">
            <text:p>-1.59968771493733</text:p>
          </table:table-cell>
          <table:table-cell/>
          <table:table-cell table:formula="of:=AVERAGE([.A425:.A473])" office:value-type="float" office:value="1.62354638931417" calcext:value-type="float">
            <text:p>1.623546389314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6:.A474])" office:value-type="float" office:value="1.62354638931417" calcext:value-type="float">
            <text:p>1.623546389314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7:.A475])" office:value-type="float" office:value="1.62354638931417" calcext:value-type="float">
            <text:p>1.623546389314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8:.A476])" office:value-type="float" office:value="1.62354638931417" calcext:value-type="float">
            <text:p>1.623546389314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9:.A477])" office:value-type="float" office:value="1.62354638931417" calcext:value-type="float">
            <text:p>1.623546389314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0:.A478])" office:value-type="float" office:value="1.62354638931417" calcext:value-type="float">
            <text:p>1.623546389314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1:.A479])" office:value-type="float" office:value="1.62354638931417" calcext:value-type="float">
            <text:p>1.623546389314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2:.A480])" office:value-type="float" office:value="1.62354638931417" calcext:value-type="float">
            <text:p>1.623546389314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3:.A481])" office:value-type="float" office:value="1.62354638931417" calcext:value-type="float">
            <text:p>1.623546389314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4:.A482])" office:value-type="float" office:value="1.62354638931417" calcext:value-type="float">
            <text:p>1.623546389314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5:.A483])" office:value-type="float" office:value="1.62354638931417" calcext:value-type="float">
            <text:p>1.623546389314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6:.A484])" office:value-type="float" office:value="1.62354638931417" calcext:value-type="float">
            <text:p>1.623546389314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7:.A485])" office:value-type="float" office:value="1.62354638931417" calcext:value-type="float">
            <text:p>1.623546389314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8:.A486])" office:value-type="float" office:value="1.62354638931417" calcext:value-type="float">
            <text:p>1.623546389314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9:.A487])" office:value-type="float" office:value="1.62354638931417" calcext:value-type="float">
            <text:p>1.623546389314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0:.A488])" office:value-type="float" office:value="1.62354638931417" calcext:value-type="float">
            <text:p>1.623546389314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1:.A489])" office:value-type="float" office:value="1.62354638931417" calcext:value-type="float">
            <text:p>1.623546389314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2:.A490])" office:value-type="float" office:value="1.62354638931417" calcext:value-type="float">
            <text:p>1.623546389314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3:.A491])" office:value-type="float" office:value="1.62354638931417" calcext:value-type="float">
            <text:p>1.623546389314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4:.A492])" office:value-type="float" office:value="1.62354638931417" calcext:value-type="float">
            <text:p>1.623546389314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5:.A493])" office:value-type="float" office:value="1.62354638931417" calcext:value-type="float">
            <text:p>1.623546389314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6:.A494])" office:value-type="float" office:value="1.62354638931417" calcext:value-type="float">
            <text:p>1.623546389314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7:.A495])" office:value-type="float" office:value="1.62354638931417" calcext:value-type="float">
            <text:p>1.623546389314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8:.A496])" office:value-type="float" office:value="1.70230543701296" calcext:value-type="float">
            <text:p>1.7023054370129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9:.A497])" office:value-type="float" office:value="1.78035989383131" calcext:value-type="float">
            <text:p>1.780359893831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0:.A498])" office:value-type="float" office:value="1.78035989383131" calcext:value-type="float">
            <text:p>1.780359893831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1:.A499])" office:value-type="float" office:value="1.78035989383131" calcext:value-type="float">
            <text:p>1.780359893831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2:.A500])" office:value-type="float" office:value="1.78035989383131" calcext:value-type="float">
            <text:p>1.780359893831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3:.A501])" office:value-type="float" office:value="1.78035989383131" calcext:value-type="float">
            <text:p>1.780359893831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4:.A502])" office:value-type="float" office:value="1.78035989383131" calcext:value-type="float">
            <text:p>1.78035989383131</text:p>
          </table:table-cell>
          <table:table-cell table:number-columns-repeated="3"/>
        </table:table-row>
        <table:table-row table:style-name="ro1">
          <table:table-cell office:value-type="float" office:value="-1.55012548738718" calcext:value-type="float">
            <text:p>-1.55012548738718</text:p>
          </table:table-cell>
          <table:table-cell/>
          <table:table-cell table:formula="of:=AVERAGE([.A455:.A503])" office:value-type="float" office:value="1.70790835327238" calcext:value-type="float">
            <text:p>1.70790835327238</text:p>
          </table:table-cell>
          <table:table-cell table:number-columns-repeated="3"/>
        </table:table-row>
        <table:table-row table:style-name="ro1">
          <table:table-cell office:value-type="float" office:value="-1.65623002562225" calcext:value-type="float">
            <text:p>-1.65623002562225</text:p>
          </table:table-cell>
          <table:table-cell/>
          <table:table-cell table:formula="of:=AVERAGE([.A456:.A504])" office:value-type="float" office:value="1.63329141397397" calcext:value-type="float">
            <text:p>1.633291413973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7:.A505])" office:value-type="float" office:value="1.63329141397397" calcext:value-type="float">
            <text:p>1.63329141397397</text:p>
          </table:table-cell>
          <table:table-cell table:number-columns-repeated="3"/>
        </table:table-row>
        <table:table-row table:style-name="ro1">
          <table:table-cell office:value-type="float" office:value="-1.50672319200337" calcext:value-type="float">
            <text:p>-1.50672319200337</text:p>
          </table:table-cell>
          <table:table-cell/>
          <table:table-cell table:formula="of:=AVERAGE([.A458:.A506])" office:value-type="float" office:value="1.56172563454533" calcext:value-type="float">
            <text:p>1.561725634545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9:.A507])" office:value-type="float" office:value="1.56172563454533" calcext:value-type="float">
            <text:p>1.561725634545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0:.A508])" office:value-type="float" office:value="1.56172563454533" calcext:value-type="float">
            <text:p>1.561725634545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1:.A509])" office:value-type="float" office:value="1.56172563454533" calcext:value-type="float">
            <text:p>1.561725634545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2:.A510])" office:value-type="float" office:value="1.56172563454533" calcext:value-type="float">
            <text:p>1.561725634545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3:.A511])" office:value-type="float" office:value="1.56172563454533" calcext:value-type="float">
            <text:p>1.56172563454533</text:p>
          </table:table-cell>
          <table:table-cell table:number-columns-repeated="3"/>
        </table:table-row>
        <table:table-row table:style-name="ro1">
          <table:table-cell office:value-type="float" office:value="-1.63394045774341" calcext:value-type="float">
            <text:p>-1.63394045774341</text:p>
          </table:table-cell>
          <table:table-cell/>
          <table:table-cell table:formula="of:=AVERAGE([.A464:.A512])" office:value-type="float" office:value="1.4875635843873" calcext:value-type="float">
            <text:p>1.4875635843873</text:p>
          </table:table-cell>
          <table:table-cell table:number-columns-repeated="3"/>
        </table:table-row>
        <table:table-row table:style-name="ro1">
          <table:table-cell office:value-type="float" office:value="-1.63345587641299" calcext:value-type="float">
            <text:p>-1.63345587641299</text:p>
          </table:table-cell>
          <table:table-cell/>
          <table:table-cell table:formula="of:=AVERAGE([.A465:.A513])" office:value-type="float" office:value="1.41341142364418" calcext:value-type="float">
            <text:p>1.41341142364418</text:p>
          </table:table-cell>
          <table:table-cell table:number-columns-repeated="3"/>
        </table:table-row>
        <table:table-row table:style-name="ro1">
          <table:table-cell office:value-type="float" office:value="-1.61635707803965" calcext:value-type="float">
            <text:p>-1.61635707803965</text:p>
          </table:table-cell>
          <table:table-cell/>
          <table:table-cell table:formula="of:=AVERAGE([.A466:.A514])" office:value-type="float" office:value="1.3396082179699" calcext:value-type="float">
            <text:p>1.33960821796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7:.A515])" office:value-type="float" office:value="1.3396082179699" calcext:value-type="float">
            <text:p>1.33960821796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8:.A516])" office:value-type="float" office:value="1.3396082179699" calcext:value-type="float">
            <text:p>1.33960821796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9:.A517])" office:value-type="float" office:value="1.3396082179699" calcext:value-type="float">
            <text:p>1.3396082179699</text:p>
          </table:table-cell>
          <table:table-cell table:number-columns-repeated="3"/>
        </table:table-row>
        <table:table-row table:style-name="ro1">
          <table:table-cell office:value-type="float" office:value="-1.53229336375594" calcext:value-type="float">
            <text:p>-1.53229336375594</text:p>
          </table:table-cell>
          <table:table-cell/>
          <table:table-cell table:formula="of:=AVERAGE([.A470:.A518])" office:value-type="float" office:value="1.33958568542892" calcext:value-type="float">
            <text:p>1.33958568542892</text:p>
          </table:table-cell>
          <table:table-cell table:number-columns-repeated="3"/>
        </table:table-row>
        <table:table-row table:style-name="ro1">
          <table:table-cell office:value-type="float" office:value="-1.82315480076671" calcext:value-type="float">
            <text:p>-1.82315480076671</text:p>
          </table:table-cell>
          <table:table-cell/>
          <table:table-cell table:formula="of:=AVERAGE([.A471:.A519])" office:value-type="float" office:value="1.26156211806633" calcext:value-type="float">
            <text:p>1.261562118066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2:.A520])" office:value-type="float" office:value="1.26156211806633" calcext:value-type="float">
            <text:p>1.26156211806633</text:p>
          </table:table-cell>
          <table:table-cell table:number-columns-repeated="3"/>
        </table:table-row>
        <table:table-row table:style-name="ro1">
          <table:table-cell office:value-type="float" office:value="-1.57391807871461" calcext:value-type="float">
            <text:p>-1.57391807871461</text:p>
          </table:table-cell>
          <table:table-cell/>
          <table:table-cell table:formula="of:=AVERAGE([.A473:.A521])" office:value-type="float" office:value="1.26273701886973" calcext:value-type="float">
            <text:p>1.26273701886973</text:p>
          </table:table-cell>
          <table:table-cell table:number-columns-repeated="3"/>
        </table:table-row>
        <table:table-row table:style-name="ro1">
          <table:table-cell office:value-type="float" office:value="-1.69696419038773" calcext:value-type="float">
            <text:p>-1.69696419038773</text:p>
          </table:table-cell>
          <table:table-cell/>
          <table:table-cell table:formula="of:=AVERAGE([.A474:.A522])" office:value-type="float" office:value="1.26075178467686" calcext:value-type="float">
            <text:p>1.26075178467686</text:p>
          </table:table-cell>
          <table:table-cell table:number-columns-repeated="3"/>
        </table:table-row>
        <table:table-row table:style-name="ro1">
          <table:table-cell office:value-type="float" office:value="-1.52673065167964" calcext:value-type="float">
            <text:p>-1.52673065167964</text:p>
          </table:table-cell>
          <table:table-cell/>
          <table:table-cell table:formula="of:=AVERAGE([.A475:.A523])" office:value-type="float" office:value="1.18877768974462" calcext:value-type="float">
            <text:p>1.1887776897446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6:.A524])" office:value-type="float" office:value="1.18877768974462" calcext:value-type="float">
            <text:p>1.1887776897446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7:.A525])" office:value-type="float" office:value="1.18877768974462" calcext:value-type="float">
            <text:p>1.1887776897446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8:.A526])" office:value-type="float" office:value="1.18877768974462" calcext:value-type="float">
            <text:p>1.1887776897446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9:.A527])" office:value-type="float" office:value="1.18877768974462" calcext:value-type="float">
            <text:p>1.1887776897446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0:.A528])" office:value-type="float" office:value="1.18877768974462" calcext:value-type="float">
            <text:p>1.18877768974462</text:p>
          </table:table-cell>
          <table:table-cell table:number-columns-repeated="3"/>
        </table:table-row>
        <table:table-row table:style-name="ro1">
          <table:table-cell office:value-type="float" office:value="-1.70955391841531" calcext:value-type="float">
            <text:p>-1.70955391841531</text:p>
          </table:table-cell>
          <table:table-cell/>
          <table:table-cell table:formula="of:=AVERAGE([.A481:.A529])" office:value-type="float" office:value="1.11307250773615" calcext:value-type="float">
            <text:p>1.113072507736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2:.A530])" office:value-type="float" office:value="1.11307250773615" calcext:value-type="float">
            <text:p>1.113072507736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3:.A531])" office:value-type="float" office:value="1.11307250773615" calcext:value-type="float">
            <text:p>1.113072507736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4:.A532])" office:value-type="float" office:value="1.11307250773615" calcext:value-type="float">
            <text:p>1.113072507736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5:.A533])" office:value-type="float" office:value="1.11307250773615" calcext:value-type="float">
            <text:p>1.113072507736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6:.A534])" office:value-type="float" office:value="1.11307250773615" calcext:value-type="float">
            <text:p>1.113072507736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7:.A535])" office:value-type="float" office:value="1.11307250773615" calcext:value-type="float">
            <text:p>1.113072507736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8:.A536])" office:value-type="float" office:value="1.11307250773615" calcext:value-type="float">
            <text:p>1.113072507736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9:.A537])" office:value-type="float" office:value="1.11307250773615" calcext:value-type="float">
            <text:p>1.113072507736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0:.A538])" office:value-type="float" office:value="1.11307250773615" calcext:value-type="float">
            <text:p>1.113072507736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1:.A539])" office:value-type="float" office:value="1.11307250773615" calcext:value-type="float">
            <text:p>1.113072507736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2:.A540])" office:value-type="float" office:value="1.11307250773615" calcext:value-type="float">
            <text:p>1.113072507736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3:.A541])" office:value-type="float" office:value="1.11307250773615" calcext:value-type="float">
            <text:p>1.113072507736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4:.A542])" office:value-type="float" office:value="1.11307250773615" calcext:value-type="float">
            <text:p>1.113072507736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5:.A543])" office:value-type="float" office:value="1.11307250773615" calcext:value-type="float">
            <text:p>1.113072507736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6:.A544])" office:value-type="float" office:value="1.11307250773615" calcext:value-type="float">
            <text:p>1.113072507736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7:.A545])" office:value-type="float" office:value="1.11307250773615" calcext:value-type="float">
            <text:p>1.113072507736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8:.A546])" office:value-type="float" office:value="1.11307250773615" calcext:value-type="float">
            <text:p>1.113072507736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9:.A547])" office:value-type="float" office:value="1.11307250773615" calcext:value-type="float">
            <text:p>1.113072507736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0:.A548])" office:value-type="float" office:value="1.11307250773615" calcext:value-type="float">
            <text:p>1.113072507736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1:.A549])" office:value-type="float" office:value="1.11307250773615" calcext:value-type="float">
            <text:p>1.113072507736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2:.A550])" office:value-type="float" office:value="1.11307250773615" calcext:value-type="float">
            <text:p>1.113072507736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3:.A551])" office:value-type="float" office:value="1.11307250773615" calcext:value-type="float">
            <text:p>1.11307250773615</text:p>
          </table:table-cell>
          <table:table-cell table:number-columns-repeated="3"/>
        </table:table-row>
        <table:table-row table:style-name="ro1">
          <table:table-cell office:value-type="float" office:value="-1.58587656036019" calcext:value-type="float">
            <text:p>-1.58587656036019</text:p>
          </table:table-cell>
          <table:table-cell/>
          <table:table-cell table:formula="of:=AVERAGE([.A504:.A552])" office:value-type="float" office:value="1.112342894002" calcext:value-type="float">
            <text:p>1.112342894002</text:p>
          </table:table-cell>
          <table:table-cell table:number-columns-repeated="3"/>
        </table:table-row>
        <table:table-row table:style-name="ro1">
          <table:table-cell office:value-type="float" office:value="-1.59807909265161" calcext:value-type="float">
            <text:p>-1.59807909265161</text:p>
          </table:table-cell>
          <table:table-cell/>
          <table:table-cell table:formula="of:=AVERAGE([.A505:.A553])" office:value-type="float" office:value="1.1135296477361" calcext:value-type="float">
            <text:p>1.1135296477361</text:p>
          </table:table-cell>
          <table:table-cell table:number-columns-repeated="3"/>
        </table:table-row>
        <table:table-row table:style-name="ro1">
          <table:table-cell office:value-type="float" office:value="-1.51393324593902" calcext:value-type="float">
            <text:p>-1.51393324593902</text:p>
          </table:table-cell>
          <table:table-cell/>
          <table:table-cell table:formula="of:=AVERAGE([.A506:.A554])" office:value-type="float" office:value="1.04181672434959" calcext:value-type="float">
            <text:p>1.0418167243495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7:.A555])" office:value-type="float" office:value="1.11338250377823" calcext:value-type="float">
            <text:p>1.11338250377823</text:p>
          </table:table-cell>
          <table:table-cell table:number-columns-repeated="3"/>
        </table:table-row>
        <table:table-row table:style-name="ro1">
          <table:table-cell office:value-type="float" office:value="-1.63090273119509" calcext:value-type="float">
            <text:p>-1.63090273119509</text:p>
          </table:table-cell>
          <table:table-cell/>
          <table:table-cell table:formula="of:=AVERAGE([.A508:.A556])" office:value-type="float" office:value="1.03928244803955" calcext:value-type="float">
            <text:p>1.0392824480395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9:.A557])" office:value-type="float" office:value="1.03928244803955" calcext:value-type="float">
            <text:p>1.0392824480395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0:.A558])" office:value-type="float" office:value="1.03928244803955" calcext:value-type="float">
            <text:p>1.0392824480395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1:.A559])" office:value-type="float" office:value="1.03928244803955" calcext:value-type="float">
            <text:p>1.0392824480395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2:.A560])" office:value-type="float" office:value="1.03928244803955" calcext:value-type="float">
            <text:p>1.0392824480395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3:.A561])" office:value-type="float" office:value="1.11344449819758" calcext:value-type="float">
            <text:p>1.11344449819758</text:p>
          </table:table-cell>
          <table:table-cell table:number-columns-repeated="3"/>
        </table:table-row>
        <table:table-row table:style-name="ro1">
          <table:table-cell office:value-type="float" office:value="-1.58355925254524" calcext:value-type="float">
            <text:p>-1.58355925254524</text:p>
          </table:table-cell>
          <table:table-cell/>
          <table:table-cell table:formula="of:=AVERAGE([.A514:.A562])" office:value-type="float" office:value="1.11446279664386" calcext:value-type="float">
            <text:p>1.1144627966438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5:.A563])" office:value-type="float" office:value="1.18826600231814" calcext:value-type="float">
            <text:p>1.188266002318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6:.A564])" office:value-type="float" office:value="1.18826600231814" calcext:value-type="float">
            <text:p>1.188266002318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7:.A565])" office:value-type="float" office:value="1.18826600231814" calcext:value-type="float">
            <text:p>1.188266002318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8:.A566])" office:value-type="float" office:value="1.18826600231814" calcext:value-type="float">
            <text:p>1.188266002318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9:.A567])" office:value-type="float" office:value="1.26035362198663" calcext:value-type="float">
            <text:p>1.2603536219866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0:.A568])" office:value-type="float" office:value="1.33837718934922" calcext:value-type="float">
            <text:p>1.33837718934922</text:p>
          </table:table-cell>
          <table:table-cell table:number-columns-repeated="3"/>
        </table:table-row>
        <table:table-row table:style-name="ro1">
          <table:table-cell office:value-type="float" office:value="-1.75958195416927" calcext:value-type="float">
            <text:p>-1.75958195416927</text:p>
          </table:table-cell>
          <table:table-cell/>
          <table:table-cell table:formula="of:=AVERAGE([.A521:.A569])" office:value-type="float" office:value="1.26165102701923" calcext:value-type="float">
            <text:p>1.26165102701923</text:p>
          </table:table-cell>
          <table:table-cell table:number-columns-repeated="3"/>
        </table:table-row>
        <table:table-row table:style-name="ro1">
          <table:table-cell office:value-type="float" office:value="-1.59613138076663" calcext:value-type="float">
            <text:p>-1.59613138076663</text:p>
          </table:table-cell>
          <table:table-cell/>
          <table:table-cell table:formula="of:=AVERAGE([.A522:.A570])" office:value-type="float" office:value="1.26119769432429" calcext:value-type="float">
            <text:p>1.26119769432429</text:p>
          </table:table-cell>
          <table:table-cell table:number-columns-repeated="3"/>
        </table:table-row>
        <table:table-row table:style-name="ro1">
          <table:table-cell office:value-type="float" office:value="-1.65928652529717" calcext:value-type="float">
            <text:p>-1.65928652529717</text:p>
          </table:table-cell>
          <table:table-cell/>
          <table:table-cell table:formula="of:=AVERAGE([.A523:.A571])" office:value-type="float" office:value="1.26196662626491" calcext:value-type="float">
            <text:p>1.26196662626491</text:p>
          </table:table-cell>
          <table:table-cell table:number-columns-repeated="3"/>
        </table:table-row>
        <table:table-row table:style-name="ro1">
          <table:table-cell office:value-type="float" office:value="-1.57904079563618" calcext:value-type="float">
            <text:p>-1.57904079563618</text:p>
          </table:table-cell>
          <table:table-cell/>
          <table:table-cell table:formula="of:=AVERAGE([.A524:.A572])" office:value-type="float" office:value="1.26089907230662" calcext:value-type="float">
            <text:p>1.26089907230662</text:p>
          </table:table-cell>
          <table:table-cell table:number-columns-repeated="3"/>
        </table:table-row>
        <table:table-row table:style-name="ro1">
          <table:table-cell office:value-type="float" office:value="-1.73221542886496" calcext:value-type="float">
            <text:p>-1.73221542886496</text:p>
          </table:table-cell>
          <table:table-cell/>
          <table:table-cell table:formula="of:=AVERAGE([.A525:.A573])" office:value-type="float" office:value="1.18473141049305" calcext:value-type="float">
            <text:p>1.184731410493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6:.A574])" office:value-type="float" office:value="1.18473141049305" calcext:value-type="float">
            <text:p>1.184731410493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7:.A575])" office:value-type="float" office:value="1.18473141049305" calcext:value-type="float">
            <text:p>1.184731410493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8:.A576])" office:value-type="float" office:value="1.18473141049305" calcext:value-type="float">
            <text:p>1.184731410493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9:.A577])" office:value-type="float" office:value="1.18473141049305" calcext:value-type="float">
            <text:p>1.184731410493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0:.A578])" office:value-type="float" office:value="1.26043659250152" calcext:value-type="float">
            <text:p>1.260436592501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1:.A579])" office:value-type="float" office:value="1.26043659250152" calcext:value-type="float">
            <text:p>1.260436592501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2:.A580])" office:value-type="float" office:value="1.26043659250152" calcext:value-type="float">
            <text:p>1.260436592501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3:.A581])" office:value-type="float" office:value="1.26043659250152" calcext:value-type="float">
            <text:p>1.260436592501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4:.A582])" office:value-type="float" office:value="1.26043659250152" calcext:value-type="float">
            <text:p>1.260436592501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5:.A583])" office:value-type="float" office:value="1.26043659250152" calcext:value-type="float">
            <text:p>1.260436592501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6:.A584])" office:value-type="float" office:value="1.26043659250152" calcext:value-type="float">
            <text:p>1.260436592501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7:.A585])" office:value-type="float" office:value="1.26043659250152" calcext:value-type="float">
            <text:p>1.260436592501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8:.A586])" office:value-type="float" office:value="1.26043659250152" calcext:value-type="float">
            <text:p>1.260436592501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9:.A587])" office:value-type="float" office:value="1.26043659250152" calcext:value-type="float">
            <text:p>1.26043659250152</text:p>
          </table:table-cell>
          <table:table-cell table:number-columns-repeated="3"/>
        </table:table-row>
        <table:table-row table:style-name="ro1">
          <table:table-cell office:value-type="float" office:value="-1.677842587623" calcext:value-type="float">
            <text:p>-1.677842587623</text:p>
          </table:table-cell>
          <table:table-cell/>
          <table:table-cell table:formula="of:=AVERAGE([.A540:.A588])" office:value-type="float" office:value="1.18537858050922" calcext:value-type="float">
            <text:p>1.1853785805092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1:.A589])" office:value-type="float" office:value="1.18537858050922" calcext:value-type="float">
            <text:p>1.1853785805092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2:.A590])" office:value-type="float" office:value="1.18537858050922" calcext:value-type="float">
            <text:p>1.18537858050922</text:p>
          </table:table-cell>
          <table:table-cell table:number-columns-repeated="3"/>
        </table:table-row>
        <table:table-row table:style-name="ro1">
          <table:table-cell office:value-type="float" office:value="-1.60869294910431" calcext:value-type="float">
            <text:p>-1.60869294910431</text:p>
          </table:table-cell>
          <table:table-cell/>
          <table:table-cell table:formula="of:=AVERAGE([.A543:.A591])" office:value-type="float" office:value="1.11173178562954" calcext:value-type="float">
            <text:p>1.1117317856295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4:.A592])" office:value-type="float" office:value="1.11173178562954" calcext:value-type="float">
            <text:p>1.1117317856295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5:.A593])" office:value-type="float" office:value="1.11173178562954" calcext:value-type="float">
            <text:p>1.1117317856295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6:.A594])" office:value-type="float" office:value="1.11173178562954" calcext:value-type="float">
            <text:p>1.1117317856295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7:.A595])" office:value-type="float" office:value="1.11173178562954" calcext:value-type="float">
            <text:p>1.11173178562954</text:p>
          </table:table-cell>
          <table:table-cell table:number-columns-repeated="3"/>
        </table:table-row>
        <table:table-row table:style-name="ro1">
          <table:table-cell office:value-type="float" office:value="-1.54054884617925" calcext:value-type="float">
            <text:p>-1.54054884617925</text:p>
          </table:table-cell>
          <table:table-cell/>
          <table:table-cell table:formula="of:=AVERAGE([.A548:.A596])" office:value-type="float" office:value="1.03947568672792" calcext:value-type="float">
            <text:p>1.0394756867279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9:.A597])" office:value-type="float" office:value="1.03947568672792" calcext:value-type="float">
            <text:p>1.0394756867279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0:.A598])" office:value-type="float" office:value="1.03947568672792" calcext:value-type="float">
            <text:p>1.03947568672792</text:p>
          </table:table-cell>
          <table:table-cell table:number-columns-repeated="3"/>
        </table:table-row>
        <table:table-row table:style-name="ro1">
          <table:table-cell office:value-type="float" office:value="-1.74715179771781" calcext:value-type="float">
            <text:p>-1.74715179771781</text:p>
          </table:table-cell>
          <table:table-cell/>
          <table:table-cell table:formula="of:=AVERAGE([.A551:.A599])" office:value-type="float" office:value="0.96300320106021" calcext:value-type="float">
            <text:p>0.9630032010602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2:.A600])" office:value-type="float" office:value="0.96300320106021" calcext:value-type="float">
            <text:p>0.9630032010602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3:.A601])" office:value-type="float" office:value="1.03618435535327" calcext:value-type="float">
            <text:p>1.0361843553532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4:.A602])" office:value-type="float" office:value="1.10961454091759" calcext:value-type="float">
            <text:p>1.1096145409175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5:.A603])" office:value-type="float" office:value="1.1813274643041" calcext:value-type="float">
            <text:p>1.18132746430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6:.A604])" office:value-type="float" office:value="1.1813274643041" calcext:value-type="float">
            <text:p>1.18132746430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7:.A605])" office:value-type="float" office:value="1.25542752004278" calcext:value-type="float">
            <text:p>1.255427520042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8:.A606])" office:value-type="float" office:value="1.25542752004278" calcext:value-type="float">
            <text:p>1.25542752004278</text:p>
          </table:table-cell>
          <table:table-cell table:number-columns-repeated="3"/>
        </table:table-row>
        <table:table-row table:style-name="ro1">
          <table:table-cell office:value-type="float" office:value="-1.50314104478359" calcext:value-type="float">
            <text:p>-1.50314104478359</text:p>
          </table:table-cell>
          <table:table-cell/>
          <table:table-cell table:formula="of:=AVERAGE([.A559:.A607])" office:value-type="float" office:value="1.18393484565944" calcext:value-type="float">
            <text:p>1.183934845659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0:.A608])" office:value-type="float" office:value="1.18393484565944" calcext:value-type="float">
            <text:p>1.18393484565944</text:p>
          </table:table-cell>
          <table:table-cell table:number-columns-repeated="3"/>
        </table:table-row>
        <table:table-row table:style-name="ro1">
          <table:table-cell office:value-type="float" office:value="-1.49612810867727" calcext:value-type="float">
            <text:p>-1.49612810867727</text:p>
          </table:table-cell>
          <table:table-cell/>
          <table:table-cell table:formula="of:=AVERAGE([.A561:.A609])" office:value-type="float" office:value="1.11258529242113" calcext:value-type="float">
            <text:p>1.11258529242113</text:p>
          </table:table-cell>
          <table:table-cell table:number-columns-repeated="3"/>
        </table:table-row>
        <table:table-row table:style-name="ro1">
          <table:table-cell office:value-type="float" office:value="-1.72699297970831" calcext:value-type="float">
            <text:p>-1.72699297970831</text:p>
          </table:table-cell>
          <table:table-cell/>
          <table:table-cell table:formula="of:=AVERAGE([.A562:.A610])" office:value-type="float" office:value="1.03652421120259" calcext:value-type="float">
            <text:p>1.0365242112025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3:.A611])" office:value-type="float" office:value="1.10965807349943" calcext:value-type="float">
            <text:p>1.10965807349943</text:p>
          </table:table-cell>
          <table:table-cell table:number-columns-repeated="3"/>
        </table:table-row>
        <table:table-row table:style-name="ro1">
          <table:table-cell office:value-type="float" office:value="-1.6006603975594" calcext:value-type="float">
            <text:p>-1.6006603975594</text:p>
          </table:table-cell>
          <table:table-cell/>
          <table:table-cell table:formula="of:=AVERAGE([.A564:.A612])" office:value-type="float" office:value="1.03617520824312" calcext:value-type="float">
            <text:p>1.036175208243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5:.A613])" office:value-type="float" office:value="1.03617520824312" calcext:value-type="float">
            <text:p>1.036175208243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6:.A614])" office:value-type="float" office:value="1.03617520824312" calcext:value-type="float">
            <text:p>1.03617520824312</text:p>
          </table:table-cell>
          <table:table-cell table:number-columns-repeated="3"/>
        </table:table-row>
        <table:table-row table:style-name="ro1">
          <table:table-cell office:value-type="float" office:value="-1.55577502517402" calcext:value-type="float">
            <text:p>-1.55577502517402</text:p>
          </table:table-cell>
          <table:table-cell/>
          <table:table-cell table:formula="of:=AVERAGE([.A567:.A615])" office:value-type="float" office:value="0.96360837099467" calcext:value-type="float">
            <text:p>0.96360837099467</text:p>
          </table:table-cell>
          <table:table-cell table:number-columns-repeated="3"/>
        </table:table-row>
        <table:table-row table:style-name="ro1">
          <table:table-cell office:value-type="float" office:value="-1.55699058512151" calcext:value-type="float">
            <text:p>-1.55699058512151</text:p>
          </table:table-cell>
          <table:table-cell/>
          <table:table-cell table:formula="of:=AVERAGE([.A568:.A616])" office:value-type="float" office:value="0.891016726400353" calcext:value-type="float">
            <text:p>0.8910167264003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9:.A617])" office:value-type="float" office:value="0.891016726400353" calcext:value-type="float">
            <text:p>0.891016726400353</text:p>
          </table:table-cell>
          <table:table-cell table:number-columns-repeated="3"/>
        </table:table-row>
        <table:table-row table:style-name="ro1">
          <table:table-cell office:value-type="float" office:value="-1.54739517078698" calcext:value-type="float">
            <text:p>-1.54739517078698</text:p>
          </table:table-cell>
          <table:table-cell/>
          <table:table-cell table:formula="of:=AVERAGE([.A570:.A618])" office:value-type="float" office:value="0.895347068918359" calcext:value-type="float">
            <text:p>0.895347068918359</text:p>
          </table:table-cell>
          <table:table-cell table:number-columns-repeated="3"/>
        </table:table-row>
        <table:table-row table:style-name="ro1">
          <table:table-cell office:value-type="float" office:value="-1.5601562035948" calcext:value-type="float">
            <text:p>-1.5601562035948</text:p>
          </table:table-cell>
          <table:table-cell/>
          <table:table-cell table:formula="of:=AVERAGE([.A571:.A619])" office:value-type="float" office:value="0.896081256207581" calcext:value-type="float">
            <text:p>0.8960812562075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2:.A620])" office:value-type="float" office:value="0.97076057305038" calcext:value-type="float">
            <text:p>0.970760573050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3:.A621])" office:value-type="float" office:value="1.04380222194091" calcext:value-type="float">
            <text:p>1.0438022219409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4:.A622])" office:value-type="float" office:value="1.11996988375448" calcext:value-type="float">
            <text:p>1.119969883754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5:.A623])" office:value-type="float" office:value="1.11996988375448" calcext:value-type="float">
            <text:p>1.119969883754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6:.A624])" office:value-type="float" office:value="1.11996988375448" calcext:value-type="float">
            <text:p>1.119969883754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7:.A625])" office:value-type="float" office:value="1.11996988375448" calcext:value-type="float">
            <text:p>1.11996988375448</text:p>
          </table:table-cell>
          <table:table-cell table:number-columns-repeated="3"/>
        </table:table-row>
        <table:table-row table:style-name="ro1">
          <table:table-cell office:value-type="float" office:value="-1.65606576076448" calcext:value-type="float">
            <text:p>-1.65606576076448</text:p>
          </table:table-cell>
          <table:table-cell/>
          <table:table-cell table:formula="of:=AVERAGE([.A578:.A626])" office:value-type="float" office:value="1.04535629680011" calcext:value-type="float">
            <text:p>1.04535629680011</text:p>
          </table:table-cell>
          <table:table-cell table:number-columns-repeated="3"/>
        </table:table-row>
        <table:table-row table:style-name="ro1">
          <table:table-cell office:value-type="float" office:value="-1.57203020617068" calcext:value-type="float">
            <text:p>-1.57203020617068</text:p>
          </table:table-cell>
          <table:table-cell/>
          <table:table-cell table:formula="of:=AVERAGE([.A579:.A627])" office:value-type="float" office:value="0.972457721163971" calcext:value-type="float">
            <text:p>0.9724577211639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80:.A628])" office:value-type="float" office:value="0.972457721163971" calcext:value-type="float">
            <text:p>0.9724577211639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81:.A629])" office:value-type="float" office:value="0.972457721163971" calcext:value-type="float">
            <text:p>0.9724577211639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82:.A630])" office:value-type="float" office:value="0.972457721163971" calcext:value-type="float">
            <text:p>0.972457721163971</text:p>
          </table:table-cell>
          <table:table-cell table:number-columns-repeated="3"/>
        </table:table-row>
        <table:table-row table:style-name="ro1">
          <table:table-cell office:value-type="float" office:value="-1.64439239597917" calcext:value-type="float">
            <text:p>-1.64439239597917</text:p>
          </table:table-cell>
          <table:table-cell/>
          <table:table-cell table:formula="of:=AVERAGE([.A583:.A631])" office:value-type="float" office:value="0.898082366143988" calcext:value-type="float">
            <text:p>0.898082366143988</text:p>
          </table:table-cell>
          <table:table-cell table:number-columns-repeated="3"/>
        </table:table-row>
        <table:table-row table:style-name="ro1">
          <table:table-cell office:value-type="float" office:value="-1.60655867927373" calcext:value-type="float">
            <text:p>-1.60655867927373</text:p>
          </table:table-cell>
          <table:table-cell/>
          <table:table-cell table:formula="of:=AVERAGE([.A584:.A632])" office:value-type="float" office:value="0.824479127791463" calcext:value-type="float">
            <text:p>0.824479127791463</text:p>
          </table:table-cell>
          <table:table-cell table:number-columns-repeated="3"/>
        </table:table-row>
        <table:table-row table:style-name="ro1">
          <table:table-cell office:value-type="float" office:value="-1.57367168142796" calcext:value-type="float">
            <text:p>-1.57367168142796</text:p>
          </table:table-cell>
          <table:table-cell/>
          <table:table-cell table:formula="of:=AVERAGE([.A585:.A633])" office:value-type="float" office:value="0.75154705266028" calcext:value-type="float">
            <text:p>0.751547052660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86:.A634])" office:value-type="float" office:value="0.75154705266028" calcext:value-type="float">
            <text:p>0.751547052660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87:.A635])" office:value-type="float" office:value="0.75154705266028" calcext:value-type="float">
            <text:p>0.751547052660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88:.A636])" office:value-type="float" office:value="0.75154705266028" calcext:value-type="float">
            <text:p>0.75154705266028</text:p>
          </table:table-cell>
          <table:table-cell table:number-columns-repeated="3"/>
        </table:table-row>
        <table:table-row table:style-name="ro1">
          <table:table-cell office:value-type="float" office:value="-1.49462743186951" calcext:value-type="float">
            <text:p>-1.49462743186951</text:p>
          </table:table-cell>
          <table:table-cell/>
          <table:table-cell table:formula="of:=AVERAGE([.A589:.A637])" office:value-type="float" office:value="0.755286137471576" calcext:value-type="float">
            <text:p>0.755286137471576</text:p>
          </table:table-cell>
          <table:table-cell table:number-columns-repeated="3"/>
        </table:table-row>
        <table:table-row table:style-name="ro1">
          <table:table-cell office:value-type="float" office:value="-1.62303092454672" calcext:value-type="float">
            <text:p>-1.62303092454672</text:p>
          </table:table-cell>
          <table:table-cell/>
          <table:table-cell table:formula="of:=AVERAGE([.A590:.A638])" office:value-type="float" office:value="0.681346730848173" calcext:value-type="float">
            <text:p>0.68134673084817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91:.A639])" office:value-type="float" office:value="0.681346730848174" calcext:value-type="float">
            <text:p>0.68134673084817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92:.A640])" office:value-type="float" office:value="0.754993525727853" calcext:value-type="float">
            <text:p>0.7549935257278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93:.A641])" office:value-type="float" office:value="0.754993525727853" calcext:value-type="float">
            <text:p>0.7549935257278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94:.A642])" office:value-type="float" office:value="0.754993525727853" calcext:value-type="float">
            <text:p>0.754993525727853</text:p>
          </table:table-cell>
          <table:table-cell table:number-columns-repeated="3"/>
        </table:table-row>
        <table:table-row table:style-name="ro1">
          <table:table-cell office:value-type="float" office:value="-1.63123243423104" calcext:value-type="float">
            <text:p>-1.63123243423104</text:p>
          </table:table-cell>
          <table:table-cell/>
          <table:table-cell table:formula="of:=AVERAGE([.A595:.A643])" office:value-type="float" office:value="0.680886741355791" calcext:value-type="float">
            <text:p>0.680886741355791</text:p>
          </table:table-cell>
          <table:table-cell table:number-columns-repeated="3"/>
        </table:table-row>
        <table:table-row table:style-name="ro1">
          <table:table-cell office:value-type="float" office:value="-1.54566686981916" calcext:value-type="float">
            <text:p>-1.54566686981916</text:p>
          </table:table-cell>
          <table:table-cell/>
          <table:table-cell table:formula="of:=AVERAGE([.A596:.A644])" office:value-type="float" office:value="0.608526192992135" calcext:value-type="float">
            <text:p>0.608526192992135</text:p>
          </table:table-cell>
          <table:table-cell table:number-columns-repeated="3"/>
        </table:table-row>
        <table:table-row table:style-name="ro1">
          <table:table-cell office:value-type="float" office:value="-1.62265898197591" calcext:value-type="float">
            <text:p>-1.62265898197591</text:p>
          </table:table-cell>
          <table:table-cell/>
          <table:table-cell table:formula="of:=AVERAGE([.A597:.A645])" office:value-type="float" office:value="0.60685047593506" calcext:value-type="float">
            <text:p>0.6068504759350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98:.A646])" office:value-type="float" office:value="0.60685047593506" calcext:value-type="float">
            <text:p>0.60685047593506</text:p>
          </table:table-cell>
          <table:table-cell table:number-columns-repeated="3"/>
        </table:table-row>
        <table:table-row table:style-name="ro1">
          <table:table-cell office:value-type="float" office:value="-1.61552284722626" calcext:value-type="float">
            <text:p>-1.61552284722626</text:p>
          </table:table-cell>
          <table:table-cell/>
          <table:table-cell table:formula="of:=AVERAGE([.A599:.A647])" office:value-type="float" office:value="0.533064295379422" calcext:value-type="float">
            <text:p>0.533064295379422</text:p>
          </table:table-cell>
          <table:table-cell table:number-columns-repeated="3"/>
        </table:table-row>
        <table:table-row table:style-name="ro1">
          <table:table-cell office:value-type="float" office:value="-1.53440768713951" calcext:value-type="float">
            <text:p>-1.53440768713951</text:p>
          </table:table-cell>
          <table:table-cell/>
          <table:table-cell table:formula="of:=AVERAGE([.A600:.A648])" office:value-type="float" office:value="0.537406011921836" calcext:value-type="float">
            <text:p>0.537406011921836</text:p>
          </table:table-cell>
          <table:table-cell table:number-columns-repeated="3"/>
        </table:table-row>
        <table:table-row table:style-name="ro1">
          <table:table-cell office:value-type="float" office:value="-1.69516431687474" calcext:value-type="float">
            <text:p>-1.69516431687474</text:p>
          </table:table-cell>
          <table:table-cell/>
          <table:table-cell table:formula="of:=AVERAGE([.A601:.A649])" office:value-type="float" office:value="0.461994495250923" calcext:value-type="float">
            <text:p>0.4619944952509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02:.A650])" office:value-type="float" office:value="0.461994495250923" calcext:value-type="float">
            <text:p>0.461994495250923</text:p>
          </table:table-cell>
          <table:table-cell table:number-columns-repeated="3"/>
        </table:table-row>
        <table:table-row table:style-name="ro1">
          <table:table-cell office:value-type="float" office:value="-1.54944144158661" calcext:value-type="float">
            <text:p>-1.54944144158661</text:p>
          </table:table-cell>
          <table:table-cell/>
          <table:table-cell table:formula="of:=AVERAGE([.A603:.A651])" office:value-type="float" office:value="0.38955691481038" calcext:value-type="float">
            <text:p>0.389556914810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04:.A652])" office:value-type="float" office:value="0.38955691481038" calcext:value-type="float">
            <text:p>0.389556914810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05:.A653])" office:value-type="float" office:value="0.38955691481038" calcext:value-type="float">
            <text:p>0.38955691481038</text:p>
          </table:table-cell>
          <table:table-cell table:number-columns-repeated="3"/>
        </table:table-row>
        <table:table-row table:style-name="ro1">
          <table:table-cell office:value-type="float" office:value="-1.93131968964636" calcext:value-type="float">
            <text:p>-1.93131968964636</text:p>
          </table:table-cell>
          <table:table-cell/>
          <table:table-cell table:formula="of:=AVERAGE([.A606:.A654])" office:value-type="float" office:value="0.309325900735965" calcext:value-type="float">
            <text:p>0.30932590073596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07:.A655])" office:value-type="float" office:value="0.309325900735965" calcext:value-type="float">
            <text:p>0.309325900735965</text:p>
          </table:table-cell>
          <table:table-cell table:number-columns-repeated="3"/>
        </table:table-row>
        <table:table-row table:style-name="ro1">
          <table:table-cell office:value-type="float" office:value="-1.56797873078585" calcext:value-type="float">
            <text:p>-1.56797873078585</text:p>
          </table:table-cell>
          <table:table-cell/>
          <table:table-cell table:formula="of:=AVERAGE([.A608:.A656])" office:value-type="float" office:value="0.308002682654286" calcext:value-type="float">
            <text:p>0.30800268265428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09:.A657])" office:value-type="float" office:value="0.308002682654286" calcext:value-type="float">
            <text:p>0.30800268265428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10:.A658])" office:value-type="float" office:value="0.379352235892598" calcext:value-type="float">
            <text:p>0.379352235892598</text:p>
          </table:table-cell>
          <table:table-cell table:number-columns-repeated="3"/>
        </table:table-row>
        <table:table-row table:style-name="ro1">
          <table:table-cell office:value-type="float" office:value="-1.59937561170757" calcext:value-type="float">
            <text:p>-1.59937561170757</text:p>
          </table:table-cell>
          <table:table-cell/>
          <table:table-cell table:formula="of:=AVERAGE([.A611:.A659])" office:value-type="float" office:value="0.381956671974245" calcext:value-type="float">
            <text:p>0.38195667197424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12:.A660])" office:value-type="float" office:value="0.381956671974245" calcext:value-type="float">
            <text:p>0.381956671974245</text:p>
          </table:table-cell>
          <table:table-cell table:number-columns-repeated="3"/>
        </table:table-row>
        <table:table-row table:style-name="ro1">
          <table:table-cell office:value-type="float" office:value="-1.81043718081415" calcext:value-type="float">
            <text:p>-1.81043718081415</text:p>
          </table:table-cell>
          <table:table-cell/>
          <table:table-cell table:formula="of:=AVERAGE([.A613:.A661])" office:value-type="float" office:value="0.377675513132312" calcext:value-type="float">
            <text:p>0.3776755131323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14:.A662])" office:value-type="float" office:value="0.377675513132312" calcext:value-type="float">
            <text:p>0.3776755131323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15:.A663])" office:value-type="float" office:value="0.377675513132312" calcext:value-type="float">
            <text:p>0.377675513132312</text:p>
          </table:table-cell>
          <table:table-cell table:number-columns-repeated="3"/>
        </table:table-row>
        <table:table-row table:style-name="ro1">
          <table:table-cell office:value-type="float" office:value="-1.67728408710659" calcext:value-type="float">
            <text:p>-1.67728408710659</text:p>
          </table:table-cell>
          <table:table-cell/>
          <table:table-cell table:formula="of:=AVERAGE([.A616:.A664])" office:value-type="float" office:value="0.375195736358178" calcext:value-type="float">
            <text:p>0.375195736358178</text:p>
          </table:table-cell>
          <table:table-cell table:number-columns-repeated="3"/>
        </table:table-row>
        <table:table-row table:style-name="ro1">
          <table:table-cell office:value-type="float" office:value="-1.55188781464696" calcext:value-type="float">
            <text:p>-1.55188781464696</text:p>
          </table:table-cell>
          <table:table-cell/>
          <table:table-cell table:formula="of:=AVERAGE([.A617:.A665])" office:value-type="float" office:value="0.375299874531128" calcext:value-type="float">
            <text:p>0.375299874531128</text:p>
          </table:table-cell>
          <table:table-cell table:number-columns-repeated="3"/>
        </table:table-row>
        <table:table-row table:style-name="ro1">
          <table:table-cell office:value-type="float" office:value="-1.62250527700186" calcext:value-type="float">
            <text:p>-1.62250527700186</text:p>
          </table:table-cell>
          <table:table-cell/>
          <table:table-cell table:formula="of:=AVERAGE([.A618:.A666])" office:value-type="float" office:value="0.301371195408641" calcext:value-type="float">
            <text:p>0.3013711954086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19:.A667])" office:value-type="float" office:value="0.37376701522062" calcext:value-type="float">
            <text:p>0.3737670152206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20:.A668])" office:value-type="float" office:value="0.446423264273575" calcext:value-type="float">
            <text:p>0.446423264273575</text:p>
          </table:table-cell>
          <table:table-cell table:number-columns-repeated="3"/>
        </table:table-row>
        <table:table-row table:style-name="ro1">
          <table:table-cell office:value-type="float" office:value="-1.78154768561423" calcext:value-type="float">
            <text:p>-1.78154768561423</text:p>
          </table:table-cell>
          <table:table-cell/>
          <table:table-cell table:formula="of:=AVERAGE([.A621:.A669])" office:value-type="float" office:value="0.369248821710019" calcext:value-type="float">
            <text:p>0.369248821710019</text:p>
          </table:table-cell>
          <table:table-cell table:number-columns-repeated="3"/>
        </table:table-row>
        <table:table-row table:style-name="ro1">
          <table:table-cell office:value-type="float" office:value="-1.74402607213855" calcext:value-type="float">
            <text:p>-1.74402607213855</text:p>
          </table:table-cell>
          <table:table-cell/>
          <table:table-cell table:formula="of:=AVERAGE([.A622:.A670])" office:value-type="float" office:value="0.292840126360253" calcext:value-type="float">
            <text:p>0.2928401263602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23:.A671])" office:value-type="float" office:value="0.292840126360253" calcext:value-type="float">
            <text:p>0.292840126360253</text:p>
          </table:table-cell>
          <table:table-cell table:number-columns-repeated="3"/>
        </table:table-row>
        <table:table-row table:style-name="ro1">
          <table:table-cell office:value-type="float" office:value="-1.52957360703945" calcext:value-type="float">
            <text:p>-1.52957360703945</text:p>
          </table:table-cell>
          <table:table-cell/>
          <table:table-cell table:formula="of:=AVERAGE([.A624:.A672])" office:value-type="float" office:value="0.220808011930877" calcext:value-type="float">
            <text:p>0.220808011930877</text:p>
          </table:table-cell>
          <table:table-cell table:number-columns-repeated="3"/>
        </table:table-row>
        <table:table-row table:style-name="ro1">
          <table:table-cell office:value-type="float" office:value="-1.58387487573624" calcext:value-type="float">
            <text:p>-1.58387487573624</text:p>
          </table:table-cell>
          <table:table-cell/>
          <table:table-cell table:formula="of:=AVERAGE([.A625:.A673])" office:value-type="float" office:value="0.147667708344423" calcext:value-type="float">
            <text:p>0.147667708344423</text:p>
          </table:table-cell>
          <table:table-cell table:number-columns-repeated="3"/>
        </table:table-row>
        <table:table-row table:style-name="ro1">
          <table:table-cell office:value-type="float" office:value="-1.59651270990074" calcext:value-type="float">
            <text:p>-1.59651270990074</text:p>
          </table:table-cell>
          <table:table-cell/>
          <table:table-cell table:formula="of:=AVERAGE([.A626:.A674])" office:value-type="float" office:value="0.0742694897750198" calcext:value-type="float">
            <text:p>0.074269489775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27:.A675])" office:value-type="float" office:value="0.148883076729397" calcext:value-type="float">
            <text:p>0.1488830767293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28:.A676])" office:value-type="float" office:value="0.221781652365533" calcext:value-type="float">
            <text:p>0.221781652365533</text:p>
          </table:table-cell>
          <table:table-cell table:number-columns-repeated="3"/>
        </table:table-row>
        <table:table-row table:style-name="ro1">
          <table:table-cell office:value-type="float" office:value="-1.65354781515896" calcext:value-type="float">
            <text:p>-1.65354781515896</text:p>
          </table:table-cell>
          <table:table-cell/>
          <table:table-cell table:formula="of:=AVERAGE([.A629:.A677])" office:value-type="float" office:value="0.147219452056167" calcext:value-type="float">
            <text:p>0.1472194520561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30:.A678])" office:value-type="float" office:value="0.147219452056167" calcext:value-type="float">
            <text:p>0.147219452056167</text:p>
          </table:table-cell>
          <table:table-cell table:number-columns-repeated="3"/>
        </table:table-row>
        <table:table-row table:style-name="ro1">
          <table:table-cell office:value-type="float" office:value="-1.52701459521949" calcext:value-type="float">
            <text:p>-1.52701459521949</text:p>
          </table:table-cell>
          <table:table-cell/>
          <table:table-cell table:formula="of:=AVERAGE([.A631:.A679])" office:value-type="float" office:value="0.0752395623578098" calcext:value-type="float">
            <text:p>0.075239562357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32:.A680])" office:value-type="float" office:value="0.149614917377793" calcext:value-type="float">
            <text:p>0.149614917377793</text:p>
          </table:table-cell>
          <table:table-cell table:number-columns-repeated="3"/>
        </table:table-row>
        <table:table-row table:style-name="ro1">
          <table:table-cell office:value-type="float" office:value="-1.60212470143437" calcext:value-type="float">
            <text:p>-1.60212470143437</text:p>
          </table:table-cell>
          <table:table-cell/>
          <table:table-cell table:formula="of:=AVERAGE([.A633:.A681])" office:value-type="float" office:value="0.149705406721453" calcext:value-type="float">
            <text:p>0.1497054067214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34:.A682])" office:value-type="float" office:value="0.222637481852636" calcext:value-type="float">
            <text:p>0.222637481852636</text:p>
          </table:table-cell>
          <table:table-cell table:number-columns-repeated="3"/>
        </table:table-row>
        <table:table-row table:style-name="ro1">
          <table:table-cell office:value-type="float" office:value="-1.82626175321937" calcext:value-type="float">
            <text:p>-1.82626175321937</text:p>
          </table:table-cell>
          <table:table-cell/>
          <table:table-cell table:formula="of:=AVERAGE([.A635:.A683])" office:value-type="float" office:value="0.144550507297139" calcext:value-type="float">
            <text:p>0.14455050729713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36:.A684])" office:value-type="float" office:value="0.144550507297139" calcext:value-type="float">
            <text:p>0.144550507297139</text:p>
          </table:table-cell>
          <table:table-cell table:number-columns-repeated="3"/>
        </table:table-row>
        <table:table-row table:style-name="ro1">
          <table:table-cell office:value-type="float" office:value="-1.57161485074461" calcext:value-type="float">
            <text:p>-1.57161485074461</text:p>
          </table:table-cell>
          <table:table-cell/>
          <table:table-cell table:formula="of:=AVERAGE([.A637:.A685])" office:value-type="float" office:value="0.0716604083023508" calcext:value-type="float">
            <text:p>0.07166040830235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38:.A686])" office:value-type="float" office:value="0.142979335483361" calcext:value-type="float">
            <text:p>0.142979335483361</text:p>
          </table:table-cell>
          <table:table-cell table:number-columns-repeated="3"/>
        </table:table-row>
        <table:table-row table:style-name="ro1">
          <table:table-cell office:value-type="float" office:value="-1.67684761191309" calcext:value-type="float">
            <text:p>-1.67684761191309</text:p>
          </table:table-cell>
          <table:table-cell/>
          <table:table-cell table:formula="of:=AVERAGE([.A639:.A687])" office:value-type="float" office:value="0.14188103574119" calcext:value-type="float">
            <text:p>0.1418810357411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40:.A688])" office:value-type="float" office:value="0.14188103574119" calcext:value-type="float">
            <text:p>0.14188103574119</text:p>
          </table:table-cell>
          <table:table-cell table:number-columns-repeated="3"/>
        </table:table-row>
        <table:table-row table:style-name="ro1">
          <table:table-cell office:value-type="float" office:value="-1.4968180210799" calcext:value-type="float">
            <text:p>-1.4968180210799</text:p>
          </table:table-cell>
          <table:table-cell/>
          <table:table-cell table:formula="of:=AVERAGE([.A641:.A689])" office:value-type="float" office:value="0.0705174026579271" calcext:value-type="float">
            <text:p>0.07051740265792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42:.A690])" office:value-type="float" office:value="0.0705174026579272" calcext:value-type="float">
            <text:p>0.07051740265792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43:.A691])" office:value-type="float" office:value="0.0705174026579271" calcext:value-type="float">
            <text:p>0.07051740265792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44:.A692])" office:value-type="float" office:value="0.144624187029989" calcext:value-type="float">
            <text:p>0.14462418702998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45:.A693])" office:value-type="float" office:value="0.216984735393645" calcext:value-type="float">
            <text:p>0.21698473539364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46:.A694])" office:value-type="float" office:value="0.290916551352338" calcext:value-type="float">
            <text:p>0.2909165513523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47:.A695])" office:value-type="float" office:value="0.290916551352338" calcext:value-type="float">
            <text:p>0.2909165513523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48:.A696])" office:value-type="float" office:value="0.364702731907975" calcext:value-type="float">
            <text:p>0.3647027319079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49:.A697])" office:value-type="float" office:value="0.436833501033272" calcext:value-type="float">
            <text:p>0.43683350103327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50:.A698])" office:value-type="float" office:value="0.512245017704185" calcext:value-type="float">
            <text:p>0.51224501770418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51:.A699])" office:value-type="float" office:value="0.512245017704185" calcext:value-type="float">
            <text:p>0.51224501770418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52:.A700])" office:value-type="float" office:value="0.584682598144728" calcext:value-type="float">
            <text:p>0.5846825981447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53:.A701])" office:value-type="float" office:value="0.584682598144728" calcext:value-type="float">
            <text:p>0.5846825981447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54:.A702])" office:value-type="float" office:value="0.584682598144728" calcext:value-type="float">
            <text:p>0.5846825981447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55:.A703])" office:value-type="float" office:value="0.664913612219143" calcext:value-type="float">
            <text:p>0.6649136122191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56:.A704])" office:value-type="float" office:value="0.664913612219143" calcext:value-type="float">
            <text:p>0.6649136122191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57:.A705])" office:value-type="float" office:value="0.737729504684161" calcext:value-type="float">
            <text:p>0.73772950468416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58:.A706])" office:value-type="float" office:value="0.737729504684161" calcext:value-type="float">
            <text:p>0.73772950468416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59:.A707])" office:value-type="float" office:value="0.737729504684161" calcext:value-type="float">
            <text:p>0.73772950468416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60:.A708])" office:value-type="float" office:value="0.81118614982105" calcext:value-type="float">
            <text:p>0.811186149821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61:.A709])" office:value-type="float" office:value="0.81118614982105" calcext:value-type="float">
            <text:p>0.811186149821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62:.A710])" office:value-type="float" office:value="0.888950173919298" calcext:value-type="float">
            <text:p>0.88895017391929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63:.A711])" office:value-type="float" office:value="0.888950173919298" calcext:value-type="float">
            <text:p>0.88895017391929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64:.A712])" office:value-type="float" office:value="0.888950173919298" calcext:value-type="float">
            <text:p>0.88895017391929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65:.A713])" office:value-type="float" office:value="0.963996787941881" calcext:value-type="float">
            <text:p>0.9639967879418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66:.A714])" office:value-type="float" office:value="1.03648429436325" calcext:value-type="float">
            <text:p>1.036484294363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67:.A715])" office:value-type="float" office:value="1.11041297348573" calcext:value-type="float">
            <text:p>1.1104129734857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68:.A716])" office:value-type="float" office:value="1.11041297348573" calcext:value-type="float">
            <text:p>1.1104129734857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69:.A717])" office:value-type="float" office:value="1.11041297348573" calcext:value-type="float">
            <text:p>1.11041297348573</text:p>
          </table:table-cell>
          <table:table-cell table:number-columns-repeated="3"/>
        </table:table-row>
        <table:table-row table:style-name="ro1">
          <table:table-cell office:value-type="float" office:value="-1.59459785098731" calcext:value-type="float">
            <text:p>-1.59459785098731</text:p>
          </table:table-cell>
          <table:table-cell/>
          <table:table-cell table:formula="of:=AVERAGE([.A670:.A718])" office:value-type="float" office:value="1.11422827623322" calcext:value-type="float">
            <text:p>1.1142282762332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71:.A719])" office:value-type="float" office:value="1.19063697158299" calcext:value-type="float">
            <text:p>1.190636971582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72:.A720])" office:value-type="float" office:value="1.19063697158299" calcext:value-type="float">
            <text:p>1.190636971582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73:.A721])" office:value-type="float" office:value="1.26266908601237" calcext:value-type="float">
            <text:p>1.262669086012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74:.A722])" office:value-type="float" office:value="1.33580938959882" calcext:value-type="float">
            <text:p>1.3358093895988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75:.A723])" office:value-type="float" office:value="1.40920760816822" calcext:value-type="float">
            <text:p>1.4092076081682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76:.A724])" office:value-type="float" office:value="1.40920760816822" calcext:value-type="float">
            <text:p>1.4092076081682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77:.A725])" office:value-type="float" office:value="1.40920760816822" calcext:value-type="float">
            <text:p>1.4092076081682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78:.A726])" office:value-type="float" office:value="1.48376980847759" calcext:value-type="float">
            <text:p>1.4837698084775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79:.A727])" office:value-type="float" office:value="1.48376980847759" calcext:value-type="float">
            <text:p>1.4837698084775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80:.A728])" office:value-type="float" office:value="1.55574969817595" calcext:value-type="float">
            <text:p>1.555749698175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81:.A729])" office:value-type="float" office:value="1.55574969817595" calcext:value-type="float">
            <text:p>1.555749698175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82:.A730])" office:value-type="float" office:value="1.62926244718481" calcext:value-type="float">
            <text:p>1.629262447184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83:.A731])" office:value-type="float" office:value="1.62926244718481" calcext:value-type="float">
            <text:p>1.629262447184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84:.A732])" office:value-type="float" office:value="1.70734942174031" calcext:value-type="float">
            <text:p>1.707349421740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85:.A733])" office:value-type="float" office:value="1.70734942174031" calcext:value-type="float">
            <text:p>1.707349421740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86:.A734])" office:value-type="float" office:value="1.7802395207351" calcext:value-type="float">
            <text:p>1.780239520735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87:.A735])" office:value-type="float" office:value="1.7802395207351" calcext:value-type="float">
            <text:p>1.780239520735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88:.A736])" office:value-type="float" office:value="1.85527722710067" calcext:value-type="float">
            <text:p>1.855277227100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89:.A737])" office:value-type="float" office:value="1.85527722710067" calcext:value-type="float">
            <text:p>1.855277227100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90:.A738])" office:value-type="float" office:value="1.92664086018393" calcext:value-type="float">
            <text:p>1.926640860183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91:.A739])" office:value-type="float" office:value="1.92664086018393" calcext:value-type="float">
            <text:p>1.926640860183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92:.A740])" office:value-type="float" office:value="1.92664086018393" calcext:value-type="float">
            <text:p>1.926640860183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93:.A741])" office:value-type="float" office:value="1.92664086018393" calcext:value-type="float">
            <text:p>1.926640860183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94:.A742])" office:value-type="float" office:value="1.92664086018393" calcext:value-type="float">
            <text:p>1.926640860183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95:.A743])" office:value-type="float" office:value="1.92664086018393" calcext:value-type="float">
            <text:p>1.926640860183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96:.A744])" office:value-type="float" office:value="1.92664086018393" calcext:value-type="float">
            <text:p>1.926640860183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97:.A745])" office:value-type="float" office:value="1.92664086018393" calcext:value-type="float">
            <text:p>1.926640860183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98:.A746])" office:value-type="float" office:value="1.92664086018393" calcext:value-type="float">
            <text:p>1.926640860183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99:.A747])" office:value-type="float" office:value="1.92664086018393" calcext:value-type="float">
            <text:p>1.92664086018393</text:p>
          </table:table-cell>
          <table:table-cell table:number-columns-repeated="3"/>
        </table:table-row>
        <table:table-row table:style-name="ro1">
          <table:table-cell office:value-type="float" office:value="-1.52360257945955" calcext:value-type="float">
            <text:p>-1.52360257945955</text:p>
          </table:table-cell>
          <table:table-cell/>
          <table:table-cell table:formula="of:=AVERAGE([.A700:.A748])" office:value-type="float" office:value="1.85473060346027" calcext:value-type="float">
            <text:p>1.8547306034602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01:.A749])" office:value-type="float" office:value="1.85473060346027" calcext:value-type="float">
            <text:p>1.8547306034602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02:.A750])" office:value-type="float" office:value="1.85473060346027" calcext:value-type="float">
            <text:p>1.8547306034602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03:.A751])" office:value-type="float" office:value="1.85473060346027" calcext:value-type="float">
            <text:p>1.8547306034602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04:.A752])" office:value-type="float" office:value="1.85473060346027" calcext:value-type="float">
            <text:p>1.8547306034602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05:.A753])" office:value-type="float" office:value="1.85473060346027" calcext:value-type="float">
            <text:p>1.8547306034602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06:.A754])" office:value-type="float" office:value="1.85473060346027" calcext:value-type="float">
            <text:p>1.85473060346027</text:p>
          </table:table-cell>
          <table:table-cell table:number-columns-repeated="3"/>
        </table:table-row>
        <table:table-row table:style-name="ro1">
          <table:table-cell office:value-type="float" office:value="-1.54617022427619" calcext:value-type="float">
            <text:p>-1.54617022427619</text:p>
          </table:table-cell>
          <table:table-cell/>
          <table:table-cell table:formula="of:=AVERAGE([.A707:.A755])" office:value-type="float" office:value="1.78235978255667" calcext:value-type="float">
            <text:p>1.782359782556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08:.A756])" office:value-type="float" office:value="1.78235978255667" calcext:value-type="float">
            <text:p>1.782359782556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09:.A757])" office:value-type="float" office:value="1.78235978255667" calcext:value-type="float">
            <text:p>1.782359782556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10:.A758])" office:value-type="float" office:value="1.78235978255667" calcext:value-type="float">
            <text:p>1.78235978255667</text:p>
          </table:table-cell>
          <table:table-cell table:number-columns-repeated="3"/>
        </table:table-row>
        <table:table-row table:style-name="ro1">
          <table:table-cell office:value-type="float" office:value="-1.50833650757074" calcext:value-type="float">
            <text:p>-1.50833650757074</text:p>
          </table:table-cell>
          <table:table-cell/>
          <table:table-cell table:formula="of:=AVERAGE([.A711:.A759])" office:value-type="float" office:value="1.71076107832053" calcext:value-type="float">
            <text:p>1.710761078320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12:.A760])" office:value-type="float" office:value="1.71076107832053" calcext:value-type="float">
            <text:p>1.710761078320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13:.A761])" office:value-type="float" office:value="1.71076107832053" calcext:value-type="float">
            <text:p>1.710761078320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14:.A762])" office:value-type="float" office:value="1.71076107832053" calcext:value-type="float">
            <text:p>1.710761078320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15:.A763])" office:value-type="float" office:value="1.71076107832053" calcext:value-type="float">
            <text:p>1.710761078320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16:.A764])" office:value-type="float" office:value="1.71076107832053" calcext:value-type="float">
            <text:p>1.710761078320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17:.A765])" office:value-type="float" office:value="1.71076107832053" calcext:value-type="float">
            <text:p>1.710761078320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18:.A766])" office:value-type="float" office:value="1.71076107832053" calcext:value-type="float">
            <text:p>1.710761078320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19:.A767])" office:value-type="float" office:value="1.7841202181366" calcext:value-type="float">
            <text:p>1.784120218136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20:.A768])" office:value-type="float" office:value="1.7841202181366" calcext:value-type="float">
            <text:p>1.7841202181366</text:p>
          </table:table-cell>
          <table:table-cell table:number-columns-repeated="3"/>
        </table:table-row>
        <table:table-row table:style-name="ro1">
          <table:table-cell office:value-type="float" office:value="-1.86290572302639" calcext:value-type="float">
            <text:p>-1.86290572302639</text:p>
          </table:table-cell>
          <table:table-cell/>
          <table:table-cell table:formula="of:=AVERAGE([.A721:.A769])" office:value-type="float" office:value="1.70528540746259" calcext:value-type="float">
            <text:p>1.7052854074625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22:.A770])" office:value-type="float" office:value="1.7052854074626" calcext:value-type="float">
            <text:p>1.7052854074626</text:p>
          </table:table-cell>
          <table:table-cell table:number-columns-repeated="3"/>
        </table:table-row>
        <table:table-row table:style-name="ro1">
          <table:table-cell office:value-type="float" office:value="-1.60886425388455" calcext:value-type="float">
            <text:p>-1.60886425388455</text:p>
          </table:table-cell>
          <table:table-cell/>
          <table:table-cell table:formula="of:=AVERAGE([.A723:.A771])" office:value-type="float" office:value="1.63163511656699" calcext:value-type="float">
            <text:p>1.631635116566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24:.A772])" office:value-type="float" office:value="1.63163511656699" calcext:value-type="float">
            <text:p>1.631635116566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25:.A773])" office:value-type="float" office:value="1.63163511656699" calcext:value-type="float">
            <text:p>1.631635116566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26:.A774])" office:value-type="float" office:value="1.63163511656699" calcext:value-type="float">
            <text:p>1.631635116566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27:.A775])" office:value-type="float" office:value="1.63163511656699" calcext:value-type="float">
            <text:p>1.631635116566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28:.A776])" office:value-type="float" office:value="1.63163511656699" calcext:value-type="float">
            <text:p>1.631635116566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29:.A777])" office:value-type="float" office:value="1.63163511656699" calcext:value-type="float">
            <text:p>1.631635116566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30:.A778])" office:value-type="float" office:value="1.63163511656699" calcext:value-type="float">
            <text:p>1.631635116566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31:.A779])" office:value-type="float" office:value="1.63163511656699" calcext:value-type="float">
            <text:p>1.631635116566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32:.A780])" office:value-type="float" office:value="1.63163511656699" calcext:value-type="float">
            <text:p>1.631635116566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33:.A781])" office:value-type="float" office:value="1.63163511656699" calcext:value-type="float">
            <text:p>1.631635116566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34:.A782])" office:value-type="float" office:value="1.63163511656699" calcext:value-type="float">
            <text:p>1.631635116566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35:.A783])" office:value-type="float" office:value="1.63163511656699" calcext:value-type="float">
            <text:p>1.631635116566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36:.A784])" office:value-type="float" office:value="1.63163511656699" calcext:value-type="float">
            <text:p>1.63163511656699</text:p>
          </table:table-cell>
          <table:table-cell table:number-columns-repeated="3"/>
        </table:table-row>
        <table:table-row table:style-name="ro1">
          <table:table-cell office:value-type="float" office:value="-1.60739760336876" calcext:value-type="float">
            <text:p>-1.60739760336876</text:p>
          </table:table-cell>
          <table:table-cell/>
          <table:table-cell table:formula="of:=AVERAGE([.A737:.A785])" office:value-type="float" office:value="1.55801475731457" calcext:value-type="float">
            <text:p>1.558014757314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38:.A786])" office:value-type="float" office:value="1.55801475731457" calcext:value-type="float">
            <text:p>1.558014757314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39:.A787])" office:value-type="float" office:value="1.55801475731457" calcext:value-type="float">
            <text:p>1.558014757314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40:.A788])" office:value-type="float" office:value="1.55801475731457" calcext:value-type="float">
            <text:p>1.558014757314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41:.A789])" office:value-type="float" office:value="1.55801475731457" calcext:value-type="float">
            <text:p>1.558014757314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42:.A790])" office:value-type="float" office:value="1.55801475731457" calcext:value-type="float">
            <text:p>1.558014757314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43:.A791])" office:value-type="float" office:value="1.55801475731457" calcext:value-type="float">
            <text:p>1.558014757314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44:.A792])" office:value-type="float" office:value="1.55801475731457" calcext:value-type="float">
            <text:p>1.558014757314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45:.A793])" office:value-type="float" office:value="1.55801475731457" calcext:value-type="float">
            <text:p>1.558014757314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46:.A794])" office:value-type="float" office:value="1.55801475731457" calcext:value-type="float">
            <text:p>1.55801475731457</text:p>
          </table:table-cell>
          <table:table-cell table:number-columns-repeated="3"/>
        </table:table-row>
        <table:table-row table:style-name="ro1">
          <table:table-cell office:value-type="float" office:value="-1.67258376553357" calcext:value-type="float">
            <text:p>-1.67258376553357</text:p>
          </table:table-cell>
          <table:table-cell/>
          <table:table-cell table:formula="of:=AVERAGE([.A747:.A795])" office:value-type="float" office:value="1.48306406822205" calcext:value-type="float">
            <text:p>1.483064068222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48:.A796])" office:value-type="float" office:value="1.48306406822205" calcext:value-type="float">
            <text:p>1.483064068222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49:.A797])" office:value-type="float" office:value="1.55497432494571" calcext:value-type="float">
            <text:p>1.554974324945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50:.A798])" office:value-type="float" office:value="1.55497432494571" calcext:value-type="float">
            <text:p>1.554974324945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51:.A799])" office:value-type="float" office:value="1.55497432494571" calcext:value-type="float">
            <text:p>1.554974324945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52:.A800])" office:value-type="float" office:value="1.55497432494571" calcext:value-type="float">
            <text:p>1.554974324945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53:.A801])" office:value-type="float" office:value="1.55497432494571" calcext:value-type="float">
            <text:p>1.554974324945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54:.A802])" office:value-type="float" office:value="1.55497432494571" calcext:value-type="float">
            <text:p>1.554974324945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55:.A803])" office:value-type="float" office:value="1.55497432494571" calcext:value-type="float">
            <text:p>1.554974324945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56:.A804])" office:value-type="float" office:value="1.62734514584931" calcext:value-type="float">
            <text:p>1.627345145849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57:.A805])" office:value-type="float" office:value="1.62734514584931" calcext:value-type="float">
            <text:p>1.627345145849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58:.A806])" office:value-type="float" office:value="1.62734514584931" calcext:value-type="float">
            <text:p>1.627345145849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59:.A807])" office:value-type="float" office:value="1.62734514584931" calcext:value-type="float">
            <text:p>1.627345145849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60:.A808])" office:value-type="float" office:value="1.69894385008544" calcext:value-type="float">
            <text:p>1.698943850085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61:.A809])" office:value-type="float" office:value="1.69894385008544" calcext:value-type="float">
            <text:p>1.69894385008544</text:p>
          </table:table-cell>
          <table:table-cell table:number-columns-repeated="3"/>
        </table:table-row>
        <table:table-row table:style-name="ro1">
          <table:table-cell office:value-type="float" office:value="-1.49826472514868" calcext:value-type="float">
            <text:p>-1.49826472514868</text:p>
          </table:table-cell>
          <table:table-cell/>
          <table:table-cell table:formula="of:=AVERAGE([.A762:.A810])" office:value-type="float" office:value="1.62755069242935" calcext:value-type="float">
            <text:p>1.627550692429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63:.A811])" office:value-type="float" office:value="1.62755069242935" calcext:value-type="float">
            <text:p>1.627550692429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64:.A812])" office:value-type="float" office:value="1.62755069242935" calcext:value-type="float">
            <text:p>1.627550692429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65:.A813])" office:value-type="float" office:value="1.62755069242935" calcext:value-type="float">
            <text:p>1.627550692429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66:.A814])" office:value-type="float" office:value="1.62755069242935" calcext:value-type="float">
            <text:p>1.627550692429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67:.A815])" office:value-type="float" office:value="1.62755069242935" calcext:value-type="float">
            <text:p>1.627550692429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68:.A816])" office:value-type="float" office:value="1.62755069242935" calcext:value-type="float">
            <text:p>1.627550692429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69:.A817])" office:value-type="float" office:value="1.62755069242935" calcext:value-type="float">
            <text:p>1.627550692429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70:.A818])" office:value-type="float" office:value="1.70638550310336" calcext:value-type="float">
            <text:p>1.706385503103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71:.A819])" office:value-type="float" office:value="1.70638550310336" calcext:value-type="float">
            <text:p>1.706385503103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72:.A820])" office:value-type="float" office:value="1.78003579399896" calcext:value-type="float">
            <text:p>1.7800357939989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73:.A821])" office:value-type="float" office:value="1.78003579399896" calcext:value-type="float">
            <text:p>1.7800357939989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74:.A822])" office:value-type="float" office:value="1.78003579399896" calcext:value-type="float">
            <text:p>1.7800357939989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75:.A823])" office:value-type="float" office:value="1.78003579399896" calcext:value-type="float">
            <text:p>1.78003579399896</text:p>
          </table:table-cell>
          <table:table-cell table:number-columns-repeated="3"/>
        </table:table-row>
        <table:table-row table:style-name="ro1">
          <table:table-cell office:value-type="float" office:value="-1.56716092645824" calcext:value-type="float">
            <text:p>-1.56716092645824</text:p>
          </table:table-cell>
          <table:table-cell/>
          <table:table-cell table:formula="of:=AVERAGE([.A776:.A824])" office:value-type="float" office:value="1.70723659141818" calcext:value-type="float">
            <text:p>1.70723659141818</text:p>
          </table:table-cell>
          <table:table-cell table:number-columns-repeated="3"/>
        </table:table-row>
        <table:table-row table:style-name="ro1">
          <table:table-cell office:value-type="float" office:value="-1.62487538423538" calcext:value-type="float">
            <text:p>-1.62487538423538</text:p>
          </table:table-cell>
          <table:table-cell/>
          <table:table-cell table:formula="of:=AVERAGE([.A777:.A825])" office:value-type="float" office:value="1.63325954276031" calcext:value-type="float">
            <text:p>1.633259542760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78:.A826])" office:value-type="float" office:value="1.63325954276031" calcext:value-type="float">
            <text:p>1.633259542760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79:.A827])" office:value-type="float" office:value="1.63325954276031" calcext:value-type="float">
            <text:p>1.633259542760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80:.A828])" office:value-type="float" office:value="1.63325954276031" calcext:value-type="float">
            <text:p>1.633259542760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81:.A829])" office:value-type="float" office:value="1.63325954276031" calcext:value-type="float">
            <text:p>1.633259542760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82:.A830])" office:value-type="float" office:value="1.63325954276031" calcext:value-type="float">
            <text:p>1.633259542760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83:.A831])" office:value-type="float" office:value="1.63325954276031" calcext:value-type="float">
            <text:p>1.633259542760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84:.A832])" office:value-type="float" office:value="1.63325954276031" calcext:value-type="float">
            <text:p>1.633259542760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85:.A833])" office:value-type="float" office:value="1.63325954276031" calcext:value-type="float">
            <text:p>1.633259542760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86:.A834])" office:value-type="float" office:value="1.70687990201274" calcext:value-type="float">
            <text:p>1.70687990201274</text:p>
          </table:table-cell>
          <table:table-cell table:number-columns-repeated="3"/>
        </table:table-row>
        <table:table-row table:style-name="ro1">
          <table:table-cell office:value-type="float" office:value="-1.48909757276475" calcext:value-type="float">
            <text:p>-1.48909757276475</text:p>
          </table:table-cell>
          <table:table-cell/>
          <table:table-cell table:formula="of:=AVERAGE([.A787:.A835])" office:value-type="float" office:value="1.63567382909917" calcext:value-type="float">
            <text:p>1.635673829099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88:.A836])" office:value-type="float" office:value="1.63567382909917" calcext:value-type="float">
            <text:p>1.635673829099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89:.A837])" office:value-type="float" office:value="1.63567382909917" calcext:value-type="float">
            <text:p>1.635673829099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90:.A838])" office:value-type="float" office:value="1.63567382909917" calcext:value-type="float">
            <text:p>1.635673829099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91:.A839])" office:value-type="float" office:value="1.63567382909917" calcext:value-type="float">
            <text:p>1.635673829099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92:.A840])" office:value-type="float" office:value="1.63567382909917" calcext:value-type="float">
            <text:p>1.635673829099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93:.A841])" office:value-type="float" office:value="1.63567382909917" calcext:value-type="float">
            <text:p>1.635673829099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94:.A842])" office:value-type="float" office:value="1.63567382909917" calcext:value-type="float">
            <text:p>1.635673829099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95:.A843])" office:value-type="float" office:value="1.63567382909917" calcext:value-type="float">
            <text:p>1.635673829099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96:.A844])" office:value-type="float" office:value="1.71062451819169" calcext:value-type="float">
            <text:p>1.7106245181916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97:.A845])" office:value-type="float" office:value="1.71062451819169" calcext:value-type="float">
            <text:p>1.71062451819169</text:p>
          </table:table-cell>
          <table:table-cell table:number-columns-repeated="3"/>
        </table:table-row>
        <table:table-row table:style-name="ro1">
          <table:table-cell office:value-type="float" office:value="-1.62511004831791" calcext:value-type="float">
            <text:p>-1.62511004831791</text:p>
          </table:table-cell>
          <table:table-cell/>
          <table:table-cell table:formula="of:=AVERAGE([.A798:.A846])" office:value-type="float" office:value="1.63664268047092" calcext:value-type="float">
            <text:p>1.63664268047092</text:p>
          </table:table-cell>
          <table:table-cell table:number-columns-repeated="3"/>
        </table:table-row>
        <table:table-row table:style-name="ro1">
          <table:table-cell office:value-type="float" office:value="-1.82634505896866" calcext:value-type="float">
            <text:p>-1.82634505896866</text:p>
          </table:table-cell>
          <table:table-cell/>
          <table:table-cell table:formula="of:=AVERAGE([.A799:.A847])" office:value-type="float" office:value="1.55855400579809" calcext:value-type="float">
            <text:p>1.5585540057980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00:.A848])" office:value-type="float" office:value="1.55855400579809" calcext:value-type="float">
            <text:p>1.5585540057980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01:.A849])" office:value-type="float" office:value="1.55855400579809" calcext:value-type="float">
            <text:p>1.5585540057980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02:.A850])" office:value-type="float" office:value="1.55855400579809" calcext:value-type="float">
            <text:p>1.5585540057980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03:.A851])" office:value-type="float" office:value="1.55855400579809" calcext:value-type="float">
            <text:p>1.5585540057980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04:.A852])" office:value-type="float" office:value="1.55855400579809" calcext:value-type="float">
            <text:p>1.5585540057980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05:.A853])" office:value-type="float" office:value="1.55855400579809" calcext:value-type="float">
            <text:p>1.5585540057980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06:.A854])" office:value-type="float" office:value="1.55855400579809" calcext:value-type="float">
            <text:p>1.5585540057980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07:.A855])" office:value-type="float" office:value="1.55855400579809" calcext:value-type="float">
            <text:p>1.5585540057980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08:.A856])" office:value-type="float" office:value="1.55855400579809" calcext:value-type="float">
            <text:p>1.5585540057980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09:.A857])" office:value-type="float" office:value="1.55855400579809" calcext:value-type="float">
            <text:p>1.5585540057980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10:.A858])" office:value-type="float" office:value="1.55855400579809" calcext:value-type="float">
            <text:p>1.5585540057980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11:.A859])" office:value-type="float" office:value="1.62994716345418" calcext:value-type="float">
            <text:p>1.629947163454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12:.A860])" office:value-type="float" office:value="1.62994716345418" calcext:value-type="float">
            <text:p>1.629947163454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13:.A861])" office:value-type="float" office:value="1.62994716345418" calcext:value-type="float">
            <text:p>1.629947163454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14:.A862])" office:value-type="float" office:value="1.62994716345418" calcext:value-type="float">
            <text:p>1.629947163454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15:.A863])" office:value-type="float" office:value="1.62994716345418" calcext:value-type="float">
            <text:p>1.629947163454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16:.A864])" office:value-type="float" office:value="1.62994716345418" calcext:value-type="float">
            <text:p>1.629947163454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17:.A865])" office:value-type="float" office:value="1.62994716345418" calcext:value-type="float">
            <text:p>1.629947163454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18:.A866])" office:value-type="float" office:value="1.62994716345418" calcext:value-type="float">
            <text:p>1.629947163454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19:.A867])" office:value-type="float" office:value="1.62994716345418" calcext:value-type="float">
            <text:p>1.62994716345418</text:p>
          </table:table-cell>
          <table:table-cell table:number-columns-repeated="3"/>
        </table:table-row>
        <table:table-row table:style-name="ro1">
          <table:table-cell office:value-type="float" office:value="-1.64769763958156" calcext:value-type="float">
            <text:p>-1.64769763958156</text:p>
          </table:table-cell>
          <table:table-cell/>
          <table:table-cell table:formula="of:=AVERAGE([.A820:.A868])" office:value-type="float" office:value="1.55550435448313" calcext:value-type="float">
            <text:p>1.555504354483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21:.A869])" office:value-type="float" office:value="1.55550435448313" calcext:value-type="float">
            <text:p>1.555504354483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22:.A870])" office:value-type="float" office:value="1.55550435448313" calcext:value-type="float">
            <text:p>1.555504354483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23:.A871])" office:value-type="float" office:value="1.55550435448313" calcext:value-type="float">
            <text:p>1.555504354483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24:.A872])" office:value-type="float" office:value="1.55550435448313" calcext:value-type="float">
            <text:p>1.555504354483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25:.A873])" office:value-type="float" office:value="1.62830355706391" calcext:value-type="float">
            <text:p>1.6283035570639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26:.A874])" office:value-type="float" office:value="1.70228060572178" calcext:value-type="float">
            <text:p>1.702280605721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27:.A875])" office:value-type="float" office:value="1.70228060572178" calcext:value-type="float">
            <text:p>1.702280605721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28:.A876])" office:value-type="float" office:value="1.70228060572178" calcext:value-type="float">
            <text:p>1.70228060572178</text:p>
          </table:table-cell>
          <table:table-cell table:number-columns-repeated="3"/>
        </table:table-row>
        <table:table-row table:style-name="ro1">
          <table:table-cell office:value-type="float" office:value="-1.58822554782629" calcext:value-type="float">
            <text:p>-1.58822554782629</text:p>
          </table:table-cell>
          <table:table-cell/>
          <table:table-cell table:formula="of:=AVERAGE([.A829:.A877])" office:value-type="float" office:value="1.629051512909" calcext:value-type="float">
            <text:p>1.629051512909</text:p>
          </table:table-cell>
          <table:table-cell table:number-columns-repeated="3"/>
        </table:table-row>
        <table:table-row table:style-name="ro1">
          <table:table-cell office:value-type="float" office:value="-1.66725337089896" calcext:value-type="float">
            <text:p>-1.66725337089896</text:p>
          </table:table-cell>
          <table:table-cell/>
          <table:table-cell table:formula="of:=AVERAGE([.A830:.A878])" office:value-type="float" office:value="1.55420960738045" calcext:value-type="float">
            <text:p>1.5542096073804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31:.A879])" office:value-type="float" office:value="1.55420960738045" calcext:value-type="float">
            <text:p>1.55420960738045</text:p>
          </table:table-cell>
          <table:table-cell table:number-columns-repeated="3"/>
        </table:table-row>
        <table:table-row table:style-name="ro1">
          <table:table-cell office:value-type="float" office:value="-1.71369221951067" calcext:value-type="float">
            <text:p>-1.71369221951067</text:p>
          </table:table-cell>
          <table:table-cell/>
          <table:table-cell table:formula="of:=AVERAGE([.A832:.A880])" office:value-type="float" office:value="1.47841997024758" calcext:value-type="float">
            <text:p>1.4784199702475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33:.A881])" office:value-type="float" office:value="1.47841997024758" calcext:value-type="float">
            <text:p>1.4784199702475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34:.A882])" office:value-type="float" office:value="1.47841997024758" calcext:value-type="float">
            <text:p>1.4784199702475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35:.A883])" office:value-type="float" office:value="1.47841997024758" calcext:value-type="float">
            <text:p>1.4784199702475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36:.A884])" office:value-type="float" office:value="1.54962604316114" calcext:value-type="float">
            <text:p>1.549626043161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37:.A885])" office:value-type="float" office:value="1.54962604316114" calcext:value-type="float">
            <text:p>1.549626043161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38:.A886])" office:value-type="float" office:value="1.54962604316114" calcext:value-type="float">
            <text:p>1.54962604316114</text:p>
          </table:table-cell>
          <table:table-cell table:number-columns-repeated="3"/>
        </table:table-row>
        <table:table-row table:style-name="ro1">
          <table:table-cell office:value-type="float" office:value="-1.73654263454676" calcext:value-type="float">
            <text:p>-1.73654263454676</text:p>
          </table:table-cell>
          <table:table-cell/>
          <table:table-cell table:formula="of:=AVERAGE([.A839:.A887])" office:value-type="float" office:value="1.47337007102753" calcext:value-type="float">
            <text:p>1.473370071027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40:.A888])" office:value-type="float" office:value="1.47337007102753" calcext:value-type="float">
            <text:p>1.473370071027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41:.A889])" office:value-type="float" office:value="1.47337007102753" calcext:value-type="float">
            <text:p>1.473370071027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42:.A890])" office:value-type="float" office:value="1.47337007102753" calcext:value-type="float">
            <text:p>1.473370071027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43:.A891])" office:value-type="float" office:value="1.47337007102753" calcext:value-type="float">
            <text:p>1.473370071027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44:.A892])" office:value-type="float" office:value="1.47337007102753" calcext:value-type="float">
            <text:p>1.473370071027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45:.A893])" office:value-type="float" office:value="1.47337007102753" calcext:value-type="float">
            <text:p>1.47337007102753</text:p>
          </table:table-cell>
          <table:table-cell table:number-columns-repeated="3"/>
        </table:table-row>
        <table:table-row table:style-name="ro1">
          <table:table-cell office:value-type="float" office:value="-1.5921632111311" calcext:value-type="float">
            <text:p>-1.5921632111311</text:p>
          </table:table-cell>
          <table:table-cell/>
          <table:table-cell table:formula="of:=AVERAGE([.A846:.A894])" office:value-type="float" office:value="1.40006061773915" calcext:value-type="float">
            <text:p>1.400060617739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47:.A895])" office:value-type="float" office:value="1.47404245545992" calcext:value-type="float">
            <text:p>1.4740424554599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48:.A896])" office:value-type="float" office:value="1.55213113013275" calcext:value-type="float">
            <text:p>1.552131130132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49:.A897])" office:value-type="float" office:value="1.55213113013275" calcext:value-type="float">
            <text:p>1.552131130132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50:.A898])" office:value-type="float" office:value="1.55213113013275" calcext:value-type="float">
            <text:p>1.552131130132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51:.A899])" office:value-type="float" office:value="1.55213113013275" calcext:value-type="float">
            <text:p>1.55213113013275</text:p>
          </table:table-cell>
          <table:table-cell table:number-columns-repeated="3"/>
        </table:table-row>
        <table:table-row table:style-name="ro1">
          <table:table-cell office:value-type="float" office:value="-1.60733893734813" calcext:value-type="float">
            <text:p>-1.60733893734813</text:p>
          </table:table-cell>
          <table:table-cell/>
          <table:table-cell table:formula="of:=AVERAGE([.A852:.A900])" office:value-type="float" office:value="1.47851196814605" calcext:value-type="float">
            <text:p>1.47851196814605</text:p>
          </table:table-cell>
          <table:table-cell table:number-columns-repeated="3"/>
        </table:table-row>
        <table:table-row table:style-name="ro1">
          <table:table-cell office:value-type="float" office:value="-1.64239540463686" calcext:value-type="float">
            <text:p>-1.64239540463686</text:p>
          </table:table-cell>
          <table:table-cell/>
          <table:table-cell table:formula="of:=AVERAGE([.A853:.A901])" office:value-type="float" office:value="1.40417736805142" calcext:value-type="float">
            <text:p>1.4041773680514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54:.A902])" office:value-type="float" office:value="1.40417736805142" calcext:value-type="float">
            <text:p>1.4041773680514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55:.A903])" office:value-type="float" office:value="1.40417736805142" calcext:value-type="float">
            <text:p>1.4041773680514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56:.A904])" office:value-type="float" office:value="1.40417736805142" calcext:value-type="float">
            <text:p>1.40417736805142</text:p>
          </table:table-cell>
          <table:table-cell table:number-columns-repeated="3"/>
        </table:table-row>
        <table:table-row table:style-name="ro1">
          <table:table-cell office:value-type="float" office:value="-1.56489289810061" calcext:value-type="float">
            <text:p>-1.56489289810061</text:p>
          </table:table-cell>
          <table:table-cell/>
          <table:table-cell table:formula="of:=AVERAGE([.A857:.A905])" office:value-type="float" office:value="1.33142445176365" calcext:value-type="float">
            <text:p>1.33142445176365</text:p>
          </table:table-cell>
          <table:table-cell table:number-columns-repeated="3"/>
        </table:table-row>
        <table:table-row table:style-name="ro1">
          <table:table-cell office:value-type="float" office:value="-1.56744838995934" calcext:value-type="float">
            <text:p>-1.56744838995934</text:p>
          </table:table-cell>
          <table:table-cell/>
          <table:table-cell table:formula="of:=AVERAGE([.A858:.A906])" office:value-type="float" office:value="1.25861938258081" calcext:value-type="float">
            <text:p>1.258619382580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59:.A907])" office:value-type="float" office:value="1.25861938258081" calcext:value-type="float">
            <text:p>1.258619382580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60:.A908])" office:value-type="float" office:value="1.25861938258081" calcext:value-type="float">
            <text:p>1.258619382580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61:.A909])" office:value-type="float" office:value="1.25861938258081" calcext:value-type="float">
            <text:p>1.258619382580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62:.A910])" office:value-type="float" office:value="1.25861938258081" calcext:value-type="float">
            <text:p>1.258619382580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63:.A911])" office:value-type="float" office:value="1.25861938258081" calcext:value-type="float">
            <text:p>1.258619382580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64:.A912])" office:value-type="float" office:value="1.25861938258081" calcext:value-type="float">
            <text:p>1.258619382580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65:.A913])" office:value-type="float" office:value="1.25861938258081" calcext:value-type="float">
            <text:p>1.258619382580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66:.A914])" office:value-type="float" office:value="1.25861938258081" calcext:value-type="float">
            <text:p>1.258619382580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67:.A915])" office:value-type="float" office:value="1.25861938258081" calcext:value-type="float">
            <text:p>1.258619382580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68:.A916])" office:value-type="float" office:value="1.25861938258081" calcext:value-type="float">
            <text:p>1.258619382580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69:.A917])" office:value-type="float" office:value="1.33306219155186" calcext:value-type="float">
            <text:p>1.3330621915518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70:.A918])" office:value-type="float" office:value="1.33306219155186" calcext:value-type="float">
            <text:p>1.3330621915518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71:.A919])" office:value-type="float" office:value="1.33306219155186" calcext:value-type="float">
            <text:p>1.3330621915518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72:.A920])" office:value-type="float" office:value="1.33306219155186" calcext:value-type="float">
            <text:p>1.3330621915518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73:.A921])" office:value-type="float" office:value="1.33306219155186" calcext:value-type="float">
            <text:p>1.33306219155186</text:p>
          </table:table-cell>
          <table:table-cell table:number-columns-repeated="3"/>
        </table:table-row>
        <table:table-row table:style-name="ro1">
          <table:table-cell office:value-type="float" office:value="-1.75425273285508" calcext:value-type="float">
            <text:p>-1.75425273285508</text:p>
          </table:table-cell>
          <table:table-cell/>
          <table:table-cell table:formula="of:=AVERAGE([.A874:.A922])" office:value-type="float" office:value="1.25644478884053" calcext:value-type="float">
            <text:p>1.256444788840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75:.A923])" office:value-type="float" office:value="1.25644478884053" calcext:value-type="float">
            <text:p>1.256444788840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76:.A924])" office:value-type="float" office:value="1.25644478884053" calcext:value-type="float">
            <text:p>1.256444788840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77:.A925])" office:value-type="float" office:value="1.25644478884053" calcext:value-type="float">
            <text:p>1.256444788840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78:.A926])" office:value-type="float" office:value="1.32967388165332" calcext:value-type="float">
            <text:p>1.329673881653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79:.A927])" office:value-type="float" office:value="1.40451578718187" calcext:value-type="float">
            <text:p>1.40451578718187</text:p>
          </table:table-cell>
          <table:table-cell table:number-columns-repeated="3"/>
        </table:table-row>
        <table:table-row table:style-name="ro1">
          <table:table-cell office:value-type="float" office:value="-1.52885905490816" calcext:value-type="float">
            <text:p>-1.52885905490816</text:p>
          </table:table-cell>
          <table:table-cell/>
          <table:table-cell table:formula="of:=AVERAGE([.A880:.A928])" office:value-type="float" office:value="1.33249825544905" calcext:value-type="float">
            <text:p>1.332498255449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81:.A929])" office:value-type="float" office:value="1.40828789258192" calcext:value-type="float">
            <text:p>1.4082878925819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82:.A930])" office:value-type="float" office:value="1.40828789258192" calcext:value-type="float">
            <text:p>1.4082878925819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83:.A931])" office:value-type="float" office:value="1.40828789258192" calcext:value-type="float">
            <text:p>1.4082878925819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84:.A932])" office:value-type="float" office:value="1.40828789258192" calcext:value-type="float">
            <text:p>1.4082878925819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85:.A933])" office:value-type="float" office:value="1.40828789258192" calcext:value-type="float">
            <text:p>1.4082878925819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86:.A934])" office:value-type="float" office:value="1.40828789258192" calcext:value-type="float">
            <text:p>1.40828789258192</text:p>
          </table:table-cell>
          <table:table-cell table:number-columns-repeated="3"/>
        </table:table-row>
        <table:table-row table:style-name="ro1">
          <table:table-cell office:value-type="float" office:value="-1.74704150559902" calcext:value-type="float">
            <text:p>-1.74704150559902</text:p>
          </table:table-cell>
          <table:table-cell/>
          <table:table-cell table:formula="of:=AVERAGE([.A887:.A935])" office:value-type="float" office:value="1.33181765777377" calcext:value-type="float">
            <text:p>1.331817657773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88:.A936])" office:value-type="float" office:value="1.40807362990738" calcext:value-type="float">
            <text:p>1.408073629907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89:.A937])" office:value-type="float" office:value="1.40807362990738" calcext:value-type="float">
            <text:p>1.408073629907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90:.A938])" office:value-type="float" office:value="1.40807362990738" calcext:value-type="float">
            <text:p>1.408073629907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91:.A939])" office:value-type="float" office:value="1.40807362990738" calcext:value-type="float">
            <text:p>1.408073629907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92:.A940])" office:value-type="float" office:value="1.40807362990738" calcext:value-type="float">
            <text:p>1.408073629907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93:.A941])" office:value-type="float" office:value="1.40807362990738" calcext:value-type="float">
            <text:p>1.408073629907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94:.A942])" office:value-type="float" office:value="1.40807362990738" calcext:value-type="float">
            <text:p>1.408073629907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95:.A943])" office:value-type="float" office:value="1.48138308319577" calcext:value-type="float">
            <text:p>1.481383083195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96:.A944])" office:value-type="float" office:value="1.48138308319577" calcext:value-type="float">
            <text:p>1.481383083195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97:.A945])" office:value-type="float" office:value="1.48138308319577" calcext:value-type="float">
            <text:p>1.48138308319577</text:p>
          </table:table-cell>
          <table:table-cell table:number-columns-repeated="3"/>
        </table:table-row>
        <table:table-row table:style-name="ro1">
          <table:table-cell office:value-type="float" office:value="-1.58478537237644" calcext:value-type="float">
            <text:p>-1.58478537237644</text:p>
          </table:table-cell>
          <table:table-cell/>
          <table:table-cell table:formula="of:=AVERAGE([.A898:.A946])" office:value-type="float" office:value="1.40822419804523" calcext:value-type="float">
            <text:p>1.40822419804523</text:p>
          </table:table-cell>
          <table:table-cell table:number-columns-repeated="3"/>
        </table:table-row>
        <table:table-row table:style-name="ro1">
          <table:table-cell office:value-type="float" office:value="-1.82260686013401" calcext:value-type="float">
            <text:p>-1.82260686013401</text:p>
          </table:table-cell>
          <table:table-cell/>
          <table:table-cell table:formula="of:=AVERAGE([.A899:.A947])" office:value-type="float" office:value="1.33021181314454" calcext:value-type="float">
            <text:p>1.3302118131445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00:.A948])" office:value-type="float" office:value="1.33021181314454" calcext:value-type="float">
            <text:p>1.3302118131445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01:.A949])" office:value-type="float" office:value="1.40383097513123" calcext:value-type="float">
            <text:p>1.403830975131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02:.A950])" office:value-type="float" office:value="1.47816557522586" calcext:value-type="float">
            <text:p>1.4781655752258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03:.A951])" office:value-type="float" office:value="1.47816557522586" calcext:value-type="float">
            <text:p>1.4781655752258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04:.A952])" office:value-type="float" office:value="1.47816557522586" calcext:value-type="float">
            <text:p>1.4781655752258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05:.A953])" office:value-type="float" office:value="1.47816557522586" calcext:value-type="float">
            <text:p>1.47816557522586</text:p>
          </table:table-cell>
          <table:table-cell table:number-columns-repeated="3"/>
        </table:table-row>
        <table:table-row table:style-name="ro1">
          <table:table-cell office:value-type="float" office:value="-1.60222443366945" calcext:value-type="float">
            <text:p>-1.60222443366945</text:p>
          </table:table-cell>
          <table:table-cell/>
          <table:table-cell table:formula="of:=AVERAGE([.A906:.A954])" office:value-type="float" office:value="1.47740370715303" calcext:value-type="float">
            <text:p>1.4774037071530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07:.A955])" office:value-type="float" office:value="1.55020877633587" calcext:value-type="float">
            <text:p>1.5502087763358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08:.A956])" office:value-type="float" office:value="1.55020877633587" calcext:value-type="float">
            <text:p>1.5502087763358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09:.A957])" office:value-type="float" office:value="1.55020877633587" calcext:value-type="float">
            <text:p>1.5502087763358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10:.A958])" office:value-type="float" office:value="1.55020877633587" calcext:value-type="float">
            <text:p>1.5502087763358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11:.A959])" office:value-type="float" office:value="1.55020877633587" calcext:value-type="float">
            <text:p>1.55020877633587</text:p>
          </table:table-cell>
          <table:table-cell table:number-columns-repeated="3"/>
        </table:table-row>
        <table:table-row table:style-name="ro1">
          <table:table-cell office:value-type="float" office:value="-1.52102831447422" calcext:value-type="float">
            <text:p>-1.52102831447422</text:p>
          </table:table-cell>
          <table:table-cell/>
          <table:table-cell table:formula="of:=AVERAGE([.A912:.A960])" office:value-type="float" office:value="1.47835105563232" calcext:value-type="float">
            <text:p>1.478351055632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13:.A961])" office:value-type="float" office:value="1.47835105563232" calcext:value-type="float">
            <text:p>1.478351055632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14:.A962])" office:value-type="float" office:value="1.47835105563232" calcext:value-type="float">
            <text:p>1.478351055632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15:.A963])" office:value-type="float" office:value="1.47835105563232" calcext:value-type="float">
            <text:p>1.478351055632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16:.A964])" office:value-type="float" office:value="1.47835105563232" calcext:value-type="float">
            <text:p>1.478351055632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17:.A965])" office:value-type="float" office:value="1.47835105563232" calcext:value-type="float">
            <text:p>1.478351055632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18:.A966])" office:value-type="float" office:value="1.47835105563232" calcext:value-type="float">
            <text:p>1.478351055632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19:.A967])" office:value-type="float" office:value="1.47835105563232" calcext:value-type="float">
            <text:p>1.47835105563232</text:p>
          </table:table-cell>
          <table:table-cell table:number-columns-repeated="3"/>
        </table:table-row>
        <table:table-row table:style-name="ro1">
          <table:table-cell office:value-type="float" office:value="-1.52641854844987" calcext:value-type="float">
            <text:p>-1.52641854844987</text:p>
          </table:table-cell>
          <table:table-cell/>
          <table:table-cell table:formula="of:=AVERAGE([.A920:.A968])" office:value-type="float" office:value="1.40638333015375" calcext:value-type="float">
            <text:p>1.406383330153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21:.A969])" office:value-type="float" office:value="1.40638333015375" calcext:value-type="float">
            <text:p>1.406383330153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22:.A970])" office:value-type="float" office:value="1.40638333015375" calcext:value-type="float">
            <text:p>1.406383330153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23:.A971])" office:value-type="float" office:value="1.48300073286508" calcext:value-type="float">
            <text:p>1.4830007328650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24:.A972])" office:value-type="float" office:value="1.48300073286508" calcext:value-type="float">
            <text:p>1.4830007328650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25:.A973])" office:value-type="float" office:value="1.48300073286508" calcext:value-type="float">
            <text:p>1.4830007328650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26:.A974])" office:value-type="float" office:value="1.48300073286508" calcext:value-type="float">
            <text:p>1.4830007328650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27:.A975])" office:value-type="float" office:value="1.48300073286508" calcext:value-type="float">
            <text:p>1.4830007328650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28:.A976])" office:value-type="float" office:value="1.48300073286508" calcext:value-type="float">
            <text:p>1.48300073286508</text:p>
          </table:table-cell>
          <table:table-cell table:number-columns-repeated="3"/>
        </table:table-row>
        <table:table-row table:style-name="ro1">
          <table:table-cell office:value-type="float" office:value="-1.60720752546191" calcext:value-type="float">
            <text:p>-1.60720752546191</text:p>
          </table:table-cell>
          <table:table-cell/>
          <table:table-cell table:formula="of:=AVERAGE([.A929:.A977])" office:value-type="float" office:value="1.48140178448643" calcext:value-type="float">
            <text:p>1.481401784486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30:.A978])" office:value-type="float" office:value="1.48140178448643" calcext:value-type="float">
            <text:p>1.481401784486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31:.A979])" office:value-type="float" office:value="1.48140178448643" calcext:value-type="float">
            <text:p>1.481401784486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32:.A980])" office:value-type="float" office:value="1.48140178448643" calcext:value-type="float">
            <text:p>1.481401784486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33:.A981])" office:value-type="float" office:value="1.48140178448643" calcext:value-type="float">
            <text:p>1.481401784486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34:.A982])" office:value-type="float" office:value="1.48140178448643" calcext:value-type="float">
            <text:p>1.481401784486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35:.A983])" office:value-type="float" office:value="1.48140178448643" calcext:value-type="float">
            <text:p>1.48140178448643</text:p>
          </table:table-cell>
          <table:table-cell table:number-columns-repeated="3"/>
        </table:table-row>
        <table:table-row table:style-name="ro1">
          <table:table-cell office:value-type="float" office:value="-1.55797030766606" calcext:value-type="float">
            <text:p>-1.55797030766606</text:p>
          </table:table-cell>
          <table:table-cell/>
          <table:table-cell table:formula="of:=AVERAGE([.A936:.A984])" office:value-type="float" office:value="1.48526038036261" calcext:value-type="float">
            <text:p>1.48526038036261</text:p>
          </table:table-cell>
          <table:table-cell table:number-columns-repeated="3"/>
        </table:table-row>
        <table:table-row table:style-name="ro1">
          <table:table-cell office:value-type="float" office:value="-1.62822521401346" calcext:value-type="float">
            <text:p>-1.62822521401346</text:p>
          </table:table-cell>
          <table:table-cell/>
          <table:table-cell table:formula="of:=AVERAGE([.A937:.A985])" office:value-type="float" office:value="1.41121496783173" calcext:value-type="float">
            <text:p>1.4112149678317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38:.A986])" office:value-type="float" office:value="1.41121496783173" calcext:value-type="float">
            <text:p>1.41121496783173</text:p>
          </table:table-cell>
          <table:table-cell table:number-columns-repeated="3"/>
        </table:table-row>
        <table:table-row table:style-name="ro1">
          <table:table-cell office:value-type="float" office:value="-1.53286359747648" calcext:value-type="float">
            <text:p>-1.53286359747648</text:p>
          </table:table-cell>
          <table:table-cell/>
          <table:table-cell table:formula="of:=AVERAGE([.A939:.A987])" office:value-type="float" office:value="1.33911571074037" calcext:value-type="float">
            <text:p>1.33911571074037</text:p>
          </table:table-cell>
          <table:table-cell table:number-columns-repeated="3"/>
        </table:table-row>
        <table:table-row table:style-name="ro1">
          <table:table-cell office:value-type="float" office:value="-1.59288480318487" calcext:value-type="float">
            <text:p>-1.59288480318487</text:p>
          </table:table-cell>
          <table:table-cell/>
          <table:table-cell table:formula="of:=AVERAGE([.A940:.A988])" office:value-type="float" office:value="1.26579153108354" calcext:value-type="float">
            <text:p>1.2657915310835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41:.A989])" office:value-type="float" office:value="1.26579153108354" calcext:value-type="float">
            <text:p>1.26579153108354</text:p>
          </table:table-cell>
          <table:table-cell table:number-columns-repeated="3"/>
        </table:table-row>
        <table:table-row table:style-name="ro1">
          <table:table-cell office:value-type="float" office:value="-1.54692584262192" calcext:value-type="float">
            <text:p>-1.54692584262192</text:p>
          </table:table-cell>
          <table:table-cell/>
          <table:table-cell table:formula="of:=AVERAGE([.A942:.A990])" office:value-type="float" office:value="1.19340528939737" calcext:value-type="float">
            <text:p>1.193405289397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43:.A991])" office:value-type="float" office:value="1.19340528939737" calcext:value-type="float">
            <text:p>1.193405289397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44:.A992])" office:value-type="float" office:value="1.19340528939737" calcext:value-type="float">
            <text:p>1.193405289397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45:.A993])" office:value-type="float" office:value="1.19340528939737" calcext:value-type="float">
            <text:p>1.193405289397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46:.A994])" office:value-type="float" office:value="1.19340528939737" calcext:value-type="float">
            <text:p>1.193405289397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47:.A995])" office:value-type="float" office:value="1.26656417454791" calcext:value-type="float">
            <text:p>1.2665641745479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48:.A996])" office:value-type="float" office:value="1.34457655944861" calcext:value-type="float">
            <text:p>1.3445765594486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49:.A997])" office:value-type="float" office:value="1.34457655944861" calcext:value-type="float">
            <text:p>1.3445765594486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50:.A998])" office:value-type="float" office:value="1.34457655944861" calcext:value-type="float">
            <text:p>1.3445765594486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51:.A999])" office:value-type="float" office:value="1.34457655944861" calcext:value-type="float">
            <text:p>1.3445765594486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52:.A1000])" office:value-type="float" office:value="1.34457655944861" calcext:value-type="float">
            <text:p>1.3445765594486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53:.A1001])" office:value-type="float" office:value="1.34457655944861" calcext:value-type="float">
            <text:p>1.3445765594486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54:.A1002])" office:value-type="float" office:value="1.34457655944861" calcext:value-type="float">
            <text:p>1.3445765594486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55:.A1003])" office:value-type="float" office:value="1.41809134380921" calcext:value-type="float">
            <text:p>1.4180913438092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56:.A1004])" office:value-type="float" office:value="1.41809134380921" calcext:value-type="float">
            <text:p>1.4180913438092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57:.A1005])" office:value-type="float" office:value="1.41809134380921" calcext:value-type="float">
            <text:p>1.4180913438092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58:.A1006])" office:value-type="float" office:value="1.41809134380921" calcext:value-type="float">
            <text:p>1.4180913438092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59:.A1007])" office:value-type="float" office:value="1.41809134380921" calcext:value-type="float">
            <text:p>1.4180913438092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60:.A1008])" office:value-type="float" office:value="1.41809134380921" calcext:value-type="float">
            <text:p>1.4180913438092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61:.A1009])" office:value-type="float" office:value="1.48994906451276" calcext:value-type="float">
            <text:p>1.4899490645127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62:.A1010])" office:value-type="float" office:value="1.48994906451276" calcext:value-type="float">
            <text:p>1.4899490645127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63:.A1011])" office:value-type="float" office:value="1.48994906451276" calcext:value-type="float">
            <text:p>1.4899490645127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64:.A1012])" office:value-type="float" office:value="1.48994906451276" calcext:value-type="float">
            <text:p>1.4899490645127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65:.A1013])" office:value-type="float" office:value="1.48994906451276" calcext:value-type="float">
            <text:p>1.4899490645127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66:.A1014])" office:value-type="float" office:value="1.48994906451276" calcext:value-type="float">
            <text:p>1.4899490645127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67:.A1015])" office:value-type="float" office:value="1.48994906451276" calcext:value-type="float">
            <text:p>1.4899490645127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68:.A1016])" office:value-type="float" office:value="1.48994906451276" calcext:value-type="float">
            <text:p>1.48994906451276</text:p>
          </table:table-cell>
          <table:table-cell table:number-columns-repeated="3"/>
        </table:table-row>
        <table:table-row table:style-name="ro1">
          <table:table-cell office:value-type="float" office:value="-1.5951070720464" calcext:value-type="float">
            <text:p>-1.5951070720464</text:p>
          </table:table-cell>
          <table:table-cell/>
          <table:table-cell table:formula="of:=AVERAGE([.A969:.A1017])" office:value-type="float" office:value="1.48854725790875" calcext:value-type="float">
            <text:p>1.488547257908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70:.A1018])" office:value-type="float" office:value="1.48854725790875" calcext:value-type="float">
            <text:p>1.48854725790875</text:p>
          </table:table-cell>
          <table:table-cell table:number-columns-repeated="3"/>
        </table:table-row>
        <table:table-row table:style-name="ro1">
          <table:table-cell office:value-type="float" office:value="-1.54414272660315" calcext:value-type="float">
            <text:p>-1.54414272660315</text:p>
          </table:table-cell>
          <table:table-cell/>
          <table:table-cell table:formula="of:=AVERAGE([.A971:.A1019])" office:value-type="float" office:value="1.41621781450869" calcext:value-type="float">
            <text:p>1.41621781450869</text:p>
          </table:table-cell>
          <table:table-cell table:number-columns-repeated="3"/>
        </table:table-row>
        <table:table-row table:style-name="ro1">
          <table:table-cell office:value-type="float" office:value="-1.62867576905191" calcext:value-type="float">
            <text:p>-1.62867576905191</text:p>
          </table:table-cell>
          <table:table-cell/>
          <table:table-cell table:formula="of:=AVERAGE([.A972:.A1020])" office:value-type="float" office:value="1.34216320697702" calcext:value-type="float">
            <text:p>1.342163206977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73:.A1021])" office:value-type="float" office:value="1.34216320697702" calcext:value-type="float">
            <text:p>1.342163206977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74:.A1022])" office:value-type="float" office:value="1.34216320697702" calcext:value-type="float">
            <text:p>1.342163206977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75:.A1023])" office:value-type="float" office:value="1.34216320697702" calcext:value-type="float">
            <text:p>1.342163206977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76:.A1024])" office:value-type="float" office:value="1.34216320697702" calcext:value-type="float">
            <text:p>1.342163206977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77:.A1025])" office:value-type="float" office:value="1.34216320697702" calcext:value-type="float">
            <text:p>1.342163206977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78:.A1026])" office:value-type="float" office:value="1.41577968708848" calcext:value-type="float">
            <text:p>1.415779687088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79:.A1027])" office:value-type="float" office:value="1.41577968708848" calcext:value-type="float">
            <text:p>1.415779687088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80:.A1028])" office:value-type="float" office:value="1.41577968708848" calcext:value-type="float">
            <text:p>1.415779687088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81:.A1029])" office:value-type="float" office:value="1.41577968708848" calcext:value-type="float">
            <text:p>1.415779687088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82:.A1030])" office:value-type="float" office:value="1.41577968708848" calcext:value-type="float">
            <text:p>1.415779687088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83:.A1031])" office:value-type="float" office:value="1.41577968708848" calcext:value-type="float">
            <text:p>1.415779687088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84:.A1032])" office:value-type="float" office:value="1.41577968708848" calcext:value-type="float">
            <text:p>1.415779687088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85:.A1033])" office:value-type="float" office:value="1.48839132602045" calcext:value-type="float">
            <text:p>1.4883913260204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86:.A1034])" office:value-type="float" office:value="1.56243673855133" calcext:value-type="float">
            <text:p>1.562436738551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87:.A1035])" office:value-type="float" office:value="1.56243673855133" calcext:value-type="float">
            <text:p>1.562436738551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88:.A1036])" office:value-type="float" office:value="1.63453599564269" calcext:value-type="float">
            <text:p>1.6345359956426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89:.A1037])" office:value-type="float" office:value="1.70786017529952" calcext:value-type="float">
            <text:p>1.707860175299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90:.A1038])" office:value-type="float" office:value="1.70786017529952" calcext:value-type="float">
            <text:p>1.707860175299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91:.A1039])" office:value-type="float" office:value="1.78024641698568" calcext:value-type="float">
            <text:p>1.780246416985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92:.A1040])" office:value-type="float" office:value="1.78024641698568" calcext:value-type="float">
            <text:p>1.780246416985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93:.A1041])" office:value-type="float" office:value="1.78024641698568" calcext:value-type="float">
            <text:p>1.780246416985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94:.A1042])" office:value-type="float" office:value="1.78024641698568" calcext:value-type="float">
            <text:p>1.780246416985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95:.A1043])" office:value-type="float" office:value="1.78024641698568" calcext:value-type="float">
            <text:p>1.780246416985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96:.A1044])" office:value-type="float" office:value="1.78024641698568" calcext:value-type="float">
            <text:p>1.780246416985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97:.A1045])" office:value-type="float" office:value="1.78024641698568" calcext:value-type="float">
            <text:p>1.780246416985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98:.A1046])" office:value-type="float" office:value="1.78024641698568" calcext:value-type="float">
            <text:p>1.780246416985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99:.A1047])" office:value-type="float" office:value="1.78024641698568" calcext:value-type="float">
            <text:p>1.780246416985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00:.A1048])" office:value-type="float" office:value="1.78024641698568" calcext:value-type="float">
            <text:p>1.780246416985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01:.A1049])" office:value-type="float" office:value="1.78024641698568" calcext:value-type="float">
            <text:p>1.780246416985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02:.A1050])" office:value-type="float" office:value="1.78024641698568" calcext:value-type="float">
            <text:p>1.780246416985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03:.A1051])" office:value-type="float" office:value="1.78024641698568" calcext:value-type="float">
            <text:p>1.780246416985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04:.A1052])" office:value-type="float" office:value="1.78024641698568" calcext:value-type="float">
            <text:p>1.780246416985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05:.A1053])" office:value-type="float" office:value="1.78024641698568" calcext:value-type="float">
            <text:p>1.780246416985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06:.A1054])" office:value-type="float" office:value="1.78024641698568" calcext:value-type="float">
            <text:p>1.780246416985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07:.A1055])" office:value-type="float" office:value="1.78024641698568" calcext:value-type="float">
            <text:p>1.780246416985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08:.A1056])" office:value-type="float" office:value="1.78024641698568" calcext:value-type="float">
            <text:p>1.78024641698568</text:p>
          </table:table-cell>
          <table:table-cell table:number-columns-repeated="3"/>
        </table:table-row>
        <table:table-row table:style-name="ro1">
          <table:table-cell office:value-type="float" office:value="-1.54339766814113" calcext:value-type="float">
            <text:p>-1.54339766814113</text:p>
          </table:table-cell>
          <table:table-cell/>
          <table:table-cell table:formula="of:=AVERAGE([.A1009:.A1057])" office:value-type="float" office:value="1.70793217886036" calcext:value-type="float">
            <text:p>1.707932178860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10:.A1058])" office:value-type="float" office:value="1.70793217886036" calcext:value-type="float">
            <text:p>1.707932178860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11:.A1059])" office:value-type="float" office:value="1.70793217886036" calcext:value-type="float">
            <text:p>1.707932178860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12:.A1060])" office:value-type="float" office:value="1.70793217886036" calcext:value-type="float">
            <text:p>1.707932178860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13:.A1061])" office:value-type="float" office:value="1.70793217886036" calcext:value-type="float">
            <text:p>1.707932178860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14:.A1062])" office:value-type="float" office:value="1.70793217886036" calcext:value-type="float">
            <text:p>1.707932178860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15:.A1063])" office:value-type="float" office:value="1.70793217886036" calcext:value-type="float">
            <text:p>1.707932178860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16:.A1064])" office:value-type="float" office:value="1.70793217886036" calcext:value-type="float">
            <text:p>1.707932178860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17:.A1065])" office:value-type="float" office:value="1.70793217886036" calcext:value-type="float">
            <text:p>1.707932178860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18:.A1066])" office:value-type="float" office:value="1.78130171094294" calcext:value-type="float">
            <text:p>1.7813017109429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19:.A1067])" office:value-type="float" office:value="1.78130171094294" calcext:value-type="float">
            <text:p>1.7813017109429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20:.A1068])" office:value-type="float" office:value="1.853631154343" calcext:value-type="float">
            <text:p>1.8536311543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21:.A1069])" office:value-type="float" office:value="1.92768576187467" calcext:value-type="float">
            <text:p>1.92768576187467</text:p>
          </table:table-cell>
          <table:table-cell table:number-columns-repeated="3"/>
        </table:table-row>
        <table:table-row table:style-name="ro1">
          <table:table-cell office:value-type="float" office:value="-1.51321165388524" calcext:value-type="float">
            <text:p>-1.51321165388524</text:p>
          </table:table-cell>
          <table:table-cell/>
          <table:table-cell table:formula="of:=AVERAGE([.A1022:.A1070])" office:value-type="float" office:value="1.85598756485661" calcext:value-type="float">
            <text:p>1.8559875648566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23:.A1071])" office:value-type="float" office:value="1.85598756485661" calcext:value-type="float">
            <text:p>1.85598756485661</text:p>
          </table:table-cell>
          <table:table-cell table:number-columns-repeated="3"/>
        </table:table-row>
        <table:table-row table:style-name="ro1">
          <table:table-cell office:value-type="float" office:value="-1.75698539609611" calcext:value-type="float">
            <text:p>-1.75698539609611</text:p>
          </table:table-cell>
          <table:table-cell/>
          <table:table-cell table:formula="of:=AVERAGE([.A1024:.A1072])" office:value-type="float" office:value="1.7793143935077" calcext:value-type="float">
            <text:p>1.77931439350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25:.A1073])" office:value-type="float" office:value="1.7793143935077" calcext:value-type="float">
            <text:p>1.77931439350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26:.A1074])" office:value-type="float" office:value="1.7793143935077" calcext:value-type="float">
            <text:p>1.7793143935077</text:p>
          </table:table-cell>
          <table:table-cell table:number-columns-repeated="3"/>
        </table:table-row>
        <table:table-row table:style-name="ro1">
          <table:table-cell office:value-type="float" office:value="-1.62170741912126" calcext:value-type="float">
            <text:p>-1.62170741912126</text:p>
          </table:table-cell>
          <table:table-cell/>
          <table:table-cell table:formula="of:=AVERAGE([.A1027:.A1075])" office:value-type="float" office:value="1.70540199719911" calcext:value-type="float">
            <text:p>1.70540199719911</text:p>
          </table:table-cell>
          <table:table-cell table:number-columns-repeated="3"/>
        </table:table-row>
        <table:table-row table:style-name="ro1">
          <table:table-cell office:value-type="float" office:value="-1.55539604268074" calcext:value-type="float">
            <text:p>-1.55539604268074</text:p>
          </table:table-cell>
          <table:table-cell/>
          <table:table-cell table:formula="of:=AVERAGE([.A1028:.A1076])" office:value-type="float" office:value="1.63284289428726" calcext:value-type="float">
            <text:p>1.632842894287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29:.A1077])" office:value-type="float" office:value="1.63284289428726" calcext:value-type="float">
            <text:p>1.63284289428726</text:p>
          </table:table-cell>
          <table:table-cell table:number-columns-repeated="3"/>
        </table:table-row>
        <table:table-row table:style-name="ro1">
          <table:table-cell office:value-type="float" office:value="-1.63040993662178" calcext:value-type="float">
            <text:p>-1.63040993662178</text:p>
          </table:table-cell>
          <table:table-cell/>
          <table:table-cell table:formula="of:=AVERAGE([.A1030:.A1078])" office:value-type="float" office:value="1.55875289558069" calcext:value-type="float">
            <text:p>1.5587528955806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31:.A1079])" office:value-type="float" office:value="1.55875289558069" calcext:value-type="float">
            <text:p>1.5587528955806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32:.A1080])" office:value-type="float" office:value="1.55875289558069" calcext:value-type="float">
            <text:p>1.5587528955806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33:.A1081])" office:value-type="float" office:value="1.55875289558069" calcext:value-type="float">
            <text:p>1.5587528955806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34:.A1082])" office:value-type="float" office:value="1.55875289558069" calcext:value-type="float">
            <text:p>1.5587528955806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35:.A1083])" office:value-type="float" office:value="1.55875289558069" calcext:value-type="float">
            <text:p>1.5587528955806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36:.A1084])" office:value-type="float" office:value="1.55875289558069" calcext:value-type="float">
            <text:p>1.55875289558069</text:p>
          </table:table-cell>
          <table:table-cell table:number-columns-repeated="3"/>
        </table:table-row>
        <table:table-row table:style-name="ro1">
          <table:table-cell office:value-type="float" office:value="-1.55743644687831" calcext:value-type="float">
            <text:p>-1.55743644687831</text:p>
          </table:table-cell>
          <table:table-cell/>
          <table:table-cell table:formula="of:=AVERAGE([.A1037:.A1085])" office:value-type="float" office:value="1.48615215176685" calcext:value-type="float">
            <text:p>1.48615215176685</text:p>
          </table:table-cell>
          <table:table-cell table:number-columns-repeated="3"/>
        </table:table-row>
        <table:table-row table:style-name="ro1">
          <table:table-cell office:value-type="float" office:value="-1.52083471660614" calcext:value-type="float">
            <text:p>-1.52083471660614</text:p>
          </table:table-cell>
          <table:table-cell/>
          <table:table-cell table:formula="of:=AVERAGE([.A1038:.A1086])" office:value-type="float" office:value="1.41429838204019" calcext:value-type="float">
            <text:p>1.4142983820401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39:.A1087])" office:value-type="float" office:value="1.41429838204019" calcext:value-type="float">
            <text:p>1.41429838204019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1040:.A1088])" office:value-type="float" office:value="1.33266572897897" calcext:value-type="float">
            <text:p>1.332665728978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41:.A1089])" office:value-type="float" office:value="1.33266572897897" calcext:value-type="float">
            <text:p>1.332665728978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42:.A1090])" office:value-type="float" office:value="1.33266572897897" calcext:value-type="float">
            <text:p>1.332665728978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43:.A1091])" office:value-type="float" office:value="1.33266572897897" calcext:value-type="float">
            <text:p>1.332665728978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44:.A1092])" office:value-type="float" office:value="1.33266572897897" calcext:value-type="float">
            <text:p>1.332665728978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45:.A1093])" office:value-type="float" office:value="1.33266572897897" calcext:value-type="float">
            <text:p>1.33266572897897</text:p>
          </table:table-cell>
          <table:table-cell table:number-columns-repeated="3"/>
        </table:table-row>
        <table:table-row table:style-name="ro1">
          <table:table-cell office:value-type="float" office:value="-1.56867568311095" calcext:value-type="float">
            <text:p>-1.56867568311095</text:p>
          </table:table-cell>
          <table:table-cell/>
          <table:table-cell table:formula="of:=AVERAGE([.A1046:.A1094])" office:value-type="float" office:value="1.25983561299711" calcext:value-type="float">
            <text:p>1.259835612997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47:.A1095])" office:value-type="float" office:value="1.25983561299711" calcext:value-type="float">
            <text:p>1.259835612997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48:.A1096])" office:value-type="float" office:value="1.25983561299711" calcext:value-type="float">
            <text:p>1.259835612997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49:.A1097])" office:value-type="float" office:value="1.25983561299711" calcext:value-type="float">
            <text:p>1.259835612997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50:.A1098])" office:value-type="float" office:value="1.25983561299711" calcext:value-type="float">
            <text:p>1.259835612997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51:.A1099])" office:value-type="float" office:value="1.25983561299711" calcext:value-type="float">
            <text:p>1.259835612997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52:.A1100])" office:value-type="float" office:value="1.25983561299711" calcext:value-type="float">
            <text:p>1.259835612997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53:.A1101])" office:value-type="float" office:value="1.25983561299711" calcext:value-type="float">
            <text:p>1.259835612997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54:.A1102])" office:value-type="float" office:value="1.25983561299711" calcext:value-type="float">
            <text:p>1.259835612997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55:.A1103])" office:value-type="float" office:value="1.25983561299711" calcext:value-type="float">
            <text:p>1.259835612997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56:.A1104])" office:value-type="float" office:value="1.25983561299711" calcext:value-type="float">
            <text:p>1.259835612997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57:.A1105])" office:value-type="float" office:value="1.25983561299711" calcext:value-type="float">
            <text:p>1.259835612997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58:.A1106])" office:value-type="float" office:value="1.33214985112244" calcext:value-type="float">
            <text:p>1.332149851122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59:.A1107])" office:value-type="float" office:value="1.33214985112244" calcext:value-type="float">
            <text:p>1.332149851122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60:.A1108])" office:value-type="float" office:value="1.33214985112244" calcext:value-type="float">
            <text:p>1.332149851122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61:.A1109])" office:value-type="float" office:value="1.33214985112244" calcext:value-type="float">
            <text:p>1.332149851122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62:.A1110])" office:value-type="float" office:value="1.33214985112244" calcext:value-type="float">
            <text:p>1.332149851122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63:.A1111])" office:value-type="float" office:value="1.33214985112244" calcext:value-type="float">
            <text:p>1.332149851122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64:.A1112])" office:value-type="float" office:value="1.33214985112244" calcext:value-type="float">
            <text:p>1.332149851122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65:.A1113])" office:value-type="float" office:value="1.33214985112244" calcext:value-type="float">
            <text:p>1.332149851122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66:.A1114])" office:value-type="float" office:value="1.33214985112244" calcext:value-type="float">
            <text:p>1.332149851122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67:.A1115])" office:value-type="float" office:value="1.33214985112244" calcext:value-type="float">
            <text:p>1.332149851122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68:.A1116])" office:value-type="float" office:value="1.33214985112244" calcext:value-type="float">
            <text:p>1.332149851122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69:.A1117])" office:value-type="float" office:value="1.33214985112244" calcext:value-type="float">
            <text:p>1.332149851122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70:.A1118])" office:value-type="float" office:value="1.33214985112244" calcext:value-type="float">
            <text:p>1.332149851122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71:.A1119])" office:value-type="float" office:value="1.4038480481405" calcext:value-type="float">
            <text:p>1.4038480481405</text:p>
          </table:table-cell>
          <table:table-cell table:number-columns-repeated="3"/>
        </table:table-row>
        <table:table-row table:style-name="ro1">
          <table:table-cell office:value-type="float" office:value="-1.86926629298329" calcext:value-type="float">
            <text:p>-1.86926629298329</text:p>
          </table:table-cell>
          <table:table-cell/>
          <table:table-cell table:formula="of:=AVERAGE([.A1072:.A1120])" office:value-type="float" office:value="1.32488342991636" calcext:value-type="float">
            <text:p>1.324883429916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73:.A1121])" office:value-type="float" office:value="1.40155660126526" calcext:value-type="float">
            <text:p>1.401556601265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74:.A1122])" office:value-type="float" office:value="1.40155660126526" calcext:value-type="float">
            <text:p>1.401556601265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75:.A1123])" office:value-type="float" office:value="1.40155660126526" calcext:value-type="float">
            <text:p>1.401556601265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76:.A1124])" office:value-type="float" office:value="1.47546899757385" calcext:value-type="float">
            <text:p>1.4754689975738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77:.A1125])" office:value-type="float" office:value="1.5480281004857" calcext:value-type="float">
            <text:p>1.54802810048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78:.A1126])" office:value-type="float" office:value="1.54802810048571" calcext:value-type="float">
            <text:p>1.54802810048571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1079:.A1127])" office:value-type="float" office:value="1.54048544613105" calcext:value-type="float">
            <text:p>1.540485446131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80:.A1128])" office:value-type="float" office:value="1.54048544613105" calcext:value-type="float">
            <text:p>1.54048544613105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1081:.A1129])" office:value-type="float" office:value="1.45885279306982" calcext:value-type="float">
            <text:p>1.4588527930698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82:.A1130])" office:value-type="float" office:value="1.45885279306982" calcext:value-type="float">
            <text:p>1.4588527930698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83:.A1131])" office:value-type="float" office:value="1.45885279306982" calcext:value-type="float">
            <text:p>1.4588527930698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84:.A1132])" office:value-type="float" office:value="1.45885279306982" calcext:value-type="float">
            <text:p>1.45885279306982</text:p>
          </table:table-cell>
          <table:table-cell table:number-columns-repeated="3"/>
        </table:table-row>
        <table:table-row table:style-name="ro1">
          <table:table-cell office:value-type="float" office:value="-1.71309499942064" calcext:value-type="float">
            <text:p>-1.71309499942064</text:p>
          </table:table-cell>
          <table:table-cell/>
          <table:table-cell table:formula="of:=AVERAGE([.A1085:.A1133])" office:value-type="float" office:value="1.38307534410205" calcext:value-type="float">
            <text:p>1.383075344102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86:.A1134])" office:value-type="float" office:value="1.4556760879159" calcext:value-type="float">
            <text:p>1.455676087915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87:.A1135])" office:value-type="float" office:value="1.52752985764255" calcext:value-type="float">
            <text:p>1.5275298576425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88:.A1136])" office:value-type="float" office:value="1.52752985764255" calcext:value-type="float">
            <text:p>1.5275298576425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89:.A1137])" office:value-type="float" office:value="1.60916251070378" calcext:value-type="float">
            <text:p>1.60916251070378</text:p>
          </table:table-cell>
          <table:table-cell table:number-columns-repeated="3"/>
        </table:table-row>
        <table:table-row table:style-name="ro1">
          <table:table-cell office:value-type="float" office:value="-1.51578709219098" calcext:value-type="float">
            <text:p>-1.51578709219098</text:p>
          </table:table-cell>
          <table:table-cell/>
          <table:table-cell table:formula="of:=AVERAGE([.A1090:.A1138])" office:value-type="float" office:value="1.53741175372029" calcext:value-type="float">
            <text:p>1.53741175372029</text:p>
          </table:table-cell>
          <table:table-cell table:number-columns-repeated="3"/>
        </table:table-row>
        <table:table-row table:style-name="ro1">
          <table:table-cell office:value-type="float" office:value="-1.5378513825506" calcext:value-type="float">
            <text:p>-1.5378513825506</text:p>
          </table:table-cell>
          <table:table-cell/>
          <table:table-cell table:formula="of:=AVERAGE([.A1091:.A1139])" office:value-type="float" office:value="1.46521070509681" calcext:value-type="float">
            <text:p>1.465210705096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92:.A1140])" office:value-type="float" office:value="1.46521070509681" calcext:value-type="float">
            <text:p>1.46521070509681</text:p>
          </table:table-cell>
          <table:table-cell table:number-columns-repeated="3"/>
        </table:table-row>
        <table:table-row table:style-name="ro1">
          <table:table-cell office:value-type="float" office:value="-1.53424576892257" calcext:value-type="float">
            <text:p>-1.53424576892257</text:p>
          </table:table-cell>
          <table:table-cell/>
          <table:table-cell table:formula="of:=AVERAGE([.A1093:.A1141])" office:value-type="float" office:value="1.39308324042492" calcext:value-type="float">
            <text:p>1.39308324042492</text:p>
          </table:table-cell>
          <table:table-cell table:number-columns-repeated="3"/>
        </table:table-row>
        <table:table-row table:style-name="ro1">
          <table:table-cell office:value-type="float" office:value="-1.80971558876037" calcext:value-type="float">
            <text:p>-1.80971558876037</text:p>
          </table:table-cell>
          <table:table-cell/>
          <table:table-cell table:formula="of:=AVERAGE([.A1094:.A1142])" office:value-type="float" office:value="1.31533394269511" calcext:value-type="float">
            <text:p>1.315333942695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95:.A1143])" office:value-type="float" office:value="1.38816405867697" calcext:value-type="float">
            <text:p>1.388164058676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96:.A1144])" office:value-type="float" office:value="1.38816405867697" calcext:value-type="float">
            <text:p>1.388164058676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97:.A1145])" office:value-type="float" office:value="1.38816405867697" calcext:value-type="float">
            <text:p>1.388164058676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98:.A1146])" office:value-type="float" office:value="1.38816405867697" calcext:value-type="float">
            <text:p>1.388164058676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99:.A1147])" office:value-type="float" office:value="1.38816405867697" calcext:value-type="float">
            <text:p>1.388164058676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00:.A1148])" office:value-type="float" office:value="1.38816405867697" calcext:value-type="float">
            <text:p>1.388164058676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01:.A1149])" office:value-type="float" office:value="1.38816405867697" calcext:value-type="float">
            <text:p>1.388164058676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02:.A1150])" office:value-type="float" office:value="1.38816405867697" calcext:value-type="float">
            <text:p>1.388164058676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03:.A1151])" office:value-type="float" office:value="1.38816405867697" calcext:value-type="float">
            <text:p>1.38816405867697</text:p>
          </table:table-cell>
          <table:table-cell table:number-columns-repeated="3"/>
        </table:table-row>
        <table:table-row table:style-name="ro1">
          <table:table-cell office:value-type="float" office:value="-1.52325175665617" calcext:value-type="float">
            <text:p>-1.52325175665617</text:p>
          </table:table-cell>
          <table:table-cell/>
          <table:table-cell table:formula="of:=AVERAGE([.A1104:.A1152])" office:value-type="float" office:value="1.31626096160235" calcext:value-type="float">
            <text:p>1.31626096160235</text:p>
          </table:table-cell>
          <table:table-cell table:number-columns-repeated="3"/>
        </table:table-row>
        <table:table-row table:style-name="ro1">
          <table:table-cell office:value-type="float" office:value="-1.50146202327311" calcext:value-type="float">
            <text:p>-1.50146202327311</text:p>
          </table:table-cell>
          <table:table-cell/>
          <table:table-cell table:formula="of:=AVERAGE([.A1105:.A1153])" office:value-type="float" office:value="1.24480255296413" calcext:value-type="float">
            <text:p>1.244802552964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06:.A1154])" office:value-type="float" office:value="1.24480255296413" calcext:value-type="float">
            <text:p>1.244802552964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07:.A1155])" office:value-type="float" office:value="1.24480255296413" calcext:value-type="float">
            <text:p>1.244802552964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08:.A1156])" office:value-type="float" office:value="1.24480255296413" calcext:value-type="float">
            <text:p>1.244802552964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09:.A1157])" office:value-type="float" office:value="1.24480255296413" calcext:value-type="float">
            <text:p>1.24480255296413</text:p>
          </table:table-cell>
          <table:table-cell table:number-columns-repeated="3"/>
        </table:table-row>
        <table:table-row table:style-name="ro1">
          <table:table-cell office:value-type="float" office:value="-1.6513877322793" calcext:value-type="float">
            <text:p>-1.6513877322793</text:p>
          </table:table-cell>
          <table:table-cell/>
          <table:table-cell table:formula="of:=AVERAGE([.A1110:.A1158])" office:value-type="float" office:value="1.17028443597884" calcext:value-type="float">
            <text:p>1.1702844359788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11:.A1159])" office:value-type="float" office:value="1.17028443597884" calcext:value-type="float">
            <text:p>1.1702844359788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12:.A1160])" office:value-type="float" office:value="1.17028443597884" calcext:value-type="float">
            <text:p>1.1702844359788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13:.A1161])" office:value-type="float" office:value="1.17028443597884" calcext:value-type="float">
            <text:p>1.1702844359788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14:.A1162])" office:value-type="float" office:value="1.17028443597884" calcext:value-type="float">
            <text:p>1.17028443597884</text:p>
          </table:table-cell>
          <table:table-cell table:number-columns-repeated="3"/>
        </table:table-row>
        <table:table-row table:style-name="ro1">
          <table:table-cell office:value-type="float" office:value="-1.68696515383124" calcext:value-type="float">
            <text:p>-1.68696515383124</text:p>
          </table:table-cell>
          <table:table-cell/>
          <table:table-cell table:formula="of:=AVERAGE([.A1115:.A1163])" office:value-type="float" office:value="1.09504024916595" calcext:value-type="float">
            <text:p>1.095040249165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16:.A1164])" office:value-type="float" office:value="1.09504024916595" calcext:value-type="float">
            <text:p>1.095040249165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17:.A1165])" office:value-type="float" office:value="1.09504024916595" calcext:value-type="float">
            <text:p>1.095040249165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18:.A1166])" office:value-type="float" office:value="1.09504024916595" calcext:value-type="float">
            <text:p>1.095040249165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19:.A1167])" office:value-type="float" office:value="1.09504024916595" calcext:value-type="float">
            <text:p>1.095040249165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20:.A1168])" office:value-type="float" office:value="1.09504024916595" calcext:value-type="float">
            <text:p>1.095040249165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21:.A1169])" office:value-type="float" office:value="1.1740048673901" calcext:value-type="float">
            <text:p>1.17400486739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22:.A1170])" office:value-type="float" office:value="1.1740048673901" calcext:value-type="float">
            <text:p>1.17400486739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23:.A1171])" office:value-type="float" office:value="1.1740048673901" calcext:value-type="float">
            <text:p>1.17400486739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24:.A1172])" office:value-type="float" office:value="1.1740048673901" calcext:value-type="float">
            <text:p>1.17400486739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25:.A1173])" office:value-type="float" office:value="1.1740048673901" calcext:value-type="float">
            <text:p>1.17400486739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26:.A1174])" office:value-type="float" office:value="1.1740048673901" calcext:value-type="float">
            <text:p>1.17400486739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27:.A1175])" office:value-type="float" office:value="1.1740048673901" calcext:value-type="float">
            <text:p>1.17400486739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28:.A1176])" office:value-type="float" office:value="1.25563752045133" calcext:value-type="float">
            <text:p>1.255637520451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29:.A1177])" office:value-type="float" office:value="1.25563752045133" calcext:value-type="float">
            <text:p>1.255637520451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30:.A1178])" office:value-type="float" office:value="1.33727017351255" calcext:value-type="float">
            <text:p>1.3372701735125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31:.A1179])" office:value-type="float" office:value="1.33727017351255" calcext:value-type="float">
            <text:p>1.3372701735125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32:.A1180])" office:value-type="float" office:value="1.33727017351255" calcext:value-type="float">
            <text:p>1.3372701735125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33:.A1181])" office:value-type="float" office:value="1.33727017351255" calcext:value-type="float">
            <text:p>1.3372701735125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34:.A1182])" office:value-type="float" office:value="1.41304762248032" calcext:value-type="float">
            <text:p>1.413047622480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35:.A1183])" office:value-type="float" office:value="1.41304762248032" calcext:value-type="float">
            <text:p>1.413047622480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36:.A1184])" office:value-type="float" office:value="1.41304762248032" calcext:value-type="float">
            <text:p>1.413047622480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37:.A1185])" office:value-type="float" office:value="1.41304762248032" calcext:value-type="float">
            <text:p>1.413047622480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38:.A1186])" office:value-type="float" office:value="1.41304762248032" calcext:value-type="float">
            <text:p>1.413047622480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39:.A1187])" office:value-type="float" office:value="1.48479837946381" calcext:value-type="float">
            <text:p>1.484798379463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40:.A1188])" office:value-type="float" office:value="1.55699942808729" calcext:value-type="float">
            <text:p>1.556999428087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41:.A1189])" office:value-type="float" office:value="1.55699942808729" calcext:value-type="float">
            <text:p>1.556999428087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42:.A1190])" office:value-type="float" office:value="1.62912689275918" calcext:value-type="float">
            <text:p>1.629126892759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43:.A1191])" office:value-type="float" office:value="1.70687619048898" calcext:value-type="float">
            <text:p>1.7068761904889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44:.A1192])" office:value-type="float" office:value="1.70687619048898" calcext:value-type="float">
            <text:p>1.70687619048898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1145:.A1193])" office:value-type="float" office:value="1.62524353742776" calcext:value-type="float">
            <text:p>1.62524353742776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1146:.A1194])" office:value-type="float" office:value="1.54361088436653" calcext:value-type="float">
            <text:p>1.543610884366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47:.A1195])" office:value-type="float" office:value="1.54361088436653" calcext:value-type="float">
            <text:p>1.54361088436653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1148:.A1196])" office:value-type="float" office:value="1.46197823130531" calcext:value-type="float">
            <text:p>1.461978231305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49:.A1197])" office:value-type="float" office:value="1.46197823130531" calcext:value-type="float">
            <text:p>1.461978231305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50:.A1198])" office:value-type="float" office:value="1.46197823130531" calcext:value-type="float">
            <text:p>1.461978231305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51:.A1199])" office:value-type="float" office:value="1.46197823130531" calcext:value-type="float">
            <text:p>1.46197823130531</text:p>
          </table:table-cell>
          <table:table-cell table:number-columns-repeated="3"/>
        </table:table-row>
        <table:table-row table:style-name="ro1">
          <table:table-cell office:value-type="float" office:value="-1.49933362004459" calcext:value-type="float">
            <text:p>-1.49933362004459</text:p>
          </table:table-cell>
          <table:table-cell/>
          <table:table-cell table:formula="of:=AVERAGE([.A1152:.A1200])" office:value-type="float" office:value="1.39056325946767" calcext:value-type="float">
            <text:p>1.39056325946767</text:p>
          </table:table-cell>
          <table:table-cell table:number-columns-repeated="3"/>
        </table:table-row>
        <table:table-row table:style-name="ro1">
          <table:table-cell office:value-type="float" office:value="-1.55292502989173" calcext:value-type="float">
            <text:p>-1.55292502989173</text:p>
          </table:table-cell>
          <table:table-cell/>
          <table:table-cell table:formula="of:=AVERAGE([.A1153:.A1201])" office:value-type="float" office:value="1.38995768246286" calcext:value-type="float">
            <text:p>1.38995768246286</text:p>
          </table:table-cell>
          <table:table-cell table:number-columns-repeated="3"/>
        </table:table-row>
        <table:table-row table:style-name="ro1">
          <table:table-cell office:value-type="float" office:value="-1.58273675493598" calcext:value-type="float">
            <text:p>-1.58273675493598</text:p>
          </table:table-cell>
          <table:table-cell/>
          <table:table-cell table:formula="of:=AVERAGE([.A1154:.A1202])" office:value-type="float" office:value="1.38829901446974" calcext:value-type="float">
            <text:p>1.3882990144697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0:26:11.832860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0-20T10:29:37.640454585</dc:date>
    <meta:editing-duration>PT3M28S</meta:editing-duration>
    <meta:editing-cycles>2</meta:editing-cycles>
    <meta:document-statistic meta:table-count="1" meta:cell-count="240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794cm" svg:height="9cm" xlink:href=".." xlink:type="simple" chart:class="chart:line" chart:style-name="ch1">
        <chart:legend chart:legend-position="end" svg:x="16.862cm" svg:y="4.201cm" style:legend-expansion="high" chart:style-name="ch2"/>
        <chart:plot-area chart:style-name="ch3" table:cell-range-address="rewardlist_10_06_2021fullplots.A2:rewardlist_10_06_2021fullplots.A1202" chart:data-source-has-labels="row" svg:x="0.395cm" svg:y="0.18cm" svg:width="16.072cm" svg:height="8.64cm">
          <chartooo:coordinate-region svg:x="1.228cm" svg:y="0.379cm" svg:width="15.23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10_06_2021fullplots.A3:rewardlist_10_06_2021fullplots.A1202" chart:label-cell-address="rewardlist_10_06_2021fullplots.A2:rewardlist_10_06_2021fullplots.A2" chart:class="chart:line">
            <chart:data-point chart:repeated="1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list</text:p>
                <draw:g>
                  <svg:desc>rewardlist_10_06_2021fullplots.A2:rewardlist_10_06_2021fullplots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3514897776842">
                <text:p>-1.63514897776842</text:p>
                <draw:g>
                  <svg:desc>rewardlist_10_06_2021fullplots.A3:rewardlist_10_06_2021fullplots.A1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84911920817792">
                <text:p>-1.849119208177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77064284569919">
                <text:p>-1.770642845699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68041919924915">
                <text:p>-1.680419199249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68850924349427">
                <text:p>-1.68850924349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81098864140809">
                <text:p>-1.810988641408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76328612671196">
                <text:p>-1.76328612671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65494406645">
                <text:p>-1.654944066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63739588635862">
                <text:p>-1.63739588635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72836224462986">
                <text:p>-1.728362244629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73225414843857">
                <text:p>-1.732254148438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6598568910956">
                <text:p>-1.865985689109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81908455225527">
                <text:p>-1.819084552255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79951474109292">
                <text:p>-1.799514741092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88042926338911">
                <text:p>-1.880429263389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0413317810893">
                <text:p>-1.704133178108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63759535082877">
                <text:p>-1.637595350828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78045532431007">
                <text:p>-1.780455324310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64717668531835">
                <text:p>-1.647176685318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82424129546881">
                <text:p>-1.824241295468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78789065576494">
                <text:p>-1.78789065576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80963228301108">
                <text:p>-1.80963228301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83660809261799">
                <text:p>-1.836608092617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95024886786342">
                <text:p>-1.950248867863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7053347902894">
                <text:p>-1.870533479028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8769926079005">
                <text:p>-1.8769926079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74539181709886">
                <text:p>-1.745391817098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90023139199316">
                <text:p>-1.900231391993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83997200224102">
                <text:p>-1.839972002241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73747307763398">
                <text:p>-1.737473077633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6192834712267">
                <text:p>-1.861928347122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9328274063766">
                <text:p>-1.93282740637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5319229907393">
                <text:p>-1.653192299073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69113278793693">
                <text:p>-1.691132787936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91967565787137">
                <text:p>-1.919675657871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67389553775489">
                <text:p>-1.673895537754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54374027770162">
                <text:p>-1.543740277701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50496438470483">
                <text:p>-1.504964384704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54516468868256">
                <text:p>-1.545164688682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76372377522588">
                <text:p>-1.763723775225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57606994835138">
                <text:p>-1.576069948351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58397578129172">
                <text:p>-1.583975781291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62355539877117">
                <text:p>-1.623555398771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54960218648315">
                <text:p>-1.549602186483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70964895736873">
                <text:p>-1.709648957368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54578772182167">
                <text:p>-1.545787721821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79488364542425">
                <text:p>-1.794883645424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51384055362642">
                <text:p>-1.513840553626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58833466662466">
                <text:p>-1.588334666624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82802056051791">
                <text:p>-1.828020560517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65049835540652">
                <text:p>-1.650498355406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55680637381673">
                <text:p>-1.556806373816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70144392772317">
                <text:p>-1.701443927723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90171681563556">
                <text:p>-1.901716815635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72612589592338">
                <text:p>-1.726125895923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63079243907631">
                <text:p>-1.630792439076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58589298684597">
                <text:p>-1.585892986845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84860294719637">
                <text:p>-1.848602947196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70620643527806">
                <text:p>-1.706206435278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87201420938969">
                <text:p>-1.872014209389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68493413619697">
                <text:p>-1.684934136196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64767769313455">
                <text:p>-1.647677693134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57582707102597">
                <text:p>-1.575827071025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64403101329208">
                <text:p>-1.644031013292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83634996212721">
                <text:p>-1.836349962127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80618624095917">
                <text:p>-1.806186240959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67596762160361">
                <text:p>-1.675967621603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53721544288695">
                <text:p>-1.537215442886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58285408697724">
                <text:p>-1.582854086977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71969727338255">
                <text:p>-1.719697273382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56829200733602">
                <text:p>-1.568292007336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68105983219445">
                <text:p>-1.681059832194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53099097809791">
                <text:p>-1.530990978097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525000004071">
                <text:p>-1.5250000040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77008434518278">
                <text:p>-1.770084345182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82614324785769">
                <text:p>-1.826143247857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5180269608587">
                <text:p>-1.51802696085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56420063905716">
                <text:p>-1.564200639057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.64160224003792">
                <text:p>-1.641602240037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52974373849928">
                <text:p>-1.529743738499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.70922186873853">
                <text:p>-1.709221868738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51062682901621">
                <text:p>-1.510626829016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55550281483829">
                <text:p>-1.555502814838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58529694007635">
                <text:p>-1.585296940076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51300045621097">
                <text:p>-1.513000456210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50368546545506">
                <text:p>-1.503685465455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59100749052465">
                <text:p>-1.591007490524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63093323752582">
                <text:p>-1.630933237525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53491221491695">
                <text:p>-1.534912214916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64319678247869">
                <text:p>-1.643196782478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60097132746875">
                <text:p>-1.600971327468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59199073303044">
                <text:p>-1.591990733030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59383988600075">
                <text:p>-1.593839886000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55671133486331">
                <text:p>-1.556711334863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53519029185474">
                <text:p>-1.535190291854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62834137273431">
                <text:p>-1.628341372734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49115323012769">
                <text:p>-1.491153230127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61429203411341">
                <text:p>-1.614292034113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51415383017659">
                <text:p>-1.514153830176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51857842145264">
                <text:p>-1.518578421452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67947819627821">
                <text:p>-1.679478196278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66653764544725">
                <text:p>-1.666537645447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66275838039815">
                <text:p>-1.662758380398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62884590051174">
                <text:p>-1.628845900511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.65952353602052">
                <text:p>-1.659523536020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55422154894769">
                <text:p>-1.554221548947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55877285882831">
                <text:p>-1.558772858828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72568355412781">
                <text:p>-1.725683554127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.51889756460488">
                <text:p>-1.518897564604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82573962563574">
                <text:p>-1.825739625635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55916592116654">
                <text:p>-1.559165921166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53400993151963">
                <text:p>-1.534009931519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.58954201332927">
                <text:p>-1.589542013329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.52361900594532">
                <text:p>-1.523619005945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.50076272430718">
                <text:p>-1.500762724307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.75362969971597">
                <text:p>-1.753629699715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5281198630482">
                <text:p>-1.52811986304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52434411796033">
                <text:p>-1.524344117960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54593438687325">
                <text:p>-1.545934386873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54114958623052">
                <text:p>-1.541149586230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.57315190048516">
                <text:p>-1.573151900485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.53674024811983">
                <text:p>-1.536740248119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.67266237800121">
                <text:p>-1.672662378001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.55970682187676">
                <text:p>-1.559706821876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.53305250206292">
                <text:p>-1.533052502062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.57871930584311">
                <text:p>-1.578719305843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.75723414002359">
                <text:p>-1.757234140023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50834120085239">
                <text:p>-1.508341200852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713815418154">
                <text:p>-1.7138154181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64513041451871">
                <text:p>-1.645130414518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49133274815082">
                <text:p>-1.491332748150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57288438343108">
                <text:p>-1.572884383431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49650709117055">
                <text:p>-1.496507091170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.52017765717506">
                <text:p>-1.520177657175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71477871421278">
                <text:p>-1.714778714212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59236032896042">
                <text:p>-1.592360328960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57803760668337">
                <text:p>-1.578037606683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61242997461855">
                <text:p>-1.612429974618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.57867471966743">
                <text:p>-1.578674719667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.66547813711465">
                <text:p>-1.6654781371146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.49997659963071">
                <text:p>-1.4999765996307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.55501236690581">
                <text:p>-1.5550123669058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.63523228351772">
                <text:p>-1.635232283517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5565247769177">
                <text:p>-1.55652477691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.51731006208658">
                <text:p>-1.5173100620865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.50155706222653">
                <text:p>-1.501557062226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54187117828429">
                <text:p>-1.541871178284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59273579149246">
                <text:p>-1.592735791492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.54484202556908">
                <text:p>-1.544842025569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.49433292844594">
                <text:p>-1.494332928445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.51438966757953">
                <text:p>-1.514389667579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.54384470321834">
                <text:p>-1.543844703218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.61553106046915">
                <text:p>-1.615531060469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.57155031812191">
                <text:p>-1.571550318121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.49969852269292">
                <text:p>-1.4996985226929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.51724435614347">
                <text:p>-1.517244356143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.60861433663666">
                <text:p>-1.608614336636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.49413111733496">
                <text:p>-1.494131117334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.67066421333849">
                <text:p>-1.670664213338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.57774662322104">
                <text:p>-1.577746623221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5814848220557">
                <text:p>-1.581484822055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57155618472397">
                <text:p>-1.571556184723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.77528450125158">
                <text:p>-1.7752845012515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.54275116859377">
                <text:p>-1.542751168593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.57800592703223">
                <text:p>-1.578005927032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.54427296516895">
                <text:p>-1.544272965168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.71267964399457">
                <text:p>-1.712679643994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51311192165017">
                <text:p>-1.513111921650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.63807523887754">
                <text:p>-1.638075238877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.6185535338521">
                <text:p>-1.61855353385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.52993146976531">
                <text:p>-1.5299314697653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71115550077856">
                <text:p>-1.7111555007785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56400704118908">
                <text:p>-1.5640070411890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.52544234586656">
                <text:p>-1.5254423458665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.68455398038328">
                <text:p>-1.684553980383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.49966566972136">
                <text:p>-1.4996656697213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.61444808572829">
                <text:p>-1.6144480857282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.58518664795756">
                <text:p>-1.585186647957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.94243220727444">
                <text:p>-1.942432207274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.85919333724082">
                <text:p>-1.8591933372408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.82466838409901">
                <text:p>-1.824668384099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.53118926924765">
                <text:p>-1.5311892692476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.631488218081">
                <text:p>-1.63148821808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.59968771493733">
                <text:p>-1.5996877149373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.55012548738718">
                <text:p>-1.5501254873871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.65623002562225">
                <text:p>-1.6562300256222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.50672319200337">
                <text:p>-1.5067231920033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.63394045774341">
                <text:p>-1.6339404577434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.63345587641299">
                <text:p>-1.6334558764129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.61635707803965">
                <text:p>-1.6163570780396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.53229336375594">
                <text:p>-1.5322933637559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.82315480076671">
                <text:p>-1.8231548007667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.57391807871461">
                <text:p>-1.5739180787146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.69696419038773">
                <text:p>-1.6969641903877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.52673065167964">
                <text:p>-1.5267306516796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1.70955391841531">
                <text:p>-1.7095539184153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.58587656036019">
                <text:p>-1.5858765603601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.59807909265161">
                <text:p>-1.5980790926516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1.51393324593902">
                <text:p>-1.5139332459390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.63090273119509">
                <text:p>-1.6309027311950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1.58355925254524">
                <text:p>-1.5835592525452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1.75958195416927">
                <text:p>-1.7595819541692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1.59613138076663">
                <text:p>-1.5961313807666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1.65928652529717">
                <text:p>-1.6592865252971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1.57904079563618">
                <text:p>-1.5790407956361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1.73221542886496">
                <text:p>-1.7322154288649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1.677842587623">
                <text:p>-1.67784258762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1.60869294910431">
                <text:p>-1.6086929491043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1.54054884617925">
                <text:p>-1.5405488461792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1.74715179771781">
                <text:p>-1.7471517977178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.50314104478359">
                <text:p>-1.5031410447835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1.49612810867727">
                <text:p>-1.4961281086772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1.72699297970831">
                <text:p>-1.7269929797083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1.6006603975594">
                <text:p>-1.600660397559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1.55577502517402">
                <text:p>-1.5557750251740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1.55699058512151">
                <text:p>-1.5569905851215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1.54739517078698">
                <text:p>-1.5473951707869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1.5601562035948">
                <text:p>-1.560156203594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1.65606576076448">
                <text:p>-1.6560657607644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1.57203020617068">
                <text:p>-1.5720302061706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.64439239597917">
                <text:p>-1.6443923959791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1.60655867927373">
                <text:p>-1.6065586792737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1.57367168142796">
                <text:p>-1.5736716814279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1.49462743186951">
                <text:p>-1.4946274318695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1.62303092454672">
                <text:p>-1.6230309245467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1.63123243423104">
                <text:p>-1.6312324342310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1.54566686981916">
                <text:p>-1.5456668698191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1.62265898197591">
                <text:p>-1.6226589819759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1.61552284722626">
                <text:p>-1.6155228472262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1.53440768713951">
                <text:p>-1.5344076871395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1.69516431687474">
                <text:p>-1.6951643168747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1.54944144158661">
                <text:p>-1.5494414415866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1.93131968964636">
                <text:p>-1.9313196896463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1.56797873078585">
                <text:p>-1.5679787307858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1.59937561170757">
                <text:p>-1.5993756117075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1.81043718081415">
                <text:p>-1.8104371808141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1.67728408710659">
                <text:p>-1.6772840871065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1.55188781464696">
                <text:p>-1.5518878146469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1.62250527700186">
                <text:p>-1.6225052770018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1.78154768561423">
                <text:p>-1.7815476856142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1.74402607213855">
                <text:p>-1.7440260721385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1.52957360703945">
                <text:p>-1.5295736070394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1.58387487573624">
                <text:p>-1.5838748757362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1.59651270990074">
                <text:p>-1.5965127099007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1.65354781515896">
                <text:p>-1.6535478151589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1.52701459521949">
                <text:p>-1.5270145952194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1.60212470143437">
                <text:p>-1.6021247014343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1.82626175321937">
                <text:p>-1.8262617532193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1.57161485074461">
                <text:p>-1.5716148507446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1.67684761191309">
                <text:p>-1.6768476119130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1.4968180210799">
                <text:p>-1.496818021079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1.59459785098731">
                <text:p>-1.5945978509873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1.52360257945955">
                <text:p>-1.5236025794595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1.54617022427619">
                <text:p>-1.5461702242761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1.50833650757074">
                <text:p>-1.5083365075707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1.86290572302639">
                <text:p>-1.8629057230263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1.60886425388455">
                <text:p>-1.6088642538845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1.60739760336876">
                <text:p>-1.6073976033687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1.67258376553357">
                <text:p>-1.6725837655335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1.49826472514868">
                <text:p>-1.4982647251486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1.56716092645824">
                <text:p>-1.5671609264582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1.62487538423538">
                <text:p>-1.6248753842353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1.48909757276475">
                <text:p>-1.4890975727647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1.62511004831791">
                <text:p>-1.6251100483179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1.82634505896866">
                <text:p>-1.8263450589686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1.64769763958156">
                <text:p>-1.6476976395815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1.58822554782629">
                <text:p>-1.5882255478262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1.66725337089896">
                <text:p>-1.6672533708989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1.71369221951067">
                <text:p>-1.7136922195106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1.73654263454676">
                <text:p>-1.7365426345467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1.5921632111311">
                <text:p>-1.592163211131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1.60733893734813">
                <text:p>-1.6073389373481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1.64239540463686">
                <text:p>-1.6423954046368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1.56489289810061">
                <text:p>-1.5648928981006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1.56744838995934">
                <text:p>-1.5674483899593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1.75425273285508">
                <text:p>-1.7542527328550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1.52885905490816">
                <text:p>-1.5288590549081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1.74704150559902">
                <text:p>-1.7470415055990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1.58478537237644">
                <text:p>-1.5847853723764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1.82260686013401">
                <text:p>-1.8226068601340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1.60222443366945">
                <text:p>-1.6022244336694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1.52102831447422">
                <text:p>-1.5210283144742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1.52641854844987">
                <text:p>-1.5264185484498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1.60720752546191">
                <text:p>-1.6072075254619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1.55797030766606">
                <text:p>-1.5579703076660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1.62822521401346">
                <text:p>-1.6282252140134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1.53286359747648">
                <text:p>-1.5328635974764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1.59288480318487">
                <text:p>-1.5928848031848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1.54692584262192">
                <text:p>-1.5469258426219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1.5951070720464">
                <text:p>-1.595107072046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1.54414272660315">
                <text:p>-1.5441427266031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1.62867576905191">
                <text:p>-1.6286757690519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1.54339766814113">
                <text:p>-1.5433976681411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1.51321165388524">
                <text:p>-1.5132116538852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1.75698539609611">
                <text:p>-1.7569853960961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1.62170741912126">
                <text:p>-1.6217074191212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1.55539604268074">
                <text:p>-1.5553960426807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1.63040993662178">
                <text:p>-1.6304099366217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1.55743644687831">
                <text:p>-1.5574364468783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1.52083471660614">
                <text:p>-1.5208347166061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1.56867568311095">
                <text:p>-1.5686756831109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1.86926629298329">
                <text:p>-1.8692662929832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1.71309499942064">
                <text:p>-1.7130949994206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1.51578709219098">
                <text:p>-1.5157870921909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1.5378513825506">
                <text:p>-1.537851382550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1.53424576892257">
                <text:p>-1.5342457689225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1.80971558876037">
                <text:p>-1.8097155887603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1.52325175665617">
                <text:p>-1.5232517566561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1.50146202327311">
                <text:p>-1.5014620232731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1.6513877322793">
                <text:p>-1.651387732279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1.68696515383124">
                <text:p>-1.6869651538312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1.49933362004459">
                <text:p>-1.4993336200445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1.55292502989173">
                <text:p>-1.5529250298917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1.58273675493598">
                <text:p>-1.582736754935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63cm" svg:height="9.006cm" xlink:href=".." xlink:type="simple" chart:class="chart:line" chart:style-name="ch1">
        <chart:title svg:x="2.367cm" svg:y="0.434cm" chart:style-name="ch2">
          <text:p>10-6-2021 End-of-Episode Rewards (50 ep rolling avg), 
Peg in Hole w/ Large Chamfer</text:p>
        </chart:title>
        <chart:plot-area chart:style-name="ch3" table:cell-range-address="rewardlist_10_06_2021fullplots.C3:rewardlist_10_06_2021fullplots.C1202" svg:x="1.346cm" svg:y="1.778cm" svg:width="15.082cm" svg:height="6.067cm">
          <chartooo:coordinate-region svg:x="2.179cm" svg:y="1.977cm" svg:width="14.249cm" svg:height="5.669cm"/>
          <chart:axis chart:dimension="x" chart:name="primary-x" chart:style-name="ch4">
            <chart:title svg:x="8.234cm" svg:y="8.025cm" chart:style-name="ch5">
              <text:p>Episode</text:p>
            </chart:title>
          </chart:axis>
          <chart:axis chart:dimension="y" chart:name="primary-y" chart:style-name="ch4">
            <chart:title svg:x="0.451cm" svg:y="5.516cm" chart:style-name="ch6">
              <text:p>Rewards</text:p>
            </chart:title>
            <chart:grid chart:style-name="ch7" chart:class="major"/>
          </chart:axis>
          <chart:series chart:style-name="ch8" chart:values-cell-range-address="rewardlist_10_06_2021fullplots.C3:rewardlist_10_06_2021fullplots.C1202" chart:class="chart:line">
            <chart:data-point chart:repeated="1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3514897776842">
                <text:p>-1.63514897776842</text:p>
                <draw:g>
                  <svg:desc>rewardlist_10_06_2021fullplots.C3:rewardlist_10_06_2021fullplots.C1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4213409297317">
                <text:p>-1.742134092973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75163701054851">
                <text:p>-1.75163701054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73383255772367">
                <text:p>-1.733832557723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72476789487779">
                <text:p>-1.72476789487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73913801929951">
                <text:p>-1.739138019299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74258774892986">
                <text:p>-1.742587748929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73163228861988">
                <text:p>-1.731632288619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72116157725751">
                <text:p>-1.721161577257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72188164399475">
                <text:p>-1.72188164399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72282459894419">
                <text:p>-1.722824598944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7347546897913">
                <text:p>-1.73475468979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74124160228853">
                <text:p>-1.741241602288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74540396934599">
                <text:p>-1.745403969345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75440565561553">
                <text:p>-1.754405655615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5126362577137">
                <text:p>-1.751263625771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53060105954952">
                <text:p>-1.530601059549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53654518684281">
                <text:p>-1.536545186842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54938256249898">
                <text:p>-1.549382562498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55427226863995">
                <text:p>-1.554272268639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56712793658418">
                <text:p>-1.567127936584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57716260563785">
                <text:p>-1.577162605637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58726998291495">
                <text:p>-1.587269982914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59765907081924">
                <text:p>-1.597659070819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61176266270101">
                <text:p>-1.611762662701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62171538640593">
                <text:p>-1.621715386405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63117009831314">
                <text:p>-1.631170098313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63524944541263">
                <text:p>-1.635249445412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64438675391541">
                <text:p>-1.644386753915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52290719545156">
                <text:p>-1.522907195451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53313509244477">
                <text:p>-1.533135092444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53952065448193">
                <text:p>-1.539520654481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54929058456195">
                <text:p>-1.549290584561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6057107932121">
                <text:p>-1.560571079321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56321739988557">
                <text:p>-1.563217399885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6677060510922">
                <text:p>-1.566770605109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5763085795082">
                <text:p>-1.57630857950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57887665735679">
                <text:p>-1.578876657356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57797572454512">
                <text:p>-1.577975724545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48852633143149">
                <text:p>-1.488526331431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48892725956011">
                <text:p>-1.488927259560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40585756290392">
                <text:p>-1.405857562903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40909726350342">
                <text:p>-1.409097263503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41715695695166">
                <text:p>-1.417156956951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34122013568607">
                <text:p>-1.341220135686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26858491534507">
                <text:p>-1.268584915345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27512715008988">
                <text:p>-1.275127150089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20689533446301">
                <text:p>-1.206895334463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21459085378604">
                <text:p>-1.214590853786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21435425013304">
                <text:p>-1.21435425013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20824165785355">
                <text:p>-1.208241657853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20699688462232">
                <text:p>-1.206996884622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20424930345033">
                <text:p>-1.204249303450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20642020961217">
                <text:p>-1.206420209612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20035596292274">
                <text:p>-1.200355962922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19678552496178">
                <text:p>-1.196785524961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2003176983101">
                <text:p>-1.20031769831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20058509563761">
                <text:p>-1.200585095637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124496070237">
                <text:p>-1.1244960702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12091550340798">
                <text:p>-1.120915503407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11755750827765">
                <text:p>-1.117557508277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1192438809997">
                <text:p>-1.11924388099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11774614946563">
                <text:p>-1.117746149465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11265152039802">
                <text:p>-1.112651520398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1102384552702">
                <text:p>-1.11023845527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18878137255992">
                <text:p>-1.188781372559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19018159877317">
                <text:p>-1.190181598773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19205014744827">
                <text:p>-1.192050147448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11761797019687">
                <text:p>-1.117617970196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11477496694643">
                <text:p>-1.114774966946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11191347791315">
                <text:p>-1.111913477913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03416588030068">
                <text:p>-1.034165880300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02884381863554">
                <text:p>-1.028843818635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0225944746647">
                <text:p>-1.02259447466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943603995500841">
                <text:p>-0.9436039955008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942774553750365">
                <text:p>-0.9427745537503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944015256278127">
                <text:p>-0.9440152562781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946051350319083">
                <text:p>-0.9460513503190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02107109769875">
                <text:p>-1.02107109769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01489239240581">
                <text:p>-1.014892392405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01173690280057">
                <text:p>-1.011736902800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00883422782628">
                <text:p>-1.008834227826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928572444022676">
                <text:p>-0.9285724440226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926839785007616">
                <text:p>-0.9268397850076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851510544437475">
                <text:p>-0.8515105444374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53149816725815">
                <text:p>-0.8531498167258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853296026816418">
                <text:p>-0.8532960268164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853035837028587">
                <text:p>-0.8530358370285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924974612621873">
                <text:p>-0.9249746126218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853444727219733">
                <text:p>-0.8534447272197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853444727219733">
                <text:p>-0.8534447272197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781094427450701">
                <text:p>-0.7810944274507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704283738160378">
                <text:p>-0.7042837381603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704283738160377">
                <text:p>-0.7042837381603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704283738160378">
                <text:p>-0.7042837381603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631302718806268">
                <text:p>-0.6313027188062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631302718806268">
                <text:p>-0.6313027188062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558160355922763">
                <text:p>-0.5581603559227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48421024574376">
                <text:p>-0.484210245743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493402037856348">
                <text:p>-0.4934020378563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417694916277395">
                <text:p>-0.4176949162773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4533190154634">
                <text:p>-0.345331901546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344825793378147">
                <text:p>-0.3448257933781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273114761671485">
                <text:p>-0.2731147616714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199883441944452">
                <text:p>-0.1998834419444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99845129441182">
                <text:p>-0.1998451294411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97141631593267">
                <text:p>-0.1971416315932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269880420145454">
                <text:p>-0.2698804201454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197292534965521">
                <text:p>-0.1972925349655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96071276033169">
                <text:p>-0.1960712760331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88479988744673">
                <text:p>-0.1884799887446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12436603113584">
                <text:p>-0.1124366031135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383387982344755">
                <text:p>-0.03833879823447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48426912929932">
                <text:p>0.03484269129299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76872030982553">
                <text:p>0.03768720309825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3324069124338">
                <text:p>0.1133240691243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20699321785021">
                <text:p>0.1206993217850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81380398495462">
                <text:p>0.04813803984954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501714520152731">
                <text:p>0.05017145201527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529199670545298">
                <text:p>0.05291996705452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185838179547571">
                <text:p>-0.01858381795475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18893622434322">
                <text:p>-0.0188936224343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186263208880718">
                <text:p>-0.01862632088807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100258973949296">
                <text:p>-0.1002589739492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941071831899033">
                <text:p>-0.09410718318990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907808677107099">
                <text:p>-0.09078086771070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826374254141537">
                <text:p>-0.08263742541415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761767803448821">
                <text:p>-0.007617678034488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873554109864102">
                <text:p>-0.008735541098641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643839300641598">
                <text:p>0.06438393006415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669524481739925">
                <text:p>0.06695244817399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669524481739924">
                <text:p>0.06695244817399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39774734037993">
                <text:p>0.1397747340379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671887884285375">
                <text:p>0.06718878842853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48821441489762">
                <text:p>0.1488214414897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23945111534547">
                <text:p>0.2239451115345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23859411253795">
                <text:p>0.2238594112537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95798186847081">
                <text:p>0.2957981868470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95798186847081">
                <text:p>0.2957981868470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21750403730054">
                <text:p>0.2217504037300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21750403730054">
                <text:p>0.2217504037300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21750403730054">
                <text:p>0.2217504037300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21750403730054">
                <text:p>0.2217504037300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21750403730054">
                <text:p>0.2217504037300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50502378625407">
                <text:p>0.1505023786254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50502378625407">
                <text:p>0.1505023786254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50502378625407">
                <text:p>0.1505023786254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50502378625407">
                <text:p>0.1505023786254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32135031686632">
                <text:p>0.2321350316866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32135031686632">
                <text:p>0.2321350316866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32135031686632">
                <text:p>0.2321350316866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09075528527097">
                <text:p>0.3090755285270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35314466606415">
                <text:p>0.2353144666064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6359704150077">
                <text:p>0.163597041500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6987387469271">
                <text:p>0.169873874692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41670343281663">
                <text:p>0.2416703432816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1440913183385">
                <text:p>0.314409131833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1440913183385">
                <text:p>0.314409131833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88727544895848">
                <text:p>0.3887275448958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60763131395834">
                <text:p>0.4607631313958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60763131395834">
                <text:p>0.4607631313958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60763131395834">
                <text:p>0.4607631313958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60763131395834">
                <text:p>0.4607631313958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61370145119514">
                <text:p>0.4613701451195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61370145119514">
                <text:p>0.4613701451195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3301559060964">
                <text:p>0.533015590609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05576872545116">
                <text:p>0.6055768725451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03918898966118">
                <text:p>0.6039188989661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00862614799032">
                <text:p>0.6008626147990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98308320206039">
                <text:p>0.5983083202060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89961534298379">
                <text:p>0.5899615342983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64062212615232">
                <text:p>0.6640622126152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45694865676457">
                <text:p>0.7456948656764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17835931287007">
                <text:p>0.8178359312870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9218688603147">
                <text:p>0.892186886031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65676096796138">
                <text:p>0.9656760967961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65676096796138">
                <text:p>0.9656760967961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3898203012329">
                <text:p>1.038982030123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3898203012329">
                <text:p>1.038982030123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1232570126616">
                <text:p>1.112325701266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3764154746983">
                <text:p>1.037641547469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3764154746983">
                <text:p>1.037641547469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11022749307928">
                <text:p>1.110227493079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11022749307928">
                <text:p>1.110227493079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3769235942729">
                <text:p>1.037692359427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0983910007738">
                <text:p>1.109839100077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0983910007738">
                <text:p>1.109839100077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0983910007738">
                <text:p>1.109839100077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8388688319441">
                <text:p>1.183886883194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8388688319441">
                <text:p>1.183886883194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8388688319441">
                <text:p>1.183886883194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8388688319441">
                <text:p>1.183886883194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112588656673">
                <text:p>1.11125886566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0647253252444">
                <text:p>1.106472532524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0647253252444">
                <text:p>1.106472532524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0647253252444">
                <text:p>1.106472532524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346582965121">
                <text:p>1.03465829651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56581977621573">
                <text:p>0.9565819776215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56581977621573">
                <text:p>0.9565819776215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83945938414092">
                <text:p>0.8839459384140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11823286750426">
                <text:p>0.8118232867504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12328389215409">
                <text:p>0.8123283892154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12135222362986">
                <text:p>0.8121352223629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12498808019016">
                <text:p>0.8124988080190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12498808019015">
                <text:p>0.8124988080190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12498808019015">
                <text:p>0.8124988080190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12498808019015">
                <text:p>0.8124988080190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3589412026971">
                <text:p>0.735894120269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63891674085053">
                <text:p>0.6638916740850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63891674085053">
                <text:p>0.6638916740850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91966283922597">
                <text:p>0.5919662839225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19600276027225">
                <text:p>0.5196002760272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22423308885341">
                <text:p>0.5224233088853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49501841528501">
                <text:p>0.4495018415285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77323469117892">
                <text:p>0.3773234691178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77323469117892">
                <text:p>0.3773234691178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52150768004571">
                <text:p>0.4521507680045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26900939033104">
                <text:p>0.5269009390331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00959018635385">
                <text:p>0.6009590186353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07639378268013">
                <text:p>0.6076393782680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07639378268013">
                <text:p>0.6076393782680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34992300270528">
                <text:p>0.5349923002705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6288918798353">
                <text:p>0.462889187983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89854100109181">
                <text:p>0.3898541001091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89854100109181">
                <text:p>0.3898541001091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89854100109181">
                <text:p>0.3898541001091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08221447047956">
                <text:p>0.3082214470479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6588793986732">
                <text:p>0.2265887939867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6588793986732">
                <text:p>0.2265887939867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01272947783069">
                <text:p>0.3012729477830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01272947783069">
                <text:p>0.3012729477830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24594700027485">
                <text:p>0.2245947000274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24594700027485">
                <text:p>0.2245947000274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97129833679479">
                <text:p>0.2971298336794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25531033662083">
                <text:p>0.2255310336620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25531033662083">
                <text:p>0.2255310336620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25531033662083">
                <text:p>0.2255310336620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25531033662083">
                <text:p>0.2255310336620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25531033662083">
                <text:p>0.2255310336620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25531033662083">
                <text:p>0.2255310336620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25531033662083">
                <text:p>0.2255310336620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98159051189192">
                <text:p>0.2981590511891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74193409436698">
                <text:p>0.3741934094366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984012580458">
                <text:p>0.29840125804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24010841422969">
                <text:p>0.2240108414229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24573388697542">
                <text:p>0.22457338869754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02649707588067">
                <text:p>0.3026497075880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02649707588067">
                <text:p>0.3026497075880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02369738970423">
                <text:p>0.3023697389704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74492390634089">
                <text:p>0.3744923906340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47748350089789">
                <text:p>0.44774835008978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48301654472947">
                <text:p>0.4483016544729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19745791703706">
                <text:p>0.5197457917037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47905431353195">
                <text:p>0.4479054313531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47905431353195">
                <text:p>0.4479054313531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47905431353195">
                <text:p>0.4479054313531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245101191025">
                <text:p>0.52451011910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20700754793019">
                <text:p>0.5207007547930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20700754793019">
                <text:p>0.5207007547930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92626144955475">
                <text:p>0.5926261449554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64992152850847">
                <text:p>0.6649921528508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737260511753511">
                <text:p>0.7372605117535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10181979110351">
                <text:p>0.8101819791103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82360351520959">
                <text:p>0.88236035152095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82360351520959">
                <text:p>0.88236035152095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82360351520959">
                <text:p>0.8823603515209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82360351520959">
                <text:p>0.8823603515209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82360351520959">
                <text:p>0.8823603515209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83999168848323">
                <text:p>0.8839991688483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10977993201723">
                <text:p>0.8109779932017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83625071199208">
                <text:p>0.8836250711992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82005122779706">
                <text:p>0.8820051227797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55040210654055">
                <text:p>0.9550402106540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82006032701658">
                <text:p>0.8820060327016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82006032701658">
                <text:p>0.8820060327016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63638685762883">
                <text:p>0.9636386857628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04527133882411">
                <text:p>1.045271338824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04527133882411">
                <text:p>1.045271338824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04527133882411">
                <text:p>1.045271338824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04527133882411">
                <text:p>1.045271338824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12194958657969">
                <text:p>1.121949586579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04714391031204">
                <text:p>1.047143910312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7571581644203">
                <text:p>0.975715816442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04731461645943">
                <text:p>1.047314616459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04731461645943">
                <text:p>1.047314616459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7476334366543">
                <text:p>0.974763343665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00574929716088">
                <text:p>0.9005749297160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27992791411646">
                <text:p>0.8279927914116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56210953409879">
                <text:p>0.7562109534098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684750605201174">
                <text:p>0.6847506052011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684750605201174">
                <text:p>0.68475060520117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684750605201174">
                <text:p>0.6847506052011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760542756592072">
                <text:p>0.7605427565920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34933173214903">
                <text:p>0.8349331732149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06184861952675">
                <text:p>0.9061848619526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06184861952675">
                <text:p>0.9061848619526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06184861952675">
                <text:p>0.9061848619526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79100869777799">
                <text:p>0.9791008697777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79100869777799">
                <text:p>0.9791008697777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06817784506691">
                <text:p>0.9068177845066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04853933479713">
                <text:p>0.9048539334797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04853933479713">
                <text:p>0.9048539334797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04350579022692">
                <text:p>0.9043505790226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04350579022692">
                <text:p>0.9043505790226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04350579022692">
                <text:p>0.90435057902269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04350579022692">
                <text:p>0.9043505790226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80162389516831">
                <text:p>0.98016238951683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80162389516831">
                <text:p>0.98016238951683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80162389516831">
                <text:p>0.9801623895168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08849472609771">
                <text:p>0.9088494726097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08849472609771">
                <text:p>0.90884947260977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08849472609771">
                <text:p>0.90884947260977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37127234495903">
                <text:p>0.8371272344959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837127234495903">
                <text:p>0.8371272344959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37127234495903">
                <text:p>0.8371272344959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37127234495903">
                <text:p>0.8371272344959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837127234495903">
                <text:p>0.8371272344959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28808057535911">
                <text:p>0.8288080575359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82950587189234">
                <text:p>0.829505871892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55719523719501">
                <text:p>0.7557195237195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29442584426002">
                <text:p>0.8294425844260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56553802423514">
                <text:p>0.7565538024235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82958798037591">
                <text:p>0.829587980375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58165561545443">
                <text:p>0.7581655615454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758165561545443">
                <text:p>0.7581655615454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58165561545442">
                <text:p>0.75816556154544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8638506448129">
                <text:p>0.686385064481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68638506448129">
                <text:p>0.6863850644812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68638506448129">
                <text:p>0.686385064481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612739873937685">
                <text:p>0.61273987393768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8754555020533">
                <text:p>0.687545550205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758973644075345">
                <text:p>0.7589736440753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758973644075345">
                <text:p>0.7589736440753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87664845762387">
                <text:p>0.6876648457623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60216118556383">
                <text:p>0.7602161185563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834404532505724">
                <text:p>0.8344045325057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32075156252238">
                <text:p>0.83207515625223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03856994254005">
                <text:p>0.9038569942540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7531734246271">
                <text:p>0.975317342462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02302105254117">
                <text:p>0.9023021052541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02302105254118">
                <text:p>0.9023021052541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29210578273389">
                <text:p>0.8292105782733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29210578273389">
                <text:p>0.8292105782733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756321676544328">
                <text:p>0.7563216765443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56321676544329">
                <text:p>0.7563216765443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56321676544328">
                <text:p>0.7563216765443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679275054069806">
                <text:p>0.67927505406980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679275054069807">
                <text:p>0.6792750540698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751558139340914">
                <text:p>0.7515581393409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824879277942801">
                <text:p>0.8248792779428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24879277942801">
                <text:p>0.8248792779428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897222992750334">
                <text:p>0.8972229927503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97222992750334">
                <text:p>0.8972229927503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97222992750334">
                <text:p>0.89722299275033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897222992750333">
                <text:p>0.897222992750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97222992750333">
                <text:p>0.8972229927503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897222992750333">
                <text:p>0.8972229927503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97222992750333">
                <text:p>0.8972229927503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68535909657394">
                <text:p>0.9685359096573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68535909657394">
                <text:p>0.96853590965739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68535909657394">
                <text:p>0.96853590965739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04025814777126">
                <text:p>1.040258147771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04025814777126">
                <text:p>1.040258147771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67957103514246">
                <text:p>0.9679571035142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67957103514246">
                <text:p>0.9679571035142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67957103514246">
                <text:p>0.9679571035142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04958975657547">
                <text:p>1.049589756575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12191311786564">
                <text:p>1.1219131178656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19569946603848">
                <text:p>1.195699466038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12267893691537">
                <text:p>1.1226789369153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12323561758788">
                <text:p>1.1232356175878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12323561758788">
                <text:p>1.123235617587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19465803641835">
                <text:p>1.1946580364183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19465803641835">
                <text:p>1.1946580364183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11888906409193">
                <text:p>1.118889064091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19066956115608">
                <text:p>1.190669561156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11897339948975">
                <text:p>1.118973399489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11897339948975">
                <text:p>1.118973399489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19261859003336">
                <text:p>1.192618590033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19261859003336">
                <text:p>1.1926185900333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19261859003336">
                <text:p>1.192618590033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19261859003336">
                <text:p>1.1926185900333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26392738834632">
                <text:p>1.263927388346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26392738834632">
                <text:p>1.263927388346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26392738834632">
                <text:p>1.263927388346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33883890290425">
                <text:p>1.338838902904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33883890290425">
                <text:p>1.338838902904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33883890290425">
                <text:p>1.3388389029042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41185414011284">
                <text:p>1.411854140112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41185414011284">
                <text:p>1.4118541401128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40331301403234">
                <text:p>1.403313014032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40331301403234">
                <text:p>1.4033130140323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4762019157614">
                <text:p>1.47620191576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4762019157614">
                <text:p>1.476201915761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4762019157614">
                <text:p>1.47620191576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47900210478944">
                <text:p>1.4790021047894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47900210478944">
                <text:p>1.4790021047894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40515407348634">
                <text:p>1.4051540734863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40515407348634">
                <text:p>1.4051540734863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40515407348634">
                <text:p>1.4051540734863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33311465573603">
                <text:p>1.3331146557360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2573767883732">
                <text:p>1.257376788373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2573767883732">
                <text:p>1.257376788373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2573767883732">
                <text:p>1.25737678837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18464195079791">
                <text:p>1.1846419507979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18464195079791">
                <text:p>1.184641950797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18464195079791">
                <text:p>1.1846419507979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18464195079791">
                <text:p>1.1846419507979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18464195079791">
                <text:p>1.184641950797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11269414782104">
                <text:p>1.1126941478210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03749916862955">
                <text:p>1.0374991686295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55866515568324">
                <text:p>0.9558665155683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56745811463679">
                <text:p>0.9567458114636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82981564816163">
                <text:p>0.8829815648161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882981564816163">
                <text:p>0.88298156481616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80981449036805">
                <text:p>0.8098144903680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80981449036805">
                <text:p>0.809814490368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729356690219592">
                <text:p>0.72935669021959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802377219342698">
                <text:p>0.80237721934269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874709320672677">
                <text:p>0.87470932067267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874709320672677">
                <text:p>0.8747093206726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874709320672677">
                <text:p>0.87470932067267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874709320672677">
                <text:p>0.87470932067267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50478292999097">
                <text:p>0.95047829299909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50478292999097">
                <text:p>0.95047829299909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02217445466543">
                <text:p>1.022174454665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02217445466543">
                <text:p>1.0221744546654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02217445466543">
                <text:p>1.022174454665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02217445466543">
                <text:p>1.0221744546654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02217445466543">
                <text:p>1.0221744546654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02217445466543">
                <text:p>1.0221744546654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02217445466543">
                <text:p>1.0221744546654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02217445466543">
                <text:p>1.0221744546654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02217445466543">
                <text:p>1.0221744546654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02217445466543">
                <text:p>1.0221744546654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02217445466543">
                <text:p>1.0221744546654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02217445466543">
                <text:p>1.0221744546654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02217445466543">
                <text:p>1.022174454665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02217445466543">
                <text:p>1.022174454665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10380710772665">
                <text:p>1.1038071077266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10380710772665">
                <text:p>1.1038071077266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10380710772665">
                <text:p>1.1038071077266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10380710772665">
                <text:p>1.1038071077266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10380710772665">
                <text:p>1.1038071077266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09929449347434">
                <text:p>1.0992944934743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02124003665599">
                <text:p>1.0212400366559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0950880679591">
                <text:p>1.095088067959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0950880679591">
                <text:p>1.09508806795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0950880679591">
                <text:p>1.09508806795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16712748570941">
                <text:p>1.1671274857094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24286535307224">
                <text:p>1.242865353072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24286535307224">
                <text:p>1.242865353072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24286535307224">
                <text:p>1.242865353072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31560019064752">
                <text:p>1.3156001906475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31560019064752">
                <text:p>1.3156001906475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31560019064752">
                <text:p>1.3156001906475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31560019064752">
                <text:p>1.315600190647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31560019064752">
                <text:p>1.3156001906475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38754799362439">
                <text:p>1.3875479936243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46274297281589">
                <text:p>1.4627429728158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54437562587711">
                <text:p>1.544375625877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61579737423877">
                <text:p>1.615797374238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68956162088629">
                <text:p>1.6895616208862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68956162088629">
                <text:p>1.6895616208862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7627286953344">
                <text:p>1.762728695334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7627286953344">
                <text:p>1.762728695334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77112140835536">
                <text:p>1.771121408355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77112140835536">
                <text:p>1.771121408355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77112140835536">
                <text:p>1.7711214083553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69700940390472">
                <text:p>1.697009403904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62354638931417">
                <text:p>1.6235463893141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70230543701296">
                <text:p>1.7023054370129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78035989383131">
                <text:p>1.7803598938313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78035989383131">
                <text:p>1.7803598938313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78035989383131">
                <text:p>1.7803598938313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78035989383131">
                <text:p>1.7803598938313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78035989383131">
                <text:p>1.7803598938313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78035989383131">
                <text:p>1.7803598938313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70790835327238">
                <text:p>1.7079083532723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63329141397397">
                <text:p>1.6332914139739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63329141397397">
                <text:p>1.6332914139739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56172563454533">
                <text:p>1.5617256345453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56172563454533">
                <text:p>1.5617256345453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56172563454533">
                <text:p>1.5617256345453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56172563454533">
                <text:p>1.5617256345453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56172563454533">
                <text:p>1.5617256345453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56172563454533">
                <text:p>1.561725634545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4875635843873">
                <text:p>1.487563584387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41341142364418">
                <text:p>1.4134114236441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3396082179699">
                <text:p>1.339608217969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3396082179699">
                <text:p>1.339608217969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3396082179699">
                <text:p>1.339608217969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3396082179699">
                <text:p>1.33960821796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33958568542892">
                <text:p>1.339585685428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26156211806633">
                <text:p>1.2615621180663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26156211806633">
                <text:p>1.2615621180663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26273701886973">
                <text:p>1.2627370188697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26075178467686">
                <text:p>1.2607517846768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18877768974462">
                <text:p>1.1887776897446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18877768974462">
                <text:p>1.1887776897446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18877768974462">
                <text:p>1.1887776897446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18877768974462">
                <text:p>1.1887776897446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18877768974462">
                <text:p>1.1887776897446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18877768974462">
                <text:p>1.1887776897446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11307250773615">
                <text:p>1.1130725077361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112342894002">
                <text:p>1.11234289400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1135296477361">
                <text:p>1.113529647736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04181672434959">
                <text:p>1.0418167243495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11338250377823">
                <text:p>1.1133825037782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03928244803955">
                <text:p>1.0392824480395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03928244803955">
                <text:p>1.0392824480395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03928244803955">
                <text:p>1.039282448039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03928244803955">
                <text:p>1.0392824480395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03928244803955">
                <text:p>1.0392824480395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11344449819758">
                <text:p>1.113444498197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11446279664386">
                <text:p>1.1144627966438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18826600231814">
                <text:p>1.1882660023181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18826600231814">
                <text:p>1.1882660023181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18826600231814">
                <text:p>1.1882660023181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18826600231814">
                <text:p>1.1882660023181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26035362198663">
                <text:p>1.260353621986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33837718934922">
                <text:p>1.3383771893492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26165102701923">
                <text:p>1.2616510270192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26119769432429">
                <text:p>1.2611976943242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26196662626491">
                <text:p>1.2619666262649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26089907230662">
                <text:p>1.2608990723066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18473141049305">
                <text:p>1.1847314104930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18473141049305">
                <text:p>1.1847314104930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18473141049305">
                <text:p>1.1847314104930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18473141049305">
                <text:p>1.1847314104930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18473141049305">
                <text:p>1.1847314104930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26043659250152">
                <text:p>1.2604365925015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26043659250152">
                <text:p>1.2604365925015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26043659250152">
                <text:p>1.2604365925015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26043659250152">
                <text:p>1.2604365925015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26043659250152">
                <text:p>1.2604365925015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26043659250152">
                <text:p>1.2604365925015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26043659250152">
                <text:p>1.2604365925015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26043659250152">
                <text:p>1.2604365925015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26043659250152">
                <text:p>1.2604365925015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26043659250152">
                <text:p>1.2604365925015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18537858050922">
                <text:p>1.1853785805092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18537858050922">
                <text:p>1.185378580509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18537858050922">
                <text:p>1.1853785805092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11173178562954">
                <text:p>1.1117317856295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11173178562954">
                <text:p>1.1117317856295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11173178562954">
                <text:p>1.1117317856295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11173178562954">
                <text:p>1.1117317856295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11173178562954">
                <text:p>1.1117317856295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03947568672792">
                <text:p>1.0394756867279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03947568672792">
                <text:p>1.0394756867279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03947568672792">
                <text:p>1.0394756867279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96300320106021">
                <text:p>0.9630032010602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96300320106021">
                <text:p>0.963003201060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03618435535327">
                <text:p>1.0361843553532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10961454091759">
                <text:p>1.1096145409175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1813274643041">
                <text:p>1.181327464304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1813274643041">
                <text:p>1.181327464304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25542752004278">
                <text:p>1.2554275200427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25542752004278">
                <text:p>1.2554275200427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18393484565944">
                <text:p>1.1839348456594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18393484565944">
                <text:p>1.1839348456594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11258529242113">
                <text:p>1.1125852924211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03652421120259">
                <text:p>1.0365242112025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10965807349943">
                <text:p>1.1096580734994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03617520824312">
                <text:p>1.0361752082431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03617520824312">
                <text:p>1.0361752082431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03617520824312">
                <text:p>1.0361752082431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6360837099467">
                <text:p>0.963608370994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891016726400353">
                <text:p>0.89101672640035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891016726400353">
                <text:p>0.89101672640035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895347068918359">
                <text:p>0.89534706891835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896081256207581">
                <text:p>0.89608125620758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97076057305038">
                <text:p>0.9707605730503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04380222194091">
                <text:p>1.0438022219409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11996988375448">
                <text:p>1.1199698837544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11996988375448">
                <text:p>1.1199698837544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11996988375448">
                <text:p>1.1199698837544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11996988375448">
                <text:p>1.1199698837544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04535629680011">
                <text:p>1.045356296800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72457721163971">
                <text:p>0.97245772116397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972457721163971">
                <text:p>0.97245772116397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72457721163971">
                <text:p>0.97245772116397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972457721163971">
                <text:p>0.97245772116397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898082366143988">
                <text:p>0.89808236614398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824479127791463">
                <text:p>0.82447912779146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75154705266028">
                <text:p>0.7515470526602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75154705266028">
                <text:p>0.7515470526602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75154705266028">
                <text:p>0.7515470526602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75154705266028">
                <text:p>0.7515470526602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755286137471576">
                <text:p>0.75528613747157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81346730848173">
                <text:p>0.68134673084817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81346730848174">
                <text:p>0.68134673084817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754993525727853">
                <text:p>0.75499352572785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754993525727853">
                <text:p>0.75499352572785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754993525727853">
                <text:p>0.75499352572785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80886741355791">
                <text:p>0.68088674135579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608526192992135">
                <text:p>0.60852619299213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0685047593506">
                <text:p>0.6068504759350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0685047593506">
                <text:p>0.6068504759350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533064295379422">
                <text:p>0.53306429537942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537406011921836">
                <text:p>0.53740601192183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461994495250923">
                <text:p>0.46199449525092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461994495250923">
                <text:p>0.46199449525092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38955691481038">
                <text:p>0.3895569148103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38955691481038">
                <text:p>0.3895569148103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38955691481038">
                <text:p>0.3895569148103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309325900735965">
                <text:p>0.30932590073596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309325900735965">
                <text:p>0.30932590073596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308002682654286">
                <text:p>0.30800268265428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308002682654286">
                <text:p>0.30800268265428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379352235892598">
                <text:p>0.37935223589259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381956671974245">
                <text:p>0.38195667197424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381956671974245">
                <text:p>0.38195667197424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377675513132312">
                <text:p>0.3776755131323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377675513132312">
                <text:p>0.37767551313231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377675513132312">
                <text:p>0.3776755131323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375195736358178">
                <text:p>0.37519573635817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375299874531128">
                <text:p>0.37529987453112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301371195408641">
                <text:p>0.30137119540864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37376701522062">
                <text:p>0.3737670152206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446423264273575">
                <text:p>0.4464232642735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369248821710019">
                <text:p>0.36924882171001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292840126360253">
                <text:p>0.29284012636025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292840126360253">
                <text:p>0.29284012636025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220808011930877">
                <text:p>0.22080801193087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47667708344423">
                <text:p>0.1476677083444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742694897750198">
                <text:p>0.074269489775019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48883076729397">
                <text:p>0.14888307672939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221781652365533">
                <text:p>0.22178165236553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47219452056167">
                <text:p>0.14721945205616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47219452056167">
                <text:p>0.14721945205616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752395623578098">
                <text:p>0.075239562357809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49614917377793">
                <text:p>0.14961491737779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49705406721453">
                <text:p>0.14970540672145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222637481852636">
                <text:p>0.22263748185263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44550507297139">
                <text:p>0.14455050729713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44550507297139">
                <text:p>0.14455050729713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716604083023508">
                <text:p>0.071660408302350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142979335483361">
                <text:p>0.14297933548336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4188103574119">
                <text:p>0.1418810357411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4188103574119">
                <text:p>0.1418810357411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705174026579271">
                <text:p>0.070517402657927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705174026579272">
                <text:p>0.070517402657927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705174026579271">
                <text:p>0.070517402657927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44624187029989">
                <text:p>0.14462418702998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216984735393645">
                <text:p>0.21698473539364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290916551352338">
                <text:p>0.29091655135233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290916551352338">
                <text:p>0.29091655135233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364702731907975">
                <text:p>0.36470273190797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436833501033272">
                <text:p>0.43683350103327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512245017704185">
                <text:p>0.51224501770418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512245017704185">
                <text:p>0.51224501770418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584682598144728">
                <text:p>0.58468259814472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584682598144728">
                <text:p>0.58468259814472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584682598144728">
                <text:p>0.58468259814472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664913612219143">
                <text:p>0.66491361221914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664913612219143">
                <text:p>0.66491361221914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737729504684161">
                <text:p>0.73772950468416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737729504684161">
                <text:p>0.73772950468416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737729504684161">
                <text:p>0.73772950468416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81118614982105">
                <text:p>0.8111861498210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81118614982105">
                <text:p>0.8111861498210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888950173919298">
                <text:p>0.88895017391929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888950173919298">
                <text:p>0.88895017391929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888950173919298">
                <text:p>0.88895017391929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963996787941881">
                <text:p>0.96399678794188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03648429436325">
                <text:p>1.0364842943632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11041297348573">
                <text:p>1.1104129734857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11041297348573">
                <text:p>1.1104129734857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11041297348573">
                <text:p>1.1104129734857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11422827623322">
                <text:p>1.1142282762332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19063697158299">
                <text:p>1.1906369715829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19063697158299">
                <text:p>1.1906369715829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26266908601237">
                <text:p>1.2626690860123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33580938959882">
                <text:p>1.3358093895988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40920760816822">
                <text:p>1.4092076081682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40920760816822">
                <text:p>1.4092076081682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40920760816822">
                <text:p>1.4092076081682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48376980847759">
                <text:p>1.4837698084775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48376980847759">
                <text:p>1.4837698084775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55574969817595">
                <text:p>1.5557496981759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55574969817595">
                <text:p>1.5557496981759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62926244718481">
                <text:p>1.6292624471848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62926244718481">
                <text:p>1.6292624471848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70734942174031">
                <text:p>1.7073494217403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70734942174031">
                <text:p>1.7073494217403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7802395207351">
                <text:p>1.780239520735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7802395207351">
                <text:p>1.780239520735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85527722710067">
                <text:p>1.8552772271006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85527722710067">
                <text:p>1.8552772271006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92664086018393">
                <text:p>1.9266408601839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92664086018393">
                <text:p>1.9266408601839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92664086018393">
                <text:p>1.9266408601839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92664086018393">
                <text:p>1.9266408601839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92664086018393">
                <text:p>1.9266408601839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92664086018393">
                <text:p>1.9266408601839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92664086018393">
                <text:p>1.9266408601839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92664086018393">
                <text:p>1.9266408601839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92664086018393">
                <text:p>1.9266408601839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92664086018393">
                <text:p>1.9266408601839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85473060346027">
                <text:p>1.8547306034602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85473060346027">
                <text:p>1.8547306034602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85473060346027">
                <text:p>1.8547306034602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85473060346027">
                <text:p>1.8547306034602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85473060346027">
                <text:p>1.8547306034602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85473060346027">
                <text:p>1.8547306034602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85473060346027">
                <text:p>1.8547306034602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78235978255667">
                <text:p>1.7823597825566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78235978255667">
                <text:p>1.7823597825566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78235978255667">
                <text:p>1.7823597825566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78235978255667">
                <text:p>1.7823597825566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71076107832053">
                <text:p>1.7107610783205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71076107832053">
                <text:p>1.7107610783205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71076107832053">
                <text:p>1.7107610783205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71076107832053">
                <text:p>1.7107610783205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71076107832053">
                <text:p>1.7107610783205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71076107832053">
                <text:p>1.7107610783205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71076107832053">
                <text:p>1.7107610783205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71076107832053">
                <text:p>1.7107610783205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7841202181366">
                <text:p>1.784120218136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7841202181366">
                <text:p>1.784120218136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70528540746259">
                <text:p>1.7052854074625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7052854074626">
                <text:p>1.705285407462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63163511656699">
                <text:p>1.6316351165669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63163511656699">
                <text:p>1.6316351165669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63163511656699">
                <text:p>1.6316351165669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63163511656699">
                <text:p>1.6316351165669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63163511656699">
                <text:p>1.6316351165669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63163511656699">
                <text:p>1.6316351165669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63163511656699">
                <text:p>1.6316351165669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63163511656699">
                <text:p>1.6316351165669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63163511656699">
                <text:p>1.6316351165669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63163511656699">
                <text:p>1.6316351165669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63163511656699">
                <text:p>1.6316351165669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63163511656699">
                <text:p>1.6316351165669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63163511656699">
                <text:p>1.6316351165669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63163511656699">
                <text:p>1.6316351165669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55801475731457">
                <text:p>1.5580147573145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55801475731457">
                <text:p>1.5580147573145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55801475731457">
                <text:p>1.5580147573145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55801475731457">
                <text:p>1.5580147573145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55801475731457">
                <text:p>1.5580147573145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55801475731457">
                <text:p>1.5580147573145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55801475731457">
                <text:p>1.5580147573145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55801475731457">
                <text:p>1.5580147573145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55801475731457">
                <text:p>1.5580147573145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55801475731457">
                <text:p>1.5580147573145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48306406822205">
                <text:p>1.4830640682220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48306406822205">
                <text:p>1.4830640682220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55497432494571">
                <text:p>1.5549743249457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55497432494571">
                <text:p>1.5549743249457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55497432494571">
                <text:p>1.5549743249457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55497432494571">
                <text:p>1.5549743249457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55497432494571">
                <text:p>1.5549743249457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55497432494571">
                <text:p>1.5549743249457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55497432494571">
                <text:p>1.5549743249457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62734514584931">
                <text:p>1.6273451458493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62734514584931">
                <text:p>1.6273451458493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62734514584931">
                <text:p>1.6273451458493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62734514584931">
                <text:p>1.6273451458493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69894385008544">
                <text:p>1.6989438500854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69894385008544">
                <text:p>1.6989438500854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62755069242935">
                <text:p>1.6275506924293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62755069242935">
                <text:p>1.6275506924293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62755069242935">
                <text:p>1.6275506924293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62755069242935">
                <text:p>1.6275506924293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62755069242935">
                <text:p>1.6275506924293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62755069242935">
                <text:p>1.6275506924293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62755069242935">
                <text:p>1.6275506924293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62755069242935">
                <text:p>1.6275506924293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70638550310336">
                <text:p>1.7063855031033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70638550310336">
                <text:p>1.7063855031033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78003579399896">
                <text:p>1.7800357939989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78003579399896">
                <text:p>1.7800357939989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78003579399896">
                <text:p>1.7800357939989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78003579399896">
                <text:p>1.7800357939989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70723659141818">
                <text:p>1.7072365914181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63325954276031">
                <text:p>1.6332595427603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63325954276031">
                <text:p>1.6332595427603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63325954276031">
                <text:p>1.6332595427603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63325954276031">
                <text:p>1.6332595427603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63325954276031">
                <text:p>1.6332595427603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63325954276031">
                <text:p>1.6332595427603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63325954276031">
                <text:p>1.6332595427603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63325954276031">
                <text:p>1.6332595427603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63325954276031">
                <text:p>1.6332595427603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70687990201274">
                <text:p>1.7068799020127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63567382909917">
                <text:p>1.6356738290991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63567382909917">
                <text:p>1.6356738290991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63567382909917">
                <text:p>1.6356738290991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63567382909917">
                <text:p>1.6356738290991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63567382909917">
                <text:p>1.6356738290991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63567382909917">
                <text:p>1.6356738290991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63567382909917">
                <text:p>1.6356738290991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63567382909917">
                <text:p>1.6356738290991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63567382909917">
                <text:p>1.6356738290991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71062451819169">
                <text:p>1.7106245181916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71062451819169">
                <text:p>1.7106245181916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63664268047092">
                <text:p>1.6366426804709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55855400579809">
                <text:p>1.5585540057980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55855400579809">
                <text:p>1.5585540057980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55855400579809">
                <text:p>1.5585540057980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55855400579809">
                <text:p>1.5585540057980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55855400579809">
                <text:p>1.5585540057980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55855400579809">
                <text:p>1.5585540057980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55855400579809">
                <text:p>1.5585540057980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55855400579809">
                <text:p>1.5585540057980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55855400579809">
                <text:p>1.5585540057980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55855400579809">
                <text:p>1.5585540057980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55855400579809">
                <text:p>1.5585540057980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55855400579809">
                <text:p>1.5585540057980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62994716345418">
                <text:p>1.6299471634541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62994716345418">
                <text:p>1.6299471634541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62994716345418">
                <text:p>1.6299471634541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62994716345418">
                <text:p>1.6299471634541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62994716345418">
                <text:p>1.6299471634541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62994716345418">
                <text:p>1.6299471634541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62994716345418">
                <text:p>1.6299471634541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62994716345418">
                <text:p>1.6299471634541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62994716345418">
                <text:p>1.6299471634541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55550435448313">
                <text:p>1.5555043544831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55550435448313">
                <text:p>1.5555043544831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55550435448313">
                <text:p>1.5555043544831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55550435448313">
                <text:p>1.5555043544831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55550435448313">
                <text:p>1.5555043544831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62830355706391">
                <text:p>1.6283035570639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70228060572178">
                <text:p>1.7022806057217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70228060572178">
                <text:p>1.7022806057217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70228060572178">
                <text:p>1.7022806057217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629051512909">
                <text:p>1.62905151290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55420960738045">
                <text:p>1.5542096073804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55420960738045">
                <text:p>1.5542096073804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47841997024758">
                <text:p>1.4784199702475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47841997024758">
                <text:p>1.4784199702475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47841997024758">
                <text:p>1.4784199702475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47841997024758">
                <text:p>1.4784199702475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54962604316114">
                <text:p>1.5496260431611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54962604316114">
                <text:p>1.5496260431611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54962604316114">
                <text:p>1.5496260431611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47337007102753">
                <text:p>1.4733700710275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47337007102753">
                <text:p>1.4733700710275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47337007102753">
                <text:p>1.4733700710275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47337007102753">
                <text:p>1.4733700710275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47337007102753">
                <text:p>1.4733700710275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47337007102753">
                <text:p>1.4733700710275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47337007102753">
                <text:p>1.4733700710275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40006061773915">
                <text:p>1.4000606177391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47404245545992">
                <text:p>1.4740424554599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55213113013275">
                <text:p>1.5521311301327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55213113013275">
                <text:p>1.5521311301327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55213113013275">
                <text:p>1.5521311301327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55213113013275">
                <text:p>1.5521311301327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47851196814605">
                <text:p>1.4785119681460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40417736805142">
                <text:p>1.4041773680514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40417736805142">
                <text:p>1.4041773680514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40417736805142">
                <text:p>1.4041773680514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40417736805142">
                <text:p>1.4041773680514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33142445176365">
                <text:p>1.3314244517636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25861938258081">
                <text:p>1.2586193825808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25861938258081">
                <text:p>1.2586193825808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25861938258081">
                <text:p>1.2586193825808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25861938258081">
                <text:p>1.2586193825808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25861938258081">
                <text:p>1.2586193825808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25861938258081">
                <text:p>1.2586193825808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25861938258081">
                <text:p>1.2586193825808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25861938258081">
                <text:p>1.2586193825808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25861938258081">
                <text:p>1.2586193825808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25861938258081">
                <text:p>1.2586193825808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25861938258081">
                <text:p>1.2586193825808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33306219155186">
                <text:p>1.3330621915518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33306219155186">
                <text:p>1.3330621915518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33306219155186">
                <text:p>1.3330621915518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33306219155186">
                <text:p>1.3330621915518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33306219155186">
                <text:p>1.3330621915518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25644478884053">
                <text:p>1.2564447888405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25644478884053">
                <text:p>1.2564447888405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25644478884053">
                <text:p>1.2564447888405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25644478884053">
                <text:p>1.2564447888405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32967388165332">
                <text:p>1.3296738816533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40451578718187">
                <text:p>1.4045157871818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33249825544905">
                <text:p>1.3324982554490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40828789258192">
                <text:p>1.4082878925819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40828789258192">
                <text:p>1.4082878925819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40828789258192">
                <text:p>1.4082878925819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40828789258192">
                <text:p>1.4082878925819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40828789258192">
                <text:p>1.4082878925819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40828789258192">
                <text:p>1.4082878925819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33181765777377">
                <text:p>1.3318176577737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40807362990738">
                <text:p>1.4080736299073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40807362990738">
                <text:p>1.4080736299073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40807362990738">
                <text:p>1.4080736299073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40807362990738">
                <text:p>1.4080736299073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40807362990738">
                <text:p>1.4080736299073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40807362990738">
                <text:p>1.4080736299073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40807362990738">
                <text:p>1.4080736299073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48138308319577">
                <text:p>1.4813830831957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48138308319577">
                <text:p>1.4813830831957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48138308319577">
                <text:p>1.4813830831957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40822419804523">
                <text:p>1.4082241980452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33021181314454">
                <text:p>1.3302118131445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33021181314454">
                <text:p>1.3302118131445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40383097513123">
                <text:p>1.4038309751312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47816557522586">
                <text:p>1.4781655752258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47816557522586">
                <text:p>1.4781655752258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47816557522586">
                <text:p>1.4781655752258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47816557522586">
                <text:p>1.4781655752258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47740370715303">
                <text:p>1.4774037071530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55020877633587">
                <text:p>1.5502087763358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55020877633587">
                <text:p>1.5502087763358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55020877633587">
                <text:p>1.5502087763358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55020877633587">
                <text:p>1.5502087763358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55020877633587">
                <text:p>1.5502087763358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47835105563232">
                <text:p>1.4783510556323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47835105563232">
                <text:p>1.4783510556323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47835105563232">
                <text:p>1.4783510556323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47835105563232">
                <text:p>1.4783510556323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47835105563232">
                <text:p>1.4783510556323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47835105563232">
                <text:p>1.4783510556323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47835105563232">
                <text:p>1.4783510556323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47835105563232">
                <text:p>1.4783510556323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40638333015375">
                <text:p>1.4063833301537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40638333015375">
                <text:p>1.4063833301537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40638333015375">
                <text:p>1.4063833301537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48300073286508">
                <text:p>1.4830007328650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48300073286508">
                <text:p>1.4830007328650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48300073286508">
                <text:p>1.4830007328650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48300073286508">
                <text:p>1.4830007328650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48300073286508">
                <text:p>1.4830007328650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48300073286508">
                <text:p>1.4830007328650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48140178448643">
                <text:p>1.4814017844864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48140178448643">
                <text:p>1.4814017844864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48140178448643">
                <text:p>1.4814017844864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48140178448643">
                <text:p>1.4814017844864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48140178448643">
                <text:p>1.4814017844864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48140178448643">
                <text:p>1.4814017844864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48140178448643">
                <text:p>1.4814017844864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48526038036261">
                <text:p>1.4852603803626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41121496783173">
                <text:p>1.4112149678317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41121496783173">
                <text:p>1.4112149678317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33911571074037">
                <text:p>1.3391157107403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26579153108354">
                <text:p>1.2657915310835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26579153108354">
                <text:p>1.2657915310835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19340528939737">
                <text:p>1.1934052893973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19340528939737">
                <text:p>1.1934052893973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19340528939737">
                <text:p>1.1934052893973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19340528939737">
                <text:p>1.1934052893973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19340528939737">
                <text:p>1.1934052893973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26656417454791">
                <text:p>1.2665641745479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34457655944861">
                <text:p>1.3445765594486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34457655944861">
                <text:p>1.3445765594486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34457655944861">
                <text:p>1.3445765594486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34457655944861">
                <text:p>1.3445765594486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34457655944861">
                <text:p>1.3445765594486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34457655944861">
                <text:p>1.3445765594486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34457655944861">
                <text:p>1.3445765594486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.41809134380921">
                <text:p>1.4180913438092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41809134380921">
                <text:p>1.4180913438092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.41809134380921">
                <text:p>1.4180913438092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41809134380921">
                <text:p>1.4180913438092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.41809134380921">
                <text:p>1.4180913438092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.41809134380921">
                <text:p>1.4180913438092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.48994906451276">
                <text:p>1.4899490645127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.48994906451276">
                <text:p>1.4899490645127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.48994906451276">
                <text:p>1.4899490645127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.48994906451276">
                <text:p>1.4899490645127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.48994906451276">
                <text:p>1.4899490645127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.48994906451276">
                <text:p>1.4899490645127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.48994906451276">
                <text:p>1.4899490645127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.48994906451276">
                <text:p>1.4899490645127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.48854725790875">
                <text:p>1.4885472579087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.48854725790875">
                <text:p>1.4885472579087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.41621781450869">
                <text:p>1.4162178145086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.34216320697702">
                <text:p>1.3421632069770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34216320697702">
                <text:p>1.3421632069770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34216320697702">
                <text:p>1.3421632069770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.34216320697702">
                <text:p>1.3421632069770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34216320697702">
                <text:p>1.3421632069770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34216320697702">
                <text:p>1.3421632069770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41577968708848">
                <text:p>1.4157796870884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.41577968708848">
                <text:p>1.4157796870884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.41577968708848">
                <text:p>1.4157796870884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.41577968708848">
                <text:p>1.4157796870884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.41577968708848">
                <text:p>1.4157796870884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.41577968708848">
                <text:p>1.4157796870884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.41577968708848">
                <text:p>1.4157796870884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.48839132602045">
                <text:p>1.4883913260204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.56243673855133">
                <text:p>1.5624367385513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.56243673855133">
                <text:p>1.5624367385513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63453599564269">
                <text:p>1.6345359956426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70786017529952">
                <text:p>1.7078601752995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70786017529952">
                <text:p>1.7078601752995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.78024641698568">
                <text:p>1.7802464169856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.70793217886036">
                <text:p>1.7079321788603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.70793217886036">
                <text:p>1.7079321788603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.70793217886036">
                <text:p>1.7079321788603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.70793217886036">
                <text:p>1.7079321788603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.70793217886036">
                <text:p>1.7079321788603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.70793217886036">
                <text:p>1.7079321788603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.70793217886036">
                <text:p>1.7079321788603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.70793217886036">
                <text:p>1.7079321788603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.70793217886036">
                <text:p>1.7079321788603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.78130171094294">
                <text:p>1.7813017109429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.78130171094294">
                <text:p>1.7813017109429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.853631154343">
                <text:p>1.85363115434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.92768576187467">
                <text:p>1.9276857618746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.85598756485661">
                <text:p>1.8559875648566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.85598756485661">
                <text:p>1.8559875648566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.7793143935077">
                <text:p>1.779314393507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.7793143935077">
                <text:p>1.779314393507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.7793143935077">
                <text:p>1.779314393507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.70540199719911">
                <text:p>1.7054019971991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.63284289428726">
                <text:p>1.6328428942872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.63284289428726">
                <text:p>1.6328428942872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.55875289558069">
                <text:p>1.5587528955806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.55875289558069">
                <text:p>1.5587528955806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.55875289558069">
                <text:p>1.5587528955806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.55875289558069">
                <text:p>1.5587528955806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.55875289558069">
                <text:p>1.5587528955806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.55875289558069">
                <text:p>1.5587528955806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.55875289558069">
                <text:p>1.5587528955806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.48615215176685">
                <text:p>1.4861521517668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.41429838204019">
                <text:p>1.4142983820401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.41429838204019">
                <text:p>1.4142983820401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.33266572897897">
                <text:p>1.3326657289789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.33266572897897">
                <text:p>1.3326657289789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.33266572897897">
                <text:p>1.3326657289789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.33266572897897">
                <text:p>1.3326657289789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.33266572897897">
                <text:p>1.3326657289789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.33266572897897">
                <text:p>1.3326657289789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.25983561299711">
                <text:p>1.2598356129971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.25983561299711">
                <text:p>1.2598356129971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.25983561299711">
                <text:p>1.2598356129971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.25983561299711">
                <text:p>1.2598356129971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.25983561299711">
                <text:p>1.2598356129971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.25983561299711">
                <text:p>1.2598356129971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.25983561299711">
                <text:p>1.2598356129971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.25983561299711">
                <text:p>1.2598356129971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.25983561299711">
                <text:p>1.2598356129971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25983561299711">
                <text:p>1.2598356129971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25983561299711">
                <text:p>1.2598356129971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25983561299711">
                <text:p>1.2598356129971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.33214985112244">
                <text:p>1.3321498511224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.33214985112244">
                <text:p>1.3321498511224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.33214985112244">
                <text:p>1.3321498511224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.33214985112244">
                <text:p>1.3321498511224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.33214985112244">
                <text:p>1.3321498511224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.33214985112244">
                <text:p>1.3321498511224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33214985112244">
                <text:p>1.3321498511224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.33214985112244">
                <text:p>1.3321498511224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.33214985112244">
                <text:p>1.3321498511224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33214985112244">
                <text:p>1.3321498511224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.33214985112244">
                <text:p>1.3321498511224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33214985112244">
                <text:p>1.3321498511224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33214985112244">
                <text:p>1.3321498511224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4038480481405">
                <text:p>1.403848048140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.32488342991636">
                <text:p>1.3248834299163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.40155660126526">
                <text:p>1.4015566012652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.40155660126526">
                <text:p>1.4015566012652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.40155660126526">
                <text:p>1.4015566012652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.47546899757385">
                <text:p>1.4754689975738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.5480281004857">
                <text:p>1.548028100485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.54802810048571">
                <text:p>1.5480281004857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54048544613105">
                <text:p>1.5404854461310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.54048544613105">
                <text:p>1.5404854461310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.45885279306982">
                <text:p>1.4588527930698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.45885279306982">
                <text:p>1.4588527930698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.45885279306982">
                <text:p>1.4588527930698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.45885279306982">
                <text:p>1.4588527930698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.38307534410205">
                <text:p>1.3830753441020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.4556760879159">
                <text:p>1.455676087915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.52752985764255">
                <text:p>1.5275298576425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.52752985764255">
                <text:p>1.5275298576425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.60916251070378">
                <text:p>1.6091625107037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.53741175372029">
                <text:p>1.5374117537202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.46521070509681">
                <text:p>1.4652107050968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.46521070509681">
                <text:p>1.4652107050968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.39308324042492">
                <text:p>1.3930832404249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.31533394269511">
                <text:p>1.3153339426951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.38816405867697">
                <text:p>1.3881640586769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.38816405867697">
                <text:p>1.3881640586769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.38816405867697">
                <text:p>1.3881640586769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.38816405867697">
                <text:p>1.3881640586769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.38816405867697">
                <text:p>1.3881640586769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.38816405867697">
                <text:p>1.3881640586769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.38816405867697">
                <text:p>1.3881640586769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.38816405867697">
                <text:p>1.3881640586769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.38816405867697">
                <text:p>1.3881640586769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.31626096160235">
                <text:p>1.3162609616023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.24480255296413">
                <text:p>1.2448025529641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.24480255296413">
                <text:p>1.2448025529641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.24480255296413">
                <text:p>1.2448025529641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.24480255296413">
                <text:p>1.2448025529641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.24480255296413">
                <text:p>1.2448025529641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.17028443597884">
                <text:p>1.1702844359788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.17028443597884">
                <text:p>1.1702844359788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.17028443597884">
                <text:p>1.1702844359788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.17028443597884">
                <text:p>1.1702844359788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.17028443597884">
                <text:p>1.1702844359788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.09504024916595">
                <text:p>1.0950402491659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.09504024916595">
                <text:p>1.0950402491659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09504024916595">
                <text:p>1.0950402491659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.09504024916595">
                <text:p>1.0950402491659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09504024916595">
                <text:p>1.0950402491659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.09504024916595">
                <text:p>1.0950402491659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.1740048673901">
                <text:p>1.174004867390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.1740048673901">
                <text:p>1.174004867390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.1740048673901">
                <text:p>1.174004867390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.1740048673901">
                <text:p>1.174004867390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.1740048673901">
                <text:p>1.174004867390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.1740048673901">
                <text:p>1.174004867390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.1740048673901">
                <text:p>1.174004867390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.25563752045133">
                <text:p>1.2556375204513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.25563752045133">
                <text:p>1.2556375204513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.33727017351255">
                <text:p>1.3372701735125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.33727017351255">
                <text:p>1.3372701735125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.33727017351255">
                <text:p>1.3372701735125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.33727017351255">
                <text:p>1.3372701735125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.41304762248032">
                <text:p>1.4130476224803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.41304762248032">
                <text:p>1.4130476224803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.41304762248032">
                <text:p>1.4130476224803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.41304762248032">
                <text:p>1.4130476224803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.41304762248032">
                <text:p>1.4130476224803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.48479837946381">
                <text:p>1.4847983794638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.55699942808729">
                <text:p>1.5569994280872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.55699942808729">
                <text:p>1.5569994280872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.62912689275918">
                <text:p>1.6291268927591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.70687619048898">
                <text:p>1.7068761904889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.70687619048898">
                <text:p>1.7068761904889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.62524353742776">
                <text:p>1.6252435374277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.54361088436653">
                <text:p>1.5436108843665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.54361088436653">
                <text:p>1.5436108843665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.46197823130531">
                <text:p>1.4619782313053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.46197823130531">
                <text:p>1.4619782313053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.46197823130531">
                <text:p>1.4619782313053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.46197823130531">
                <text:p>1.4619782313053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.39056325946767">
                <text:p>1.3905632594676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.38995768246286">
                <text:p>1.3899576824628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.38829901446974">
                <text:p>1.388299014469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